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face style:name="OpenSymbol1"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le1" style:family="table">
      <style:table-properties style:width="17cm" table:align="left" style:writing-mode="lr-tb"/>
    </style:style>
    <style:style style:name="Table1.A" style:family="table-column">
      <style:table-column-properties style:column-width="3.32cm"/>
    </style:style>
    <style:style style:name="Table1.B" style:family="table-column">
      <style:table-column-properties style:column-width="3.221cm"/>
    </style:style>
    <style:style style:name="Table1.C" style:family="table-column">
      <style:table-column-properties style:column-width="3.29cm"/>
    </style:style>
    <style:style style:name="Table1.D" style:family="table-column">
      <style:table-column-properties style:column-width="4.313cm"/>
    </style:style>
    <style:style style:name="Table1.E" style:family="table-column">
      <style:table-column-properties style:column-width="2.858cm"/>
    </style:style>
    <style:style style:name="Table1.A1" style:family="table-cell">
      <style:table-cell-properties style:vertical-align="middle" fo:padding="0.049cm" fo:border="none"/>
    </style:style>
    <style:style style:name="Table1.8" style:family="table-row">
      <style:table-row-properties style:min-row-height="0.981cm"/>
    </style:style>
    <style:style style:name="P1" style:family="paragraph" style:parent-style-name="Footer">
      <style:text-properties fo:language="de" fo:country="DE"/>
    </style:style>
    <style:style style:name="P2" style:family="paragraph" style:parent-style-name="Footer">
      <style:paragraph-properties fo:text-align="end" style:justify-single-word="false"/>
      <style:text-properties fo:language="de" fo:country="DE" officeooo:rsid="02514d0b" officeooo:paragraph-rsid="027bc381"/>
    </style:style>
    <style:style style:name="P3" style:family="paragraph" style:parent-style-name="Standard">
      <style:text-properties fo:language="de" fo:country="DE"/>
    </style:style>
    <style:style style:name="P4" style:family="paragraph" style:parent-style-name="Footer">
      <style:paragraph-properties fo:text-align="center" style:justify-single-word="false"/>
      <style:text-properties style:font-name="Arial" fo:language="de" fo:country="DE" officeooo:paragraph-rsid="00f8eb1a"/>
    </style:style>
    <style:style style:name="P5" style:family="paragraph" style:parent-style-name="Standard">
      <style:paragraph-properties fo:text-align="justify" style:justify-single-word="false"/>
      <style:text-properties style:font-name="Arial" fo:language="de" fo:country="DE" officeooo:rsid="01577c9a" officeooo:paragraph-rsid="02a5ff80"/>
    </style:style>
    <style:style style:name="P6"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7"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8"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9"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10"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11"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12"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13"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6"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8"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19"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20"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21"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24"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25" style:family="paragraph" style:parent-style-name="Text_20_body">
      <style:paragraph-properties fo:text-align="justify" style:justify-single-word="false"/>
      <style:text-properties style:font-name="Arial" fo:font-weight="normal" officeooo:rsid="02825b80" officeooo:paragraph-rsid="02825b80" style:font-weight-asian="normal" style:font-weight-complex="normal"/>
    </style:style>
    <style:style style:name="P26" style:family="paragraph" style:parent-style-name="Text_20_body">
      <style:paragraph-properties fo:margin-top="0cm" fo:margin-bottom="0.499cm" style:contextual-spacing="false" fo:text-align="justify" style:justify-single-word="false"/>
      <style:text-properties style:font-name="Arial" officeooo:rsid="02825b80"/>
    </style:style>
    <style:style style:name="P27" style:family="paragraph" style:parent-style-name="Text_20_body">
      <style:paragraph-properties fo:margin-top="0cm" fo:margin-bottom="0.499cm" style:contextual-spacing="false" fo:text-align="justify" style:justify-single-word="false"/>
      <style:text-properties style:font-name="Arial" fo:font-size="11pt" officeooo:rsid="02825b80" officeooo:paragraph-rsid="02ab4a66" style:font-size-asian="12pt" style:font-name-complex="Times New Roman" style:font-size-complex="12pt" style:font-weight-complex="normal"/>
    </style:style>
    <style:style style:name="P28" style:family="paragraph" style:parent-style-name="Text_20_body">
      <style:paragraph-properties fo:margin-top="0cm" fo:margin-bottom="0.499cm" style:contextual-spacing="false" fo:text-align="justify" style:justify-single-word="false"/>
      <style:text-properties style:font-name="Arial" officeooo:rsid="02b31587" officeooo:paragraph-rsid="02b31587"/>
    </style:style>
    <style:style style:name="P29"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P30" style:family="paragraph" style:parent-style-name="Footer">
      <style:paragraph-properties fo:text-align="center" style:justify-single-word="false"/>
      <style:text-properties officeooo:rsid="024f7558" officeooo:paragraph-rsid="024f7558"/>
    </style:style>
    <style:style style:name="P31" style:family="paragraph" style:parent-style-name="Figure_20_Index_20_1">
      <style:paragraph-properties>
        <style:tab-stops>
          <style:tab-stop style:position="16.999cm" style:type="right" style:leader-style="dotted" style:leader-text="."/>
        </style:tab-stops>
      </style:paragraph-properties>
    </style:style>
    <style:style style:name="P32" style:family="paragraph" style:parent-style-name="Standard">
      <style:text-properties officeooo:paragraph-rsid="023864ca"/>
    </style:style>
    <style:style style:name="P33" style:family="paragraph" style:parent-style-name="Preformatted_20_Text">
      <style:text-properties officeooo:paragraph-rsid="023864ca"/>
    </style:style>
    <style:style style:name="P34" style:family="paragraph" style:parent-style-name="Figure_20_Index_20_Heading">
      <style:paragraph-properties fo:break-before="page"/>
    </style:style>
    <style:style style:name="P35" style:family="paragraph" style:parent-style-name="Standard">
      <style:paragraph-properties fo:text-align="justify" style:justify-single-word="false"/>
      <style:text-properties officeooo:rsid="028f7404" officeooo:paragraph-rsid="028f7404" fo:background-color="#ffff00"/>
    </style:style>
    <style:style style:name="P36" style:family="paragraph" style:parent-style-name="Standard">
      <style:paragraph-properties fo:text-align="justify" style:justify-single-word="false"/>
      <style:text-properties officeooo:rsid="028f7404" officeooo:paragraph-rsid="029a9d47" fo:background-color="#ffff00"/>
    </style:style>
    <style:style style:name="P37" style:family="paragraph" style:parent-style-name="Standard">
      <style:paragraph-properties fo:text-align="justify" style:justify-single-word="false"/>
      <style:text-properties officeooo:rsid="028f7404" officeooo:paragraph-rsid="0299c38f" fo:background-color="#ffff00"/>
    </style:style>
    <style:style style:name="P38" style:family="paragraph" style:parent-style-name="Standard">
      <style:text-properties officeooo:rsid="028f7404" officeooo:paragraph-rsid="029f0680" fo:background-color="#ffff00"/>
    </style:style>
    <style:style style:name="P39" style:family="paragraph" style:parent-style-name="Standard">
      <style:paragraph-properties fo:text-align="justify" style:justify-single-word="false"/>
      <style:text-properties officeooo:rsid="029a9d47" officeooo:paragraph-rsid="029a9d47" fo:background-color="#ffff00"/>
    </style:style>
    <style:style style:name="P40" style:family="paragraph" style:parent-style-name="Text_20_body">
      <style:paragraph-properties fo:text-align="justify" style:justify-single-word="false"/>
      <style:text-properties style:font-name="Arial3" officeooo:rsid="027f6a45" officeooo:paragraph-rsid="027f3e5c"/>
    </style:style>
    <style:style style:name="P41" style:family="paragraph" style:parent-style-name="Text_20_body">
      <style:paragraph-properties fo:margin-top="0cm" fo:margin-bottom="0.499cm" style:contextual-spacing="false"/>
      <style:text-properties style:font-name="Arial3"/>
    </style:style>
    <style:style style:name="P42" style:family="paragraph" style:parent-style-name="Text_20_body">
      <style:paragraph-properties fo:margin-top="0cm" fo:margin-bottom="0.499cm" style:contextual-spacing="false"/>
      <style:text-properties style:font-name="Arial3" officeooo:paragraph-rsid="02ab4a66"/>
    </style:style>
    <style:style style:name="P43" style:family="paragraph" style:parent-style-name="Text_20_body">
      <style:paragraph-properties fo:margin-top="0cm" fo:margin-bottom="0.499cm" style:contextual-spacing="false" fo:text-align="justify" style:justify-single-word="false" fo:hyphenation-ladder-count="no-limit"/>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44" style:family="paragraph" style:parent-style-name="Text_20_body">
      <style:paragraph-properties fo:margin-top="0cm" fo:margin-bottom="0.499cm" style:contextual-spacing="false"/>
      <style:text-properties style:font-name="Arial3" fo:font-size="11pt" fo:font-weight="bold" officeooo:paragraph-rsid="02ad00f0" fo:background-color="#ffff00" style:font-size-asian="12pt" style:font-weight-asian="bold" style:font-name-complex="Times New Roman" style:font-size-complex="12pt" style:font-weight-complex="bold"/>
    </style:style>
    <style:style style:name="P45" style:family="paragraph" style:parent-style-name="Text_20_body">
      <style:paragraph-properties fo:margin-top="0cm" fo:margin-bottom="0.499cm" style:contextual-spacing="false" fo:text-align="justify" style:justify-single-word="false" fo:hyphenation-ladder-count="no-limit"/>
      <style:text-properties style:font-name="Arial3" fo:font-size="11pt" fo:font-weight="bold" officeooo:rsid="02ab4a66" officeooo:paragraph-rsid="02ad00f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46" style:family="paragraph" style:parent-style-name="Text_20_body">
      <style:paragraph-properties fo:margin-top="0cm" fo:margin-bottom="0.499cm" style:contextual-spacing="false" fo:text-align="justify" style:justify-single-word="false" fo:hyphenation-ladder-count="no-limit"/>
      <style:text-properties style:font-name="Arial3" fo:font-size="11pt" officeooo:rsid="02ab4a66" officeooo:paragraph-rsid="02ad00f0"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47" style:family="paragraph" style:parent-style-name="Text_20_body">
      <style:paragraph-properties fo:margin-top="0cm" fo:margin-bottom="0.499cm" style:contextual-spacing="false"/>
      <style:text-properties style:font-name="Arial3" fo:font-size="11pt" fo:font-weight="normal" officeooo:paragraph-rsid="02addb73" style:font-size-asian="12pt" style:font-name-complex="Times New Roman" style:font-size-complex="12pt"/>
    </style:style>
    <style:style style:name="P48" style:family="paragraph" style:parent-style-name="Text_20_body">
      <style:paragraph-properties fo:margin-top="0cm" fo:margin-bottom="0.499cm" style:contextual-spacing="false" fo:break-before="page"/>
      <style:text-properties style:font-name="Arial3" fo:font-size="11pt" fo:font-weight="normal" officeooo:paragraph-rsid="02addb73" style:font-size-asian="12pt" style:font-name-complex="Times New Roman" style:font-size-complex="12pt"/>
    </style:style>
    <style:style style:name="P49" style:family="paragraph" style:parent-style-name="Text_20_body">
      <style:paragraph-properties fo:margin-top="0cm" fo:margin-bottom="0.499cm" style:contextual-spacing="false" fo:text-align="justify" style:justify-single-word="false" fo:hyphenation-ladder-count="no-limit"/>
      <style:text-properties style:font-name="Arial3" officeooo:rsid="02ab4a66" fo:hyphenate="true" fo:hyphenation-remain-char-count="2" fo:hyphenation-push-char-count="2" loext:hyphenation-no-caps="false" loext:hyphenation-no-last-word="false" loext:hyphenation-word-char-count="no-limit" loext:hyphenation-zone="no-limit"/>
    </style:style>
    <style:style style:name="P50" style:family="paragraph" style:parent-style-name="Text_20_body">
      <style:paragraph-properties fo:margin-top="0cm" fo:margin-bottom="0.499cm" style:contextual-spacing="false" fo:text-align="justify" style:justify-single-word="false" fo:hyphenation-ladder-count="no-limit"/>
      <style:text-properties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51" style:family="paragraph" style:parent-style-name="Normal-text">
      <style:paragraph-properties fo:margin-top="0cm" fo:margin-bottom="0.499cm" style:contextual-spacing="false"/>
      <style:text-properties style:font-name="Arial3" officeooo:rsid="02ab4a66" officeooo:paragraph-rsid="02ab4a66"/>
    </style:style>
    <style:style style:name="P52" style:family="paragraph" style:parent-style-name="Normal-text">
      <style:paragraph-properties fo:margin-top="0cm" fo:margin-bottom="0.499cm" style:contextual-spacing="false"/>
      <style:text-properties style:font-name="Arial3" officeooo:rsid="02ad00f0" officeooo:paragraph-rsid="02ad00f0"/>
    </style:style>
    <style:style style:name="P53" style:family="paragraph" style:parent-style-name="Text_20_body">
      <style:paragraph-properties fo:margin-top="0cm" fo:margin-bottom="0.499cm" style:contextual-spacing="false"/>
      <style:text-properties style:font-name="Arial3" officeooo:paragraph-rsid="02addb73"/>
    </style:style>
    <style:style style:name="P54" style:family="paragraph" style:parent-style-name="Text_20_body">
      <style:paragraph-properties fo:margin-top="0cm" fo:margin-bottom="0.499cm" style:contextual-spacing="false" fo:text-align="justify" style:justify-single-word="false" fo:orphans="2" fo:widows="2" style:writing-mode="lr-tb">
        <style:tab-stops/>
      </style:paragraph-properties>
    </style:style>
    <style:style style:name="P55" style:family="paragraph" style:parent-style-name="Standard">
      <style:paragraph-properties fo:text-align="justify" style:justify-single-word="false" fo:break-before="pag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justify" style:justify-single-word="false"/>
      <style:text-properties officeooo:paragraph-rsid="026a7ad9"/>
    </style:style>
    <style:style style:name="P58" style:family="paragraph" style:parent-style-name="Standard">
      <style:paragraph-properties fo:text-align="justify" style:justify-single-word="false"/>
      <style:text-properties officeooo:paragraph-rsid="012a1cbd"/>
    </style:style>
    <style:style style:name="P59" style:family="paragraph" style:parent-style-name="Standard">
      <style:paragraph-properties fo:text-align="justify" style:justify-single-word="false"/>
      <style:text-properties officeooo:paragraph-rsid="028f7404"/>
    </style:style>
    <style:style style:name="P60" style:family="paragraph" style:parent-style-name="Standard">
      <style:paragraph-properties fo:text-align="justify" style:justify-single-word="false"/>
      <style:text-properties officeooo:paragraph-rsid="029a9d47"/>
    </style:style>
    <style:style style:name="P61" style:family="paragraph" style:parent-style-name="Standard">
      <style:paragraph-properties fo:text-align="justify" style:justify-single-word="false"/>
      <style:text-properties officeooo:paragraph-rsid="029f9577"/>
    </style:style>
    <style:style style:name="P62" style:family="paragraph" style:parent-style-name="Standard">
      <style:paragraph-properties fo:text-align="justify" style:justify-single-word="false"/>
      <style:text-properties officeooo:paragraph-rsid="02a5ff80"/>
    </style:style>
    <style:style style:name="P63" style:family="paragraph" style:parent-style-name="Normal-text">
      <style:paragraph-properties fo:text-align="justify" style:justify-single-word="false"/>
      <style:text-properties officeooo:rsid="028409c0" officeooo:paragraph-rsid="028409c0"/>
    </style:style>
    <style:style style:name="P64" style:family="paragraph" style:parent-style-name="Table_20_Heading">
      <style:text-properties fo:background-color="#e0c2cd"/>
    </style:style>
    <style:style style:name="P65" style:family="paragraph" style:parent-style-name="Table_20_Contents">
      <style:text-properties fo:background-color="#e0c2cd"/>
    </style:style>
    <style:style style:name="P66" style:family="paragraph" style:parent-style-name="Standard">
      <style:paragraph-properties fo:text-align="justify" style:justify-single-word="false"/>
      <style:text-properties fo:font-weight="bold" style:font-weight-asian="bold" style:font-weight-complex="bold"/>
    </style:style>
    <style:style style:name="P67" style:family="paragraph" style:parent-style-name="Standard">
      <style:text-properties fo:font-weight="bold" fo:background-color="#ffff00" style:font-weight-asian="bold" style:font-weight-complex="bold"/>
    </style:style>
    <style:style style:name="P68" style:family="paragraph" style:parent-style-name="Normal-text">
      <style:paragraph-properties fo:text-align="justify" style:justify-single-word="false"/>
      <style:text-properties officeooo:rsid="012bb344" officeooo:paragraph-rsid="013beeee"/>
    </style:style>
    <style:style style:name="P69" style:family="paragraph" style:parent-style-name="Standard">
      <style:paragraph-properties fo:text-align="justify" style:justify-single-word="false"/>
      <style:text-properties officeooo:rsid="02a4c5db" officeooo:paragraph-rsid="02a4c5db"/>
    </style:style>
    <style:style style:name="P70" style:family="paragraph" style:parent-style-name="Standard">
      <style:paragraph-properties fo:text-align="justify" style:justify-single-word="false"/>
      <style:text-properties officeooo:rsid="0147b2fe" officeooo:paragraph-rsid="0147b2fe"/>
    </style:style>
    <style:style style:name="P71" style:family="paragraph" style:parent-style-name="Standard">
      <style:paragraph-properties fo:text-align="justify" style:justify-single-word="false"/>
      <style:text-properties officeooo:rsid="028f7404"/>
    </style:style>
    <style:style style:name="P72" style:family="paragraph" style:parent-style-name="Standard">
      <style:paragraph-properties fo:text-align="justify" style:justify-single-word="false"/>
      <style:text-properties officeooo:rsid="028f7404" officeooo:paragraph-rsid="028f7404"/>
    </style:style>
    <style:style style:name="P73" style:family="paragraph" style:parent-style-name="Standard">
      <style:paragraph-properties fo:text-align="justify" style:justify-single-word="false"/>
      <style:text-properties officeooo:rsid="02903ab7" officeooo:paragraph-rsid="02912ed8"/>
    </style:style>
    <style:style style:name="P74" style:family="paragraph" style:parent-style-name="Standard">
      <style:paragraph-properties fo:text-align="justify" style:justify-single-word="false"/>
      <style:text-properties officeooo:rsid="02903ab7" officeooo:paragraph-rsid="02903ab7"/>
    </style:style>
    <style:style style:name="P75" style:family="paragraph" style:parent-style-name="Standard">
      <style:paragraph-properties fo:text-align="justify" style:justify-single-word="false"/>
      <style:text-properties officeooo:rsid="02930bd9" officeooo:paragraph-rsid="02930bd9"/>
    </style:style>
    <style:style style:name="P76" style:family="paragraph" style:parent-style-name="Standard">
      <style:text-properties officeooo:paragraph-rsid="029e9c82"/>
    </style:style>
    <style:style style:name="P77" style:family="paragraph" style:parent-style-name="Standard">
      <style:paragraph-properties fo:text-align="justify" style:justify-single-word="false"/>
      <style:text-properties officeooo:rsid="029a9d47" officeooo:paragraph-rsid="029a9d47" fo:background-color="transparent"/>
    </style:style>
    <style:style style:name="P78" style:family="paragraph" style:parent-style-name="Standard">
      <style:paragraph-properties fo:text-align="justify" style:justify-single-word="false"/>
      <style:text-properties officeooo:rsid="029a9d47" officeooo:paragraph-rsid="029c4949" fo:background-color="transparent"/>
    </style:style>
    <style:style style:name="P79" style:family="paragraph" style:parent-style-name="Standard">
      <style:paragraph-properties fo:text-align="justify" style:justify-single-word="false"/>
      <style:text-properties officeooo:rsid="029a9d47" officeooo:paragraph-rsid="029f9577" fo:background-color="transparent"/>
    </style:style>
    <style:style style:name="P80" style:family="paragraph" style:parent-style-name="Standard">
      <style:text-properties officeooo:paragraph-rsid="029f0680"/>
    </style:style>
    <style:style style:name="P81" style:family="paragraph" style:parent-style-name="Standard">
      <style:text-properties officeooo:paragraph-rsid="029f7cca"/>
    </style:style>
    <style:style style:name="P82" style:family="paragraph" style:parent-style-name="Standard">
      <style:text-properties officeooo:rsid="0259faba" officeooo:paragraph-rsid="0259faba"/>
    </style:style>
    <style:style style:name="P83" style:family="paragraph" style:parent-style-name="Standard">
      <style:text-properties officeooo:rsid="0259faba" officeooo:paragraph-rsid="027bc381"/>
    </style:style>
    <style:style style:name="P84" style:family="paragraph" style:parent-style-name="Deckblatt_3a__20_Standard" style:master-page-name="First_20_Page">
      <style:paragraph-properties fo:line-height="150%" fo:text-align="center" style:justify-single-word="false" style:page-number="1"/>
      <style:text-properties style:font-name="Arial"/>
    </style:style>
    <style:style style:name="P85" style:family="paragraph" style:parent-style-name="Table_20_Contents">
      <style:text-properties officeooo:rsid="02c185d7" officeooo:paragraph-rsid="02c185d7" fo:background-color="#e0c2cd"/>
    </style:style>
    <style:style style:name="P86" style:family="paragraph" style:parent-style-name="Table_20_Contents">
      <style:text-properties style:text-line-through-style="solid" style:text-line-through-type="single" fo:background-color="#e0c2cd"/>
    </style:style>
    <style:style style:name="P87" style:family="paragraph" style:parent-style-name="Contents_20_1">
      <style:paragraph-properties>
        <style:tab-stops>
          <style:tab-stop style:position="16.999cm" style:type="right" style:leader-style="dotted" style:leader-text="."/>
        </style:tab-stops>
      </style:paragraph-properties>
    </style:style>
    <style:style style:name="P88" style:family="paragraph" style:parent-style-name="Contents_20_2">
      <style:paragraph-properties>
        <style:tab-stops>
          <style:tab-stop style:position="16.999cm" style:type="right" style:leader-style="dotted" style:leader-text="."/>
        </style:tab-stops>
      </style:paragraph-properties>
    </style:style>
    <style:style style:name="P89" style:family="paragraph" style:parent-style-name="Contents_20_3">
      <style:paragraph-properties>
        <style:tab-stops>
          <style:tab-stop style:position="16.999cm" style:type="right" style:leader-style="dotted" style:leader-text="."/>
        </style:tab-stops>
      </style:paragraph-properties>
    </style:style>
    <style:style style:name="P90" style:family="paragraph" style:parent-style-name="Contents_20_Heading" style:master-page-name="Verzeichnisse">
      <style:paragraph-properties style:page-number="auto"/>
    </style:style>
    <style:style style:name="P91" style:family="paragraph" style:parent-style-name="Heading_20_1" style:master-page-name="">
      <style:paragraph-properties style:page-number="auto" fo:break-before="auto" fo:break-after="auto"/>
      <style:text-properties officeooo:paragraph-rsid="023864ca"/>
    </style:style>
    <style:style style:name="P92" style:family="paragraph" style:parent-style-name="Heading_20_1">
      <style:text-properties officeooo:paragraph-rsid="01b9e29a"/>
    </style:style>
    <style:style style:name="P93" style:family="paragraph" style:parent-style-name="Heading_20_1">
      <style:paragraph-properties fo:margin-top="0cm" fo:margin-bottom="0.499cm" style:contextual-spacing="false" fo:break-before="page"/>
      <style:text-properties style:font-name="Arial3" officeooo:rsid="02ab4a66" officeooo:paragraph-rsid="02b141cf" fo:background-color="#ffff00"/>
    </style:style>
    <style:style style:name="P94" style:family="paragraph" style:parent-style-name="Heading_20_1" style:master-page-name="">
      <loext:graphic-properties draw:fill-gradient-name="gradient" draw:fill-hatch-name="hatch"/>
      <style:paragraph-properties style:page-number="auto" fo:break-before="page"/>
      <style:text-properties officeooo:paragraph-rsid="02addb73" fo:background-color="#ffff00"/>
    </style:style>
    <style:style style:name="P95" style:family="paragraph" style:parent-style-name="Heading_20_1">
      <loext:graphic-properties draw:fill-gradient-name="gradient" draw:fill-hatch-name="hatch"/>
      <style:text-properties officeooo:paragraph-rsid="02addb73"/>
    </style:style>
    <style:style style:name="P96"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97" style:family="paragraph" style:parent-style-name="Heading_20_1">
      <style:paragraph-properties fo:text-align="justify" style:justify-single-word="false"/>
      <style:text-properties officeooo:paragraph-rsid="025ec896"/>
    </style:style>
    <style:style style:name="P98"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99" style:family="paragraph" style:parent-style-name="Heading_20_2">
      <style:paragraph-properties fo:text-align="justify" style:justify-single-word="false"/>
      <style:text-properties officeooo:rsid="016b1654" officeooo:paragraph-rsid="016b1654" fo:background-color="#ffff00"/>
    </style:style>
    <style:style style:name="P100" style:family="paragraph" style:parent-style-name="Heading_20_2">
      <style:paragraph-properties fo:text-align="justify" style:justify-single-word="false"/>
      <style:text-properties officeooo:rsid="02a67ebf" officeooo:paragraph-rsid="02a67ebf" fo:background-color="#ffff00"/>
    </style:style>
    <style:style style:name="P101" style:family="paragraph" style:parent-style-name="Heading_20_2">
      <style:text-properties fo:background-color="#ffff00"/>
    </style:style>
    <style:style style:name="P102" style:family="paragraph" style:parent-style-name="Heading_20_2">
      <style:text-properties officeooo:rsid="02a9c05e" officeooo:paragraph-rsid="02a9c05e" fo:background-color="#ffff00"/>
    </style:style>
    <style:style style:name="P103" style:family="paragraph" style:parent-style-name="Heading_20_2">
      <style:paragraph-properties fo:margin-top="0cm" fo:margin-bottom="0.499cm" style:contextual-spacing="false"/>
      <style:text-properties officeooo:rsid="02ab4a66" officeooo:paragraph-rsid="02c030cd"/>
    </style:style>
    <style:style style:name="P104" style:family="paragraph" style:parent-style-name="Heading_20_2">
      <style:paragraph-properties fo:text-align="justify" style:justify-single-word="false"/>
      <style:text-properties officeooo:rsid="016b1654" officeooo:paragraph-rsid="016b1654"/>
    </style:style>
    <style:style style:name="P105" style:family="paragraph" style:parent-style-name="Heading_20_2">
      <style:paragraph-properties fo:text-align="justify" style:justify-single-word="false"/>
      <style:text-properties officeooo:paragraph-rsid="02b872c4"/>
    </style:style>
    <style:style style:name="P106" style:family="paragraph" style:parent-style-name="Heading_20_2">
      <style:paragraph-properties fo:margin-top="0cm" fo:margin-bottom="0.499cm" style:contextual-spacing="false"/>
      <style:text-properties officeooo:rsid="02c185d7" officeooo:paragraph-rsid="02c185d7"/>
    </style:style>
    <style:style style:name="P107" style:family="paragraph" style:parent-style-name="Heading_20_3">
      <style:text-properties fo:color="#c9211e" loext:opacity="100%"/>
    </style:style>
    <style:style style:name="P108" style:family="paragraph" style:parent-style-name="Heading_20_3">
      <style:text-properties officeooo:paragraph-rsid="02be35eb"/>
    </style:style>
    <style:style style:name="P109" style:family="paragraph" style:parent-style-name="Heading_20_3">
      <style:text-properties officeooo:paragraph-rsid="02c185d7"/>
    </style:style>
    <style:style style:name="P110" style:family="paragraph" style:parent-style-name="Normal-text">
      <style:paragraph-properties fo:margin-top="0cm" fo:margin-bottom="0.499cm" style:contextual-spacing="false"/>
      <style:text-properties fo:color="#c9211e" loext:opacity="100%" officeooo:paragraph-rsid="02c185d7"/>
    </style:style>
    <style:style style:name="P111" style:family="paragraph" style:parent-style-name="Normal-text">
      <style:paragraph-properties fo:margin-top="0cm" fo:margin-bottom="0.499cm" style:contextual-spacing="false"/>
      <style:text-properties officeooo:paragraph-rsid="02c185d7"/>
    </style:style>
    <style:style style:name="P112" style:family="paragraph" style:parent-style-name="Normal-text-ohne-Einzug">
      <style:paragraph-properties fo:text-align="justify" style:justify-single-word="false"/>
      <style:text-properties officeooo:paragraph-rsid="02a67ebf"/>
    </style:style>
    <style:style style:name="P113" style:family="paragraph" style:parent-style-name="Normal-text-ohne-Einzug">
      <style:paragraph-properties fo:text-align="justify" style:justify-single-word="false"/>
      <style:text-properties fo:color="#c9211e" loext:opacity="100%" style:font-name="Arial" fo:font-weight="normal" officeooo:rsid="02b872c4" officeooo:paragraph-rsid="02b872c4" style:font-weight-asian="normal" style:font-weight-complex="normal"/>
    </style:style>
    <style:style style:name="P114" style:family="paragraph" style:parent-style-name="Normal-text-ohne-Einzug">
      <style:paragraph-properties fo:text-align="justify" style:justify-single-word="false"/>
      <style:text-properties fo:color="#c9211e" loext:opacity="100%" officeooo:rsid="02bb7e01" officeooo:paragraph-rsid="02bb7e01"/>
    </style:style>
    <style:style style:name="P115" style:family="paragraph" style:parent-style-name="Normal-text-ohne-Einzug">
      <style:paragraph-properties fo:margin-top="0cm" fo:margin-bottom="0.499cm" style:contextual-spacing="false"/>
      <style:text-properties officeooo:rsid="02c185d7" officeooo:paragraph-rsid="02c185d7"/>
    </style:style>
    <style:style style:name="P116" style:family="paragraph" style:parent-style-name="Standard" style:master-page-name="Textseiten">
      <style:paragraph-properties style:page-number="1"/>
      <style:text-properties officeooo:paragraph-rsid="023864ca"/>
    </style:style>
    <style:style style:name="P117" style:family="paragraph" style:parent-style-name="Standard" style:master-page-name="Anhänge">
      <style:paragraph-properties fo:text-align="justify" style:justify-single-word="false" style:page-number="3"/>
      <style:text-properties officeooo:paragraph-rsid="0262756d"/>
    </style:style>
    <style:style style:name="P118" style:family="paragraph" style:parent-style-name="Standard">
      <style:paragraph-properties fo:text-align="justify" style:justify-single-word="false"/>
      <style:text-properties officeooo:paragraph-rsid="0262756d"/>
    </style:style>
    <style:style style:name="P119" style:family="paragraph" style:parent-style-name="Standard">
      <style:paragraph-properties fo:text-align="justify" style:justify-single-word="false"/>
      <style:text-properties officeooo:paragraph-rsid="02a5ff80"/>
    </style:style>
    <style:style style:name="P120" style:family="paragraph" style:parent-style-name="Text_20_body" style:list-style-name="L1">
      <style:paragraph-properties fo:margin-top="0cm" fo:margin-bottom="0.499cm" style:contextual-spacing="false" fo:text-align="justify" style:justify-single-word="false"/>
      <style:text-properties style:font-name="Arial" officeooo:rsid="02825b80" officeooo:paragraph-rsid="02a67ebf"/>
    </style:style>
    <style:style style:name="P121" style:family="paragraph" style:parent-style-name="Text_20_body" style:list-style-name="L1">
      <style:paragraph-properties fo:margin-top="0cm" fo:margin-bottom="0.499cm" style:contextual-spacing="false" fo:text-align="justify" style:justify-single-word="false"/>
      <style:text-properties style:font-name="Arial" officeooo:rsid="02825b80"/>
    </style:style>
    <style:style style:name="P122" style:family="paragraph" style:parent-style-name="Text_20_body" style:list-style-name="L1">
      <style:paragraph-properties fo:margin-top="0cm" fo:margin-bottom="0.499cm" style:contextual-spacing="false" fo:text-align="justify" style:justify-single-word="false"/>
      <style:text-properties style:font-name="Arial" officeooo:rsid="02825b80" officeooo:paragraph-rsid="02b872c4"/>
    </style:style>
    <style:style style:name="P123" style:family="paragraph" style:parent-style-name="Text_20_body" style:list-style-name="L2">
      <style:paragraph-properties fo:margin-top="0cm" fo:margin-bottom="0.499cm" style:contextual-spacing="false" fo:text-align="justify" style:justify-single-word="false"/>
      <style:text-properties style:font-name="Arial" officeooo:rsid="02825b80"/>
    </style:style>
    <style:style style:name="P124" style:family="paragraph" style:parent-style-name="Text_20_body" style:list-style-name="L2">
      <style:paragraph-properties fo:margin-top="0cm" fo:margin-bottom="0.499cm" style:contextual-spacing="false" fo:text-align="justify" style:justify-single-word="false"/>
      <style:text-properties style:font-name="Arial" officeooo:rsid="02825b80" officeooo:paragraph-rsid="02b31587"/>
    </style:style>
    <style:style style:name="P125" style:family="paragraph" style:parent-style-name="Text_20_body" style:list-style-name="L3">
      <style:paragraph-properties fo:margin-top="0cm" fo:margin-bottom="0.499cm" style:contextual-spacing="false" fo:text-align="justify" style:justify-single-word="false"/>
      <style:text-properties style:font-name="Arial" officeooo:rsid="02825b80"/>
    </style:style>
    <style:style style:name="P126" style:family="paragraph" style:parent-style-name="Text_20_body">
      <style:paragraph-properties fo:margin-top="0cm" fo:margin-bottom="0.499cm" style:contextual-spacing="false" fo:text-align="justify" style:justify-single-word="false"/>
      <style:text-properties style:font-name="Arial" officeooo:rsid="02825b80"/>
    </style:style>
    <style:style style:name="P127" style:family="paragraph" style:parent-style-name="Text_20_body">
      <style:paragraph-properties fo:margin-top="0cm" fo:margin-bottom="0.499cm" style:contextual-spacing="false" fo:text-align="justify" style:justify-single-word="false"/>
      <style:text-properties style:font-name="Arial" officeooo:rsid="02825b80" officeooo:paragraph-rsid="02b7c9d4"/>
    </style:style>
    <style:style style:name="P128" style:family="paragraph" style:parent-style-name="Text_20_body">
      <style:paragraph-properties fo:text-align="justify" style:justify-single-word="false"/>
      <style:text-properties style:font-name="Arial" fo:font-weight="normal" officeooo:rsid="02825b80" officeooo:paragraph-rsid="02825b80" style:font-weight-asian="normal" style:font-weight-complex="normal"/>
    </style:style>
    <style:style style:name="P129" style:family="paragraph" style:parent-style-name="Text_20_body" style:list-style-name="L4">
      <style:paragraph-properties fo:margin-top="0cm" fo:margin-bottom="0.499cm" style:contextual-spacing="false"/>
      <style:text-properties style:font-name="Arial3"/>
    </style:style>
    <style:style style:name="P130" style:family="paragraph" style:parent-style-name="Text_20_body" style:list-style-name="L4">
      <style:paragraph-properties fo:margin-top="0cm" fo:margin-bottom="0.499cm" style:contextual-spacing="false"/>
      <style:text-properties style:font-name="Arial3" fo:background-color="transparent"/>
    </style:style>
    <style:style style:name="P131" style:family="paragraph" style:parent-style-name="Text_20_body" style:list-style-name="L5">
      <style:paragraph-properties fo:margin-top="0cm" fo:margin-bottom="0.499cm" style:contextual-spacing="false"/>
      <style:text-properties style:font-name="Arial3" fo:background-color="transparent"/>
    </style:style>
    <style:style style:name="P132" style:family="paragraph" style:parent-style-name="Text_20_body" style:list-style-name="L6">
      <style:paragraph-properties fo:margin-top="0cm" fo:margin-bottom="0.499cm" style:contextual-spacing="false"/>
      <style:text-properties style:font-name="Arial3" officeooo:paragraph-rsid="02ab4a66"/>
    </style:style>
    <style:style style:name="P133" style:family="paragraph" style:parent-style-name="Text_20_body" style:list-style-name="L7">
      <style:paragraph-properties fo:margin-top="0cm" fo:margin-bottom="0.499cm" style:contextual-spacing="false"/>
      <style:text-properties style:font-name="Arial3" officeooo:paragraph-rsid="02ab4a66"/>
    </style:style>
    <style:style style:name="P134" style:family="paragraph" style:parent-style-name="Text_20_body" style:list-style-name="L8">
      <style:paragraph-properties fo:margin-top="0cm" fo:margin-bottom="0.499cm" style:contextual-spacing="false"/>
      <style:text-properties style:font-name="Arial3"/>
    </style:style>
    <style:style style:name="P135" style:family="paragraph" style:parent-style-name="Text_20_body" style:list-style-name="L9">
      <style:paragraph-properties fo:margin-top="0cm" fo:margin-bottom="0.499cm" style:contextual-spacing="false"/>
      <style:text-properties style:font-name="Arial3" officeooo:paragraph-rsid="02ab4a66"/>
    </style:style>
    <style:style style:name="P136" style:family="paragraph" style:parent-style-name="Text_20_body" style:list-style-name="L10">
      <style:paragraph-properties fo:margin-top="0cm" fo:margin-bottom="0.499cm" style:contextual-spacing="false"/>
      <style:text-properties style:font-name="Arial3"/>
    </style:style>
    <style:style style:name="P137" style:family="paragraph" style:parent-style-name="Text_20_body" style:list-style-name="L10">
      <style:paragraph-properties fo:margin-top="0cm" fo:margin-bottom="0.499cm" style:contextual-spacing="false"/>
      <style:text-properties style:font-name="Arial3" officeooo:paragraph-rsid="02addb73"/>
    </style:style>
    <style:style style:name="P138" style:family="paragraph" style:parent-style-name="Text_20_body" style:list-style-name="L11">
      <style:paragraph-properties fo:margin-top="0cm" fo:margin-bottom="0.499cm" style:contextual-spacing="false"/>
      <style:text-properties style:font-name="Arial3"/>
    </style:style>
    <style:style style:name="P139" style:family="paragraph" style:parent-style-name="Text_20_body">
      <style:paragraph-properties fo:margin-top="0cm" fo:margin-bottom="0.499cm" style:contextual-spacing="false"/>
      <style:text-properties style:font-name="Arial3"/>
    </style:style>
    <style:style style:name="P140" style:family="paragraph" style:parent-style-name="Text_20_body">
      <style:paragraph-properties fo:margin-top="0cm" fo:margin-bottom="0.499cm" style:contextual-spacing="false" fo:text-align="justify" style:justify-single-word="false" fo:hyphenation-ladder-count="no-limit"/>
      <style:text-properties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141" style:family="paragraph" style:parent-style-name="Text_20_body">
      <style:paragraph-properties fo:margin-top="0cm" fo:margin-bottom="0.499cm" style:contextual-spacing="false" fo:text-align="justify" style:justify-single-word="false" fo:hyphenation-ladder-count="no-limit"/>
      <style:text-properties style:font-name="Arial3" officeooo:rsid="02ab4a66" fo:hyphenate="true" fo:hyphenation-remain-char-count="2" fo:hyphenation-push-char-count="2" loext:hyphenation-no-caps="false" loext:hyphenation-no-last-word="false" loext:hyphenation-word-char-count="no-limit" loext:hyphenation-zone="no-limit"/>
    </style:style>
    <style:style style:name="P142" style:family="paragraph" style:parent-style-name="Text_20_body">
      <style:paragraph-properties fo:margin-top="0cm" fo:margin-bottom="0.499cm" style:contextual-spacing="false" fo:text-align="justify" style:justify-single-word="false" fo:hyphenation-ladder-count="no-limit"/>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143" style:family="paragraph" style:parent-style-name="Text_20_body">
      <style:paragraph-properties fo:margin-top="0cm" fo:margin-bottom="0.499cm" style:contextual-spacing="false" fo:text-align="justify" style:justify-single-word="false" fo:hyphenation-ladder-count="no-limit"/>
      <style:text-properties style:font-name="Arial3" fo:font-size="11pt" fo:font-weight="bold" officeooo:rsid="02ab4a66" officeooo:paragraph-rsid="02ad00f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144" style:family="paragraph" style:parent-style-name="Text_20_body">
      <style:paragraph-properties fo:margin-top="0cm" fo:margin-bottom="0.499cm" style:contextual-spacing="false"/>
      <style:text-properties style:font-name="Arial3" officeooo:paragraph-rsid="02c32c6a" fo:background-color="#e0c2cd"/>
    </style:style>
    <style:style style:name="P145" style:family="paragraph" style:parent-style-name="Text_20_body">
      <style:paragraph-properties fo:margin-top="0cm" fo:margin-bottom="0.499cm" style:contextual-spacing="false"/>
      <style:text-properties style:font-name="Arial3" officeooo:paragraph-rsid="02c32c6a"/>
    </style:style>
    <style:style style:name="P146" style:family="paragraph" style:parent-style-name="Text_20_body" style:list-style-name="L10">
      <style:paragraph-properties fo:margin-top="0cm" fo:margin-bottom="0.499cm" style:contextual-spacing="false"/>
      <style:text-properties officeooo:paragraph-rsid="02addb73"/>
    </style:style>
    <style:style style:name="P147" style:family="paragraph" style:parent-style-name="Text_20_body">
      <style:paragraph-properties fo:margin-top="0cm" fo:margin-bottom="0.499cm" style:contextual-spacing="false" fo:text-align="justify" style:justify-single-word="false"/>
      <style:text-properties officeooo:rsid="027f6a45" officeooo:paragraph-rsid="02b7c9d4"/>
    </style:style>
    <style:style style:name="P148" style:family="paragraph" style:parent-style-name="Text_20_body">
      <style:paragraph-properties fo:margin-top="0cm" fo:margin-bottom="0.499cm" style:contextual-spacing="false" fo:text-align="justify" style:justify-single-word="false"/>
      <style:text-properties fo:color="#c9211e" loext:opacity="100%" style:font-name="Arial" officeooo:rsid="02b7c9d4" officeooo:paragraph-rsid="02b7c9d4"/>
    </style:style>
    <style:style style:name="P149"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fo:color="#c9211e" loext:opacity="100%" style:font-name="Arial" fo:font-size="11pt" fo:font-weight="normal" officeooo:rsid="02ba2e7f" officeooo:paragraph-rsid="02ba2e7f" style:letter-kerning="true" style:font-name-asian="Times New Roman" style:font-size-asian="12pt" style:font-weight-asian="normal" style:font-name-complex="Times New Roman" style:font-size-complex="12pt" style:language-complex="ar" style:country-complex="SA" style:font-weight-complex="normal"/>
    </style:style>
    <style:style style:name="P150" style:family="paragraph" style:parent-style-name="Text_20_body" style:list-style-name="L3">
      <style:paragraph-properties fo:margin-top="0cm" fo:margin-bottom="0.499cm" style:contextual-spacing="false" fo:text-align="justify" style:justify-single-word="false"/>
      <style:text-properties fo:color="#c9211e" loext:opacity="100%" style:font-name="Arial" officeooo:rsid="02bb7e01" officeooo:paragraph-rsid="02bb7e01"/>
    </style:style>
    <style:style style:name="P151" style:family="paragraph" style:parent-style-name="Text_20_body">
      <style:paragraph-properties fo:margin-top="0cm" fo:margin-bottom="0.499cm" style:contextual-spacing="false" fo:text-align="justify" style:justify-single-word="false"/>
      <style:text-properties fo:color="#c9211e" loext:opacity="100%" style:text-line-through-style="none" style:text-line-through-type="none" style:font-name="Arial" officeooo:rsid="02b7c9d4" officeooo:paragraph-rsid="02b7c9d4"/>
    </style:style>
    <style:style style:name="P152" style:family="paragraph" style:parent-style-name="Text_20_body" style:list-style-name="L3">
      <style:paragraph-properties fo:margin-top="0cm" fo:margin-bottom="0.499cm" style:contextual-spacing="false" fo:text-align="justify" style:justify-single-word="false"/>
      <style:text-properties fo:color="#c9211e" loext:opacity="100%" style:text-line-through-style="none" style:text-line-through-type="none" style:font-name="Arial" officeooo:rsid="02bb7e01" officeooo:paragraph-rsid="02bb7e01"/>
    </style:style>
    <style:style style:name="P153" style:family="paragraph" style:parent-style-name="Text_20_body">
      <style:paragraph-properties fo:margin-top="0cm" fo:margin-bottom="0.499cm" style:contextual-spacing="false"/>
      <style:text-properties fo:color="#c9211e" loext:opacity="100%" style:text-line-through-style="none" style:text-line-through-type="none" style:font-name="Arial3" officeooo:rsid="02c32c6a" officeooo:paragraph-rsid="02c32c6a" fo:background-color="#e0c2cd"/>
    </style:style>
    <style:style style:name="P154" style:family="paragraph" style:parent-style-name="Text_20_body">
      <style:paragraph-properties fo:margin-top="0cm" fo:margin-bottom="0.499cm" style:contextual-spacing="false"/>
      <style:text-properties fo:color="#c9211e" loext:opacity="100%" style:font-name="Arial3" officeooo:rsid="02bd5816" officeooo:paragraph-rsid="02bd5816"/>
    </style:style>
    <style:style style:name="P155" style:family="paragraph" style:parent-style-name="Text_20_body">
      <style:paragraph-properties fo:margin-top="0cm" fo:margin-bottom="0.499cm" style:contextual-spacing="false" fo:text-align="justify" style:justify-single-word="false" fo:hyphenation-ladder-count="no-limit"/>
      <style:text-properties fo:color="#c9211e" loext:opacity="100%"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156" style:family="paragraph" style:parent-style-name="Text_20_body">
      <style:paragraph-properties fo:margin-top="0cm" fo:margin-bottom="0.499cm" style:contextual-spacing="false" fo:text-align="justify" style:justify-single-word="false" fo:hyphenation-ladder-count="no-limit"/>
      <style:text-properties fo:color="#c9211e" loext:opacity="100%" style:font-name="Arial3" officeooo:rsid="02ab4a66" officeooo:paragraph-rsid="02c030cd" fo:hyphenate="true" fo:hyphenation-remain-char-count="2" fo:hyphenation-push-char-count="2" loext:hyphenation-no-caps="false" loext:hyphenation-no-last-word="false" loext:hyphenation-word-char-count="no-limit" loext:hyphenation-zone="no-limit"/>
    </style:style>
    <style:style style:name="P157" style:family="paragraph" style:parent-style-name="Text_20_body">
      <style:paragraph-properties fo:margin-top="0cm" fo:margin-bottom="0.499cm" style:contextual-spacing="false" fo:text-align="justify" style:justify-single-word="false" fo:hyphenation-ladder-count="no-limit"/>
      <style:text-properties fo:color="#c9211e" loext:opacity="100%" style:font-name="Arial3" officeooo:rsid="02c030cd" officeooo:paragraph-rsid="02c030cd" fo:hyphenate="true" fo:hyphenation-remain-char-count="2" fo:hyphenation-push-char-count="2" loext:hyphenation-no-caps="false" loext:hyphenation-no-last-word="false" loext:hyphenation-word-char-count="no-limit" loext:hyphenation-zone="no-limit"/>
    </style:style>
    <style:style style:name="P158" style:family="paragraph" style:parent-style-name="Text_20_body">
      <style:paragraph-properties fo:margin-top="0cm" fo:margin-bottom="0.499cm" style:contextual-spacing="false" fo:text-align="justify" style:justify-single-word="false" fo:hyphenation-ladder-count="no-limit"/>
      <style:text-properties fo:color="#c9211e" loext:opacity="100%" style:font-name="Arial3" fo:font-size="11pt" officeooo:rsid="02c030cd" officeooo:paragraph-rsid="02c030cd"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159" style:family="paragraph" style:parent-style-name="Text_20_body">
      <style:paragraph-properties fo:margin-top="0cm" fo:margin-bottom="0.499cm" style:contextual-spacing="false" fo:text-align="justify" style:justify-single-word="false" fo:hyphenation-ladder-count="no-limit"/>
      <style:text-properties fo:color="#c9211e" loext:opacity="100%" style:font-name="Arial3" officeooo:rsid="02c185d7" officeooo:paragraph-rsid="02c185d7" fo:hyphenate="true" fo:hyphenation-remain-char-count="2" fo:hyphenation-push-char-count="2" loext:hyphenation-no-caps="false" loext:hyphenation-no-last-word="false" loext:hyphenation-word-char-count="no-limit" loext:hyphenation-zone="no-limit"/>
    </style:style>
    <style:style style:name="P160" style:family="paragraph" style:parent-style-name="Text_20_body">
      <style:paragraph-properties fo:margin-top="0cm" fo:margin-bottom="0.499cm" style:contextual-spacing="false" fo:text-align="justify" style:justify-single-word="false" fo:hyphenation-ladder-count="no-limit"/>
      <style:text-properties fo:color="#c9211e" loext:opacity="100%" style:font-name="Arial3" officeooo:rsid="02c32c6a" officeooo:paragraph-rsid="02c32c6a" fo:hyphenate="true" fo:hyphenation-remain-char-count="2" fo:hyphenation-push-char-count="2" loext:hyphenation-no-caps="false" loext:hyphenation-no-last-word="false" loext:hyphenation-word-char-count="no-limit" loext:hyphenation-zone="no-limit"/>
    </style:style>
    <style:style style:name="P161" style:family="paragraph" style:parent-style-name="Text_20_body">
      <style:paragraph-properties fo:margin-top="0cm" fo:margin-bottom="0.499cm" style:contextual-spacing="false"/>
      <style:text-properties fo:color="#c9211e" loext:opacity="100%" style:font-name="Arial3" officeooo:rsid="02c32c6a" officeooo:paragraph-rsid="02c32c6a"/>
    </style:style>
    <style:style style:name="P162"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825b80" officeooo:paragraph-rsid="02ba2e7f" style:letter-kerning="true" style:font-name-asian="Times New Roman" style:font-size-asian="12pt" style:font-weight-asian="normal" style:font-name-complex="Times New Roman" style:font-size-complex="12pt" style:language-complex="ar" style:country-complex="SA" style:font-weight-complex="normal"/>
    </style:style>
    <style:style style:name="P163"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ba2e7f" officeooo:paragraph-rsid="02ba2e7f" style:letter-kerning="true" style:font-name-asian="Times New Roman" style:font-size-asian="12pt" style:font-weight-asian="normal" style:font-name-complex="Times New Roman" style:font-size-complex="12pt" style:language-complex="ar" style:country-complex="SA" style:font-weight-complex="normal"/>
    </style:style>
    <style:style style:name="P164"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text-line-through-style="solid" style:text-line-through-type="single"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P165" style:family="paragraph" style:parent-style-name="Text_20_body">
      <style:paragraph-properties fo:margin-top="0cm" fo:margin-bottom="0.499cm" style:contextual-spacing="false" fo:text-align="justify" style:justify-single-word="false"/>
      <style:text-properties style:text-line-through-style="solid" style:text-line-through-type="single" style:font-name="Arial" officeooo:rsid="02825b80" officeooo:paragraph-rsid="02ab4a66"/>
    </style:style>
    <style:style style:name="P166" style:family="paragraph" style:parent-style-name="Text_20_body" style:list-style-name="L3">
      <style:paragraph-properties fo:margin-top="0cm" fo:margin-bottom="0.499cm" style:contextual-spacing="false" fo:text-align="justify" style:justify-single-word="false"/>
      <style:text-properties style:text-line-through-style="solid" style:text-line-through-type="single" style:font-name="Arial" officeooo:rsid="02825b80"/>
    </style:style>
    <style:style style:name="P167" style:family="paragraph" style:parent-style-name="Text_20_body">
      <style:paragraph-properties fo:margin-top="0cm" fo:margin-bottom="0.499cm" style:contextual-spacing="false"/>
      <style:text-properties style:text-line-through-style="solid" style:text-line-through-type="single" style:font-name="Arial3"/>
    </style:style>
    <style:style style:name="P168" style:family="paragraph" style:parent-style-name="Text_20_body">
      <style:paragraph-properties fo:margin-top="0cm" fo:margin-bottom="0.499cm" style:contextual-spacing="false"/>
      <style:text-properties style:text-line-through-style="solid" style:text-line-through-type="single" style:font-name="Arial3" officeooo:paragraph-rsid="02ad00f0"/>
    </style:style>
    <style:style style:name="P169" style:family="paragraph" style:parent-style-name="Text_20_body">
      <style:paragraph-properties fo:margin-top="0cm" fo:margin-bottom="0.499cm" style:contextual-spacing="false"/>
      <style:text-properties style:text-line-through-style="solid" style:text-line-through-type="single" style:font-name="Arial3" officeooo:paragraph-rsid="02c32c6a"/>
    </style:style>
    <style:style style:name="P170" style:family="paragraph" style:parent-style-name="Text_20_body">
      <style:paragraph-properties fo:margin-top="0cm" fo:margin-bottom="0.499cm" style:contextual-spacing="false" fo:text-align="justify" style:justify-single-word="false" fo:hyphenation-ladder-count="no-limit"/>
      <style:text-properties fo:color="#1c1c1c" loext:opacity="100%"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style:font-name="Arial" fo:font-weight="normal" officeooo:rsid="01c7c5a6" style:font-weight-asian="normal" style:font-weight-complex="normal"/>
    </style:style>
    <style:style style:name="T5" style:family="text">
      <style:text-properties style:font-name="Arial" fo:language="de" fo:country="DE" officeooo:rsid="01577c9a"/>
    </style:style>
    <style:style style:name="T6" style:family="text">
      <style:text-properties style:font-name="Arial" fo:language="de" fo:country="DE" officeooo:rsid="02c40c0d"/>
    </style:style>
    <style:style style:name="T7" style:family="text">
      <style:text-properties style:font-name="Arial" fo:font-size="11pt" fo:font-weight="normal" style:letter-kerning="true" style:font-name-asian="Times New Roman" style:font-size-asian="12pt" style:font-weight-asian="normal" style:font-name-complex="Times New Roman" style:font-size-complex="12pt" style:language-complex="ar" style:country-complex="SA" style:font-weight-complex="normal"/>
    </style:style>
    <style:style style:name="T8" style:family="text">
      <style:text-properties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T9" style:family="text">
      <style:text-properties style:font-name="Arial3"/>
    </style:style>
    <style:style style:name="T10" style:family="text">
      <style:text-properties style:font-name="Arial3" fo:font-size="11pt" fo:font-weight="normal" officeooo:rsid="02addb73" style:font-size-asian="12pt" style:font-name-complex="Times New Roman" style:font-size-complex="12pt"/>
    </style:style>
    <style:style style:name="T11" style:family="text">
      <style:text-properties style:font-name="Arial3" fo:font-size="11pt" fo:font-weight="normal" officeooo:rsid="02b51566" style:font-size-asian="12pt" style:font-name-complex="Times New Roman" style:font-size-complex="12pt"/>
    </style:style>
    <style:style style:name="T12" style:family="text">
      <style:text-properties style:font-name="Arial3" fo:font-size="11pt" fo:font-weight="bold" fo:background-color="#ffff00" loext:char-shading-value="0" style:font-size-asian="12pt" style:font-weight-asian="bold" style:font-name-complex="Times New Roman" style:font-size-complex="12pt" style:font-weight-complex="bold"/>
    </style:style>
    <style:style style:name="T13" style:family="text">
      <style:text-properties fo:font-weight="normal" style:font-weight-asian="normal" style:font-weight-complex="normal"/>
    </style:style>
    <style:style style:name="T14" style:family="text">
      <style:text-properties fo:font-weight="normal" fo:background-color="#ffff00" loext:char-shading-value="0" style:font-weight-asian="normal" style:font-weight-complex="normal"/>
    </style:style>
    <style:style style:name="T15" style:family="text">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T16" style:family="text">
      <style:text-properties style:use-window-font-color="true" loext:opacity="0%" style:font-name="Arial" fo:font-size="11pt" fo:font-weight="normal" officeooo:rsid="02a67ebf" style:letter-kerning="true"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loext:opacity="0%" style:font-name="Arial" fo:font-size="11pt" fo:font-weight="normal" officeooo:rsid="02b31587" style:letter-kerning="true"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20" style:family="text">
      <style:text-properties fo:background-color="#ffff00" loext:char-shading-value="0"/>
    </style:style>
    <style:style style:name="T21" style:family="text">
      <style:text-properties officeooo:rsid="02b31587" fo:background-color="#ffff00" loext:char-shading-value="0"/>
    </style:style>
    <style:style style:name="T22" style:family="text">
      <style:text-properties officeooo:rsid="028f7404" fo:background-color="#ffff00" loext:char-shading-value="0"/>
    </style:style>
    <style:style style:name="T23" style:family="text">
      <style:text-properties officeooo:rsid="029a9d47" fo:background-color="#ffff00" loext:char-shading-value="0"/>
    </style:style>
    <style:style style:name="T24" style:family="text">
      <style:text-properties officeooo:rsid="0299c38f" fo:background-color="#ffff00" loext:char-shading-value="0"/>
    </style:style>
    <style:style style:name="T25" style:family="text">
      <style:text-properties officeooo:rsid="02a67ebf" fo:background-color="#ffff00" loext:char-shading-value="0"/>
    </style:style>
    <style:style style:name="T26" style:family="text">
      <style:text-properties officeooo:rsid="02ab4a66" fo:background-color="#ffff00" loext:char-shading-value="0"/>
    </style:style>
    <style:style style:name="T27" style:family="text">
      <style:text-properties officeooo:rsid="02b31587"/>
    </style:style>
    <style:style style:name="T28" style:family="text">
      <style:text-properties fo:background-color="transparent" loext:char-shading-value="0"/>
    </style:style>
    <style:style style:name="T29" style:family="text">
      <style:text-properties officeooo:rsid="029a9d47" fo:background-color="transparent" loext:char-shading-value="0"/>
    </style:style>
    <style:style style:name="T30" style:family="text">
      <style:text-properties officeooo:rsid="029c4949" fo:background-color="transparent" loext:char-shading-value="0"/>
    </style:style>
    <style:style style:name="T31" style:family="text">
      <style:text-properties officeooo:rsid="02b51566"/>
    </style:style>
    <style:style style:name="T32" style:family="text">
      <style:text-properties fo:font-size="11pt" fo:font-weight="bold" fo:background-color="#ffff00" loext:char-shading-value="0" style:font-size-asian="12pt" style:font-weight-asian="bold" style:font-name-complex="Times New Roman" style:font-size-complex="12pt" style:font-weight-complex="bold"/>
    </style:style>
    <style:style style:name="T33" style:family="text">
      <style:text-properties officeooo:rsid="02b37e0d"/>
    </style:style>
    <style:style style:name="T34" style:family="text">
      <style:text-properties officeooo:rsid="02ad00f0"/>
    </style:style>
    <style:style style:name="T35" style:family="text">
      <style:text-properties officeooo:rsid="02addb73"/>
    </style:style>
    <style:style style:name="T36" style:family="text">
      <style:text-properties fo:font-weight="bold" fo:background-color="#ffff00" loext:char-shading-value="0" style:font-weight-asian="bold" style:font-weight-complex="bold"/>
    </style:style>
    <style:style style:name="T37" style:family="text">
      <style:text-properties fo:font-weight="bold" officeooo:rsid="02addb73" fo:background-color="#ffff00" loext:char-shading-value="0" style:font-weight-asian="bold" style:font-weight-complex="bold"/>
    </style:style>
    <style:style style:name="T38" style:family="text">
      <style:text-properties fo:font-weight="bold" officeooo:rsid="02b141cf" fo:background-color="#ffff00" loext:char-shading-value="0" style:font-weight-asian="bold" style:font-weight-complex="bold"/>
    </style:style>
    <style:style style:name="T39" style:family="text">
      <style:text-properties fo:font-weight="bold" officeooo:rsid="02a4c5db" fo:background-color="#ffff00" loext:char-shading-value="0"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officeooo:rsid="02addb73" style:font-weight-asian="bold" style:font-weight-complex="bold"/>
    </style:style>
    <style:style style:name="T42" style:family="text">
      <style:text-properties officeooo:rsid="025bb572"/>
    </style:style>
    <style:style style:name="T43" style:family="text">
      <style:text-properties officeooo:rsid="0276a6c8"/>
    </style:style>
    <style:style style:name="T44" style:family="text">
      <style:text-properties officeooo:rsid="02a4c5db"/>
    </style:style>
    <style:style style:name="T45" style:family="text">
      <style:text-properties officeooo:rsid="02912ed8"/>
    </style:style>
    <style:style style:name="T46" style:family="text">
      <style:text-properties officeooo:rsid="0295bc91"/>
    </style:style>
    <style:style style:name="T47" style:family="text">
      <style:text-properties officeooo:rsid="028f7404"/>
    </style:style>
    <style:style style:name="T48" style:family="text">
      <style:text-properties officeooo:rsid="02927f40"/>
    </style:style>
    <style:style style:name="T49" style:family="text">
      <style:text-properties officeooo:rsid="0294c907"/>
    </style:style>
    <style:style style:name="T50" style:family="text">
      <style:text-properties officeooo:rsid="02903ab7"/>
    </style:style>
    <style:style style:name="T51" style:family="text">
      <style:text-properties officeooo:rsid="02910f12"/>
    </style:style>
    <style:style style:name="T52" style:family="text">
      <style:text-properties officeooo:rsid="02930bd9"/>
    </style:style>
    <style:style style:name="T53" style:family="text">
      <style:text-properties officeooo:rsid="029a9d47"/>
    </style:style>
    <style:style style:name="T54" style:family="text">
      <style:text-properties officeooo:rsid="0299c38f"/>
    </style:style>
    <style:style style:name="T55" style:family="text">
      <style:text-properties officeooo:rsid="02a2d1fe"/>
    </style:style>
    <style:style style:name="T56" style:family="text">
      <style:text-properties officeooo:rsid="029c4949"/>
    </style:style>
    <style:style style:name="T57" style:family="text">
      <style:text-properties officeooo:rsid="029f0680"/>
    </style:style>
    <style:style style:name="T58" style:family="text">
      <style:text-properties officeooo:rsid="029f9577"/>
    </style:style>
    <style:style style:name="T59" style:family="text">
      <style:text-properties officeooo:rsid="025ec896"/>
    </style:style>
    <style:style style:name="T60" style:family="text">
      <style:text-properties fo:language="de" fo:country="DE"/>
    </style:style>
    <style:style style:name="T61" style:family="text">
      <style:text-properties officeooo:rsid="0262756d"/>
    </style:style>
    <style:style style:name="T62" style:family="text">
      <style:text-properties fo:color="#c9211e" loext:opacity="100%"/>
    </style:style>
    <style:style style:name="T63" style:family="text">
      <style:text-properties fo:color="#c9211e" loext:opacity="100%" officeooo:rsid="02b7c9d4"/>
    </style:style>
    <style:style style:name="T64" style:family="text">
      <style:text-properties fo:color="#c9211e" loext:opacity="100%" style:font-name="Arial3" officeooo:rsid="02b7c9d4"/>
    </style:style>
    <style:style style:name="T65" style:family="text">
      <style:text-properties fo:color="#c9211e" loext:opacity="100%" fo:font-weight="normal" officeooo:rsid="02b7c9d4" fo:background-color="#ffff00" loext:char-shading-value="0" style:font-weight-asian="normal" style:font-weight-complex="normal"/>
    </style:style>
    <style:style style:name="T66" style:family="text">
      <style:text-properties fo:color="#c9211e" loext:opacity="100%" fo:font-weight="normal" officeooo:rsid="02b872c4" style:font-weight-asian="normal" style:font-weight-complex="normal"/>
    </style:style>
    <style:style style:name="T67" style:family="text">
      <style:text-properties fo:color="#c9211e" loext:opacity="100%" style:text-line-through-style="none" style:text-line-through-type="none" fo:font-weight="normal" officeooo:rsid="02b7c9d4" style:font-weight-asian="normal" style:font-weight-complex="normal"/>
    </style:style>
    <style:style style:name="T68" style:family="text">
      <style:text-properties fo:color="#c9211e" loext:opacity="100%" style:text-line-through-style="none" style:text-line-through-type="none" fo:font-weight="normal" officeooo:rsid="02b872c4" style:font-weight-asian="normal" style:font-weight-complex="normal"/>
    </style:style>
    <style:style style:name="T69" style:family="text">
      <style:text-properties fo:color="#c9211e" loext:opacity="100%" style:text-line-through-style="none" style:text-line-through-type="none" officeooo:rsid="02c185d7"/>
    </style:style>
    <style:style style:name="T70" style:family="text">
      <style:text-properties fo:color="#c9211e" loext:opacity="100%" officeooo:rsid="02ba2e7f"/>
    </style:style>
    <style:style style:name="T71" style:family="text">
      <style:text-properties fo:color="#c9211e" loext:opacity="100%" officeooo:rsid="02bb7e01"/>
    </style:style>
    <style:style style:name="T72" style:family="text">
      <style:text-properties fo:color="#c9211e" loext:opacity="100%" officeooo:rsid="02bd5816"/>
    </style:style>
    <style:style style:name="T73" style:family="text">
      <style:text-properties style:text-line-through-style="solid" style:text-line-through-type="single"/>
    </style:style>
    <style:style style:name="T74" style:family="text">
      <style:text-properties style:text-line-through-style="solid" style:text-line-through-type="single" fo:font-weight="normal" style:font-weight-asian="normal" style:font-weight-complex="normal"/>
    </style:style>
    <style:style style:name="T75" style:family="text">
      <style:text-properties style:text-line-through-style="solid" style:text-line-through-type="single" fo:font-weight="normal" officeooo:rsid="02827115" style:font-weight-asian="normal" style:font-weight-complex="normal"/>
    </style:style>
    <style:style style:name="T76" style:family="text">
      <style:text-properties style:text-line-through-style="solid" style:text-line-through-type="single" officeooo:rsid="02827115"/>
    </style:style>
    <style:style style:name="T77" style:family="text">
      <style:text-properties style:text-line-through-style="solid" style:text-line-through-type="single" fo:font-size="11pt" fo:font-weight="bold" officeooo:rsid="02addb73" style:font-size-asian="12pt" style:font-weight-asian="bold" style:font-name-complex="Times New Roman" style:font-size-complex="12pt" style:font-weight-complex="bold"/>
    </style:style>
    <style:style style:name="T78" style:family="text">
      <style:text-properties style:text-line-through-style="solid" style:text-line-through-type="single" fo:font-size="11pt" fo:font-weight="bold" officeooo:rsid="02b141cf" style:font-size-asian="12pt" style:font-weight-asian="bold" style:font-name-complex="Times New Roman" style:font-size-complex="12pt" style:font-weight-complex="bold"/>
    </style:style>
    <style:style style:name="T79" style:family="text">
      <style:text-properties style:text-line-through-style="solid" style:text-line-through-type="single" fo:font-size="11pt" fo:font-weight="bold" fo:background-color="#ffff00" loext:char-shading-value="0" style:font-size-asian="12pt" style:font-weight-asian="bold" style:font-name-complex="Times New Roman" style:font-size-complex="12pt" style:font-weight-complex="bold"/>
    </style:style>
    <style:style style:name="T80" style:family="text">
      <style:text-properties style:text-line-through-style="solid" style:text-line-through-type="single" style:font-name="Arial3" fo:font-size="11pt" fo:font-weight="bold" officeooo:rsid="02addb73" fo:background-color="#ffff00" loext:char-shading-value="0" style:font-size-asian="12pt" style:font-weight-asian="bold" style:font-name-complex="Times New Roman" style:font-size-complex="12pt" style:font-weight-complex="bold"/>
    </style:style>
    <style:style style:name="T81" style:family="text">
      <style:text-properties style:text-line-through-style="none" style:text-line-through-type="none"/>
    </style:style>
    <style:style style:name="T82" style:family="text">
      <style:text-properties officeooo:rsid="02ba2e7f"/>
    </style:style>
    <style:style style:name="T83" style:family="text">
      <style:text-properties officeooo:rsid="02bd5816"/>
    </style:style>
    <style:style style:name="T84" style:family="text">
      <style:text-properties officeooo:rsid="02c030cd"/>
    </style:style>
    <style:style style:name="T85" style:family="text">
      <style:text-properties officeooo:rsid="02c185d7"/>
    </style:style>
    <style:style style:name="T86" style:family="text">
      <style:text-properties officeooo:rsid="02ab4a6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text:bullet-char="➢">
        <style:list-level-properties text:space-before="2.002cm" text:min-label-width="0.499cm"/>
        <style:text-properties style:font-name="OpenSymbol1"/>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84"><text:text-input text:description="Name der Universität">Internationale Hochschule</text:text-input></text:p>
      <text:p text:style-name="P6"><text:text-input text:description="Name der Fakultät">Softwareentwicklung / DLBCSEMSE02_D</text:text-input></text:p>
      <text:p text:style-name="P7"><text:text-input text:description="Name des Professors">Prof. Benner-Wickner</text:text-input></text:p>
      <text:p text:style-name="P9"/>
      <text:p text:style-name="P9"><text:s/></text:p>
      <text:p text:style-name="P9"/>
      <text:p text:style-name="P12"><text:text-input text:description="Titel der Arbeit">Projektbericht</text:text-input></text:p>
      <text:p text:style-name="P8"><text:s/><text:span text:style-name="T1">– </text:span><text:span text:style-name="T1"><text:text-input text:description="Untertitel der Arbeit">Aufgabenstellung 1: RadioApp</text:text-input></text:span><text:s/><text:span text:style-name="T1">–</text:span> </text:p>
      <text:p text:style-name="P10"/>
      <text:p text:style-name="P11"/>
      <text:p text:style-name="P10"/>
      <text:p text:style-name="P13">vorgelegt von:</text:p>
      <text:p text:style-name="P16"/>
      <table:table table:name="Tabelle1" table:style-name="Tabelle1">
        <table:table-column table:style-name="Tabelle1.A"/>
        <table:table-column table:style-name="Tabelle1.B"/>
        <table:table-header-rows>
          <table:table-row>
            <table:table-cell table:style-name="Tabelle1.A1" office:value-type="string">
              <text:p text:style-name="P17">Student: </text:p>
            </table:table-cell>
            <table:table-cell table:style-name="Tabelle1.B1" office:value-type="string">
              <text:p text:style-name="P19"><text:user-field-input text:name="NameStud" text:description="Name des Studierenden">Bilal Bohlmann</text:user-field-input></text:p>
            </table:table-cell>
          </table:table-row>
        </table:table-header-rows>
        <table:table-row>
          <table:table-cell table:style-name="Tabelle1.A2" office:value-type="string">
            <text:p text:style-name="P17">Studiengang:</text:p>
          </table:table-cell>
          <table:table-cell table:style-name="Tabelle1.B2" office:value-type="string">
            <text:p text:style-name="P19"><text:text-input text:description="Name des Studiengangs">Softwareentwicklung</text:text-input></text:p>
          </table:table-cell>
        </table:table-row>
        <table:table-row>
          <table:table-cell table:style-name="Tabelle1.A2" office:value-type="string">
            <text:p text:style-name="P17">Fachsemester:</text:p>
          </table:table-cell>
          <table:table-cell table:style-name="Tabelle1.B2" office:value-type="string">
            <text:p text:style-name="P20"><text:text-input text:description="Anzahl der Fachsemester">4</text:text-input></text:p>
          </table:table-cell>
        </table:table-row>
        <table:table-row>
          <table:table-cell table:style-name="Tabelle1.A2" office:value-type="string">
            <text:p text:style-name="P17">Matrikelnummer: </text:p>
          </table:table-cell>
          <table:table-cell table:style-name="Tabelle1.B2" office:value-type="string">
            <text:p text:style-name="P17"><text:text-input text:description="Matrikelnummer">IU14096281</text:text-input></text:p>
          </table:table-cell>
        </table:table-row>
        <table:table-row>
          <table:table-cell table:style-name="Tabelle1.A2" office:value-type="string">
            <text:p text:style-name="P17">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7">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21">Email:</text:p>
          </table:table-cell>
          <table:table-cell table:style-name="Tabelle1.B2" office:value-type="string">
            <text:p text:style-name="P22">bilal.bohlmann@iu-study.org</text:p>
          </table:table-cell>
        </table:table-row>
        <table:table-row table:style-name="Tabelle1.7">
          <table:table-cell table:style-name="Tabelle1.A8" office:value-type="string">
            <text:p text:style-name="P24">Github:</text:p>
          </table:table-cell>
          <table:table-cell table:style-name="Tabelle1.B8" office:value-type="string">
            <text:p text:style-name="P23">https://github.com/BohlBi/IPWA02-01</text:p>
          </table:table-cell>
        </table:table-row>
      </table:table>
      <text:p text:style-name="P15"/>
      <text:p text:style-name="P18"><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90">Inhalt</text:p>
          </text:index-title>
          <text:p text:style-name="P87"><text:a xlink:type="simple" xlink:href="#__RefHeading___Toc672_2528767534" text:style-name="Internetlink-ohne-Auszeichnung" text:visited-style-name="Internetlink-ohne-Auszeichnung">1 <text:s text:c="3"/>Einleitung<text:tab/>1</text:a></text:p>
          <text:p text:style-name="P88"><text:a xlink:type="simple" xlink:href="#__RefHeading___Toc674_2528767534" text:style-name="Internetlink-ohne-Auszeichnung" text:visited-style-name="Internetlink-ohne-Auszeichnung"><text:s text:c="2"/>Problemstellung<text:tab/>1</text:a></text:p>
          <text:p text:style-name="P88"><text:a xlink:type="simple" xlink:href="#__RefHeading___Toc676_2528767534" text:style-name="Internetlink-ohne-Auszeichnung" text:visited-style-name="Internetlink-ohne-Auszeichnung"><text:s text:c="2"/>Ziel des Projekts<text:tab/>1</text:a></text:p>
          <text:p text:style-name="P88"><text:a xlink:type="simple" xlink:href="#__RefHeading___Toc1757_2528767534" text:style-name="Internetlink-ohne-Auszeichnung" text:visited-style-name="Internetlink-ohne-Auszeichnung"><text:s text:c="2"/>Vorgehen<text:tab/>2</text:a></text:p>
          <text:p text:style-name="P88"><text:a xlink:type="simple" xlink:href="#__RefHeading___Toc4552_1693461113" text:style-name="Internetlink-ohne-Auszeichnung" text:visited-style-name="Internetlink-ohne-Auszeichnung"><text:s text:c="2"/>Anforderungsmanagment<text:tab/>2</text:a></text:p>
          <text:p text:style-name="P88"><text:a xlink:type="simple" xlink:href="#__RefHeading___Toc4554_1693461113" text:style-name="Internetlink-ohne-Auszeichnung" text:visited-style-name="Internetlink-ohne-Auszeichnung"><text:s text:c="2"/>1.4.1 User‑Stories<text:tab/>2</text:a></text:p>
          <text:p text:style-name="P87"><text:a xlink:type="simple" xlink:href="#__RefHeading___Toc1761_2528767534" text:style-name="Internetlink-ohne-Auszeichnung" text:visited-style-name="Internetlink-ohne-Auszeichnung">2 <text:s text:c="2"/>Übersicht der Implementierung<text:tab/>4</text:a></text:p>
          <text:p text:style-name="P88"><text:a xlink:type="simple" xlink:href="#__RefHeading___Toc3181_1225980438" text:style-name="Internetlink-ohne-Auszeichnung" text:visited-style-name="Internetlink-ohne-Auszeichnung"><text:s text:c="2"/>Architekturübersicht<text:tab/>4</text:a></text:p>
          <text:p text:style-name="P89"><text:a xlink:type="simple" xlink:href="#__RefHeading___Toc4556_1693461113" text:style-name="Internetlink-ohne-Auszeichnung" text:visited-style-name="Internetlink-ohne-Auszeichnung">2.1 <text:s/>Domain Layer<text:tab/>4</text:a></text:p>
          <text:p text:style-name="P89"><text:a xlink:type="simple" xlink:href="#__RefHeading___Toc4558_1693461113" text:style-name="Internetlink-ohne-Auszeichnung" text:visited-style-name="Internetlink-ohne-Auszeichnung">2.2 <text:s/>Infrastructure Layer<text:tab/>4</text:a></text:p>
          <text:p text:style-name="P89"><text:a xlink:type="simple" xlink:href="#__RefHeading___Toc4560_1693461113" text:style-name="Internetlink-ohne-Auszeichnung" text:visited-style-name="Internetlink-ohne-Auszeichnung">2.3 <text:s/>Application Layer<text:tab/>4</text:a></text:p>
          <text:p text:style-name="P89"><text:a xlink:type="simple" xlink:href="#__RefHeading___Toc4562_1693461113" text:style-name="Internetlink-ohne-Auszeichnung" text:visited-style-name="Internetlink-ohne-Auszeichnung">2.4 <text:s/>Presentation Layer mit MVI-Pattern<text:tab/>5</text:a></text:p>
          <text:p text:style-name="P89"><text:a xlink:type="simple" xlink:href="#__RefHeading___Toc4564_1693461113" text:style-name="Internetlink-ohne-Auszeichnung" text:visited-style-name="Internetlink-ohne-Auszeichnung">2.5 <text:s/>Abhängigkeitsregel und Dependency Injection via Koin<text:tab/>5</text:a></text:p>
          <text:p text:style-name="P88"><text:a xlink:type="simple" xlink:href="#__RefHeading___Toc3181_1225980438%20Copy%202" text:style-name="Internetlink-ohne-Auszeichnung" text:visited-style-name="Internetlink-ohne-Auszeichnung"><text:s text:c="2"/>Navigation<text:tab/>6</text:a></text:p>
          <text:p text:style-name="P87"><text:a xlink:type="simple" xlink:href="#__RefHeading___Toc4040_1693461113" text:style-name="Internetlink-ohne-Auszeichnung" text:visited-style-name="Internetlink-ohne-Auszeichnung">3 <text:s text:c="2"/>Implementierung Hauptkapitel immer auf einer neuen Seite beginnen)<text:tab/>8</text:a></text:p>
          <text:p text:style-name="P88"><text:a xlink:type="simple" xlink:href="#__RefHeading___Toc4878_1693461113" text:style-name="Internetlink-ohne-Auszeichnung" text:visited-style-name="Internetlink-ohne-Auszeichnung"><text:s text:c="2"/>Umsetzung Technischer Story: Projekt initialisieren, App Grundgerüst implementieren<text:tab/>8</text:a></text:p>
          <text:p text:style-name="P89"><text:a xlink:type="simple" xlink:href="#__RefHeading___Toc4880_1693461113" text:style-name="Internetlink-ohne-Auszeichnung" text:visited-style-name="Internetlink-ohne-Auszeichnung">3.1 <text:s/>Präsentationsschicht<text:tab/>8</text:a></text:p>
          <text:p text:style-name="P89"><text:a xlink:type="simple" xlink:href="#__RefHeading___Toc4882_1693461113" text:style-name="Internetlink-ohne-Auszeichnung" text:visited-style-name="Internetlink-ohne-Auszeichnung">3.2 <text:s/>Datenverarbeitung<text:tab/>8</text:a></text:p>
          <text:p text:style-name="P89"><text:a xlink:type="simple" xlink:href="#__RefHeading___Toc4884_1693461113" text:style-name="Internetlink-ohne-Auszeichnung" text:visited-style-name="Internetlink-ohne-Auszeichnung">3.3 <text:s/>Datenerhaltung<text:tab/>8</text:a></text:p>
          <text:p text:style-name="P89"><text:a xlink:type="simple" xlink:href="#__RefHeading___Toc4886_1693461113" text:style-name="Internetlink-ohne-Auszeichnung" text:visited-style-name="Internetlink-ohne-Auszeichnung">3.4 <text:s/>Fehlerbehandlung<text:tab/>8</text:a></text:p>
          <text:p text:style-name="P88"><text:a xlink:type="simple" xlink:href="#__RefHeading___Toc4566_1693461113" text:style-name="Internetlink-ohne-Auszeichnung" text:visited-style-name="Internetlink-ohne-Auszeichnung"><text:s text:c="2"/>Umsetzung User Story 1: Aktueller Titel anzeigen<text:tab/>9</text:a></text:p>
          <text:p text:style-name="P89"><text:a xlink:type="simple" xlink:href="#__RefHeading___Toc4568_1693461113" text:style-name="Internetlink-ohne-Auszeichnung" text:visited-style-name="Internetlink-ohne-Auszeichnung">3.1 <text:s/>Präsentationsschicht<text:tab/>9</text:a></text:p>
          <text:p text:style-name="P89"><text:a xlink:type="simple" xlink:href="#__RefHeading___Toc4570_1693461113" text:style-name="Internetlink-ohne-Auszeichnung" text:visited-style-name="Internetlink-ohne-Auszeichnung">3.2 <text:s/>Präsentationsschicht<text:tab/>10</text:a></text:p>
          <text:p text:style-name="P89"><text:a xlink:type="simple" xlink:href="#__RefHeading___Toc4572_1693461113" text:style-name="Internetlink-ohne-Auszeichnung" text:visited-style-name="Internetlink-ohne-Auszeichnung">3.3 <text:s/>Datenverarbeitung<text:tab/>11</text:a></text:p>
          <text:p text:style-name="P89"><text:a xlink:type="simple" xlink:href="#__RefHeading___Toc4574_1693461113" text:style-name="Internetlink-ohne-Auszeichnung" text:visited-style-name="Internetlink-ohne-Auszeichnung">3.4 <text:s/>Datenerhaltung<text:tab/>11</text:a></text:p>
          <text:p text:style-name="P89"><text:a xlink:type="simple" xlink:href="#__RefHeading___Toc4576_1693461113" text:style-name="Internetlink-ohne-Auszeichnung" text:visited-style-name="Internetlink-ohne-Auszeichnung">3.5 <text:s/>Fehlerbehandlung<text:tab/>11</text:a></text:p>
          <text:p text:style-name="P88"><text:a xlink:type="simple" xlink:href="#__RefHeading___Toc4578_1693461113" text:style-name="Internetlink-ohne-Auszeichnung" text:visited-style-name="Internetlink-ohne-Auszeichnung"><text:s text:c="2"/>Umsetzung User Story 4: Moderator bewerten<text:tab/>12</text:a></text:p>
          <text:p text:style-name="P89"><text:a xlink:type="simple" xlink:href="#__RefHeading___Toc4580_1693461113" text:style-name="Internetlink-ohne-Auszeichnung" text:visited-style-name="Internetlink-ohne-Auszeichnung">3.1 <text:s/>Präsentationsschicht<text:tab/>12</text:a></text:p>
          <text:p text:style-name="P89"><text:a xlink:type="simple" xlink:href="#__RefHeading___Toc4582_1693461113" text:style-name="Internetlink-ohne-Auszeichnung" text:visited-style-name="Internetlink-ohne-Auszeichnung">3.2 <text:s/>Datenverarbeitung<text:tab/>12</text:a></text:p>
          <text:p text:style-name="P89"><text:a xlink:type="simple" xlink:href="#__RefHeading___Toc4584_1693461113" text:style-name="Internetlink-ohne-Auszeichnung" text:visited-style-name="Internetlink-ohne-Auszeichnung">3.3 <text:s/>Datenerhaltung<text:tab/>12</text:a></text:p>
          <text:p text:style-name="P89"><text:a xlink:type="simple" xlink:href="#__RefHeading___Toc4586_1693461113" text:style-name="Internetlink-ohne-Auszeichnung" text:visited-style-name="Internetlink-ohne-Auszeichnung">3.4 <text:s/>Fehlerbehandlung<text:tab/>13</text:a></text:p>
          <text:p text:style-name="P87"><text:a xlink:type="simple" xlink:href="#__RefHeading___Toc4046_1693461113" text:style-name="Internetlink-ohne-Auszeichnung" text:visited-style-name="Internetlink-ohne-Auszeichnung"><text:s text:c="3"/>5 Anhang<text:tab/>17</text:a></text:p>
          <text:p text:style-name="P87"><text:a xlink:type="simple" xlink:href="#__RefHeading___Toc4048_1693461113" text:style-name="Internetlink-ohne-Auszeichnung" text:visited-style-name="Internetlink-ohne-Auszeichnung"><text:s text:c="3"/>5.1 Sreenshots aus der laufenden Anwendung<text:tab/>17</text:a></text:p>
          <text:p text:style-name="P88"><text:a xlink:type="simple" xlink:href="#__RefHeading___Toc678_2528767534" text:style-name="Internetlink-ohne-Auszeichnung" text:visited-style-name="Internetlink-ohne-Auszeichnung"><text:s text:c="2"/>Übersicht zur Navigation<text:tab/>19</text:a></text:p>
          <text:p text:style-name="P87"><text:a xlink:type="simple" xlink:href="#__RefHeading___Toc1335_1650032118" text:style-name="Internetlink-ohne-Auszeichnung" text:visited-style-name="Internetlink-ohne-Auszeichnung">4 <text:s text:c="2"/>Implementierung<text:tab/>19</text:a></text:p>
          <text:p text:style-name="P87"><text:a xlink:type="simple" xlink:href="#__RefHeading___Toc3604_3926515965" text:style-name="Internetlink-ohne-Auszeichnung" text:visited-style-name="Internetlink-ohne-Auszeichnung">5 <text:s text:c="2"/>Fazit<text:tab/>23</text:a></text:p>
          <text:p text:style-name="P89"><text:a xlink:type="simple" xlink:href="#__RefHeading___Toc4888_1693461113" text:style-name="Internetlink-ohne-Auszeichnung" text:visited-style-name="Internetlink-ohne-Auszeichnung">5.1 <text:s/>Ergebnisse<text:tab/>23</text:a></text:p>
          <text:p text:style-name="P89"><text:a xlink:type="simple" xlink:href="#__RefHeading___Toc4890_1693461113" text:style-name="Internetlink-ohne-Auszeichnung" text:visited-style-name="Internetlink-ohne-Auszeichnung">5.2 <text:s/>Weiterentwicklung<text:tab/>24</text:a></text:p>
          <text:p text:style-name="P89"><text:a xlink:type="simple" xlink:href="#__RefHeading___Toc4892_1693461113" text:style-name="Internetlink-ohne-Auszeichnung" text:visited-style-name="Internetlink-ohne-Auszeichnung">5.3 <text:s/>Limitationen<text:tab/>24</text:a></text:p>
          <text:p text:style-name="P87"><text:a xlink:type="simple" xlink:href="#__RefHeading___Toc2094_3926515965" text:style-name="Internetlink-ohne-Auszeichnung" text:visited-style-name="Internetlink-ohne-Auszeichnung">6 <text:s text:c="2"/>Anhang<text:tab/>III</text:a></text:p>
          <text:p text:style-name="P88"><text:a xlink:type="simple" xlink:href="#__RefHeading___Toc2096_3926515965" text:style-name="Internetlink-ohne-Auszeichnung" text:visited-style-name="Internetlink-ohne-Auszeichnung"><text:s text:c="2"/>Sreenshots aus der laufenden Anwendung<text:tab/>III</text:a></text:p>
        </text:index-body>
      </text:table-of-content>
      <text:p text:style-name="P32"/>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34">Abbildungsverzeichnis</text:p>
          </text:index-title>
          <text:p text:style-name="P31"><text:a xlink:type="simple" xlink:href="#Figure!0%7Csequence" office:name="Figure 1: Screen &quot;Now Playing&quot;" text:style-name="Index_20_Link" text:visited-style-name="Index_20_Link">Figure 1: Screen "Now Playing"<text:tab/>3</text:a></text:p>
        </text:index-body>
      </text:illustration-index>
      <text:p text:style-name="P33"/>
      <text:p text:style-name="Preformatted_20_Text"/>
      <text:p text:style-name="P32"/>
      <text:p text:style-name="P116"/>
      <text:h text:style-name="P91" text:outline-level="1"><text:bookmark-start text:name="__RefHeading___Toc672_2528767534"/><text:span text:style-name="T2"><text:s/></text:span><text:span text:style-name="T3">Einleitung</text:span><text:bookmark-end text:name="__RefHeading___Toc672_2528767534"/></text:h>
      <text:h text:style-name="P99" text:outline-level="2"><text:bookmark-start text:name="__RefHeading___Toc674_2528767534"/>Problemstellung<text:bookmark-end text:name="__RefHeading___Toc674_2528767534"/></text:h>
      <text:p text:style-name="P40">Ein lokaler Radiosender soll durch eine mobile Anwendung unterstützt werden, um die Interaktion mit Hörer:innen zu verbessern. Im Mittelpunkt stehen kurze Nutzungssitzungen, die schnelle Bereitstellung von Informationen (z. B. aktuell gespielter Titel) sowie direkte Rückmeldungen über Bewertungen und Songwünsche. Daraus ergeben sich typische Anforderungen: klare UI-Zustände (Laden, Inhalt, Fehler), konsistente Verarbeitung von Nutzeraktionen und eine Architektur, die spätere Anbindungen an externe Sender-Systeme ermöglicht.</text:p>
      <text:p text:style-name="P147"><text:span text:style-name="T9">Da keine Stakeholder für Rückfragen zur Verfügung stehen, müssen Detailentscheidungen durch dokumentierte Annahmen getroffen werden. Externe Systeme werden im Prototyp nicht real angebunden, sondern über definierte Schnittstellen mit Stub-Implementierungen abgebildet.</text:span></text:p>
      <text:p text:style-name="P147"><text:span text:style-name="T64">Kenntlich machen das es aus der aufgabe zitiert wurde </text:span></text:p>
      <text:h text:style-name="P104" text:outline-level="2"><text:bookmark-start text:name="__RefHeading___Toc676_2528767534"/><text:span text:style-name="T14">Ziel <text:s/></text:span><text:span text:style-name="T65">des Projekts</text:span><text:bookmark-end text:name="__RefHeading___Toc676_2528767534"/></text:h>
      <text:p text:style-name="P113">Hier würde ich auch die user story form nehmen. Also anstelle von „bewertung der playlist“ „als hörer des senders möchte ich die aktuelle playlist bewerten können“</text:p>
      <text:p text:style-name="P25">Ziel ist die prototypische Umsetzung einer Radio-App, die die folgenden User Stories abdeckt:</text:p>
      <text:p text:style-name="P25"/>
      <text:list text:style-name="L1">
        <text:list-item>
          <text:p text:style-name="P120"><text:span text:style-name="Strong_20_Emphasis"><text:span text:style-name="T66">Technische Story (TS): Projektinitialisierung, Grundgerüst der Anwendung</text:span></text:span></text:p>
          <text:list>
            <text:list-item>
              <text:p text:style-name="P122"><text:span text:style-name="Strong_20_Emphasis"><text:span text:style-name="T66">Git repository anlegen</text:span></text:span></text:p>
            </text:list-item>
            <text:list-item>
              <text:p text:style-name="P122"><text:span text:style-name="Strong_20_Emphasis"><text:span text:style-name="T66">Initialisierung des Projekts</text:span></text:span></text:p>
            </text:list-item>
            <text:list-item>
              <text:p text:style-name="P122"><text:span text:style-name="Strong_20_Emphasis"><text:span text:style-name="T66">Implementieren der Navigations logik </text:span></text:span></text:p>
            </text:list-item>
          </text:list>
        </text:list-item>
        <text:list-item>
          <text:p text:style-name="P122"><text:span text:style-name="Strong_20_Emphasis"><text:span text:style-name="T13">US1:</text:span></text:span><text:span text:style-name="T13"> Anzeige des aktuell gespielten Titels</text:span></text:p>
        </text:list-item>
        <text:list-item>
          <text:p text:style-name="P120"><text:span text:style-name="Strong_20_Emphasis"><text:span text:style-name="T13">US2:</text:span></text:span><text:span text:style-name="T13"> Bewertung der Playlist (1 bis 5 Sterne)</text:span></text:p>
        </text:list-item>
        <text:list-item>
          <text:p text:style-name="P120"><text:span text:style-name="Strong_20_Emphasis"><text:span text:style-name="T13">US3:</text:span></text:span><text:span text:style-name="T13"> Senden eines Songwunsches (Nachricht maximal 200 Zeichen)</text:span></text:p>
        </text:list-item>
        <text:list-item>
          <text:p text:style-name="P121"><text:span text:style-name="Strong_20_Emphasis"><text:span text:style-name="T13">US4:</text:span></text:span><text:span text:style-name="T13"> Bewertung der Moderator:in (1 bis 5 Sterne)</text:span></text:p>
        </text:list-item>
        <text:list-item>
          <text:p text:style-name="P121"><text:span text:style-name="Strong_20_Emphasis"><text:span text:style-name="T13">US5:</text:span></text:span><text:span text:style-name="T13"> Moderator-Dashboard zur Sichtung aktueller Bewertungen und Songwünsche inklusive NEU-Markierung</text:span></text:p>
        </text:list-item>
      </text:list>
      <text:p text:style-name="P148"><text:span text:style-name="T13">Bei Projektabschluss soll ein erweiterbarer und wartbarer Prototyp stehen. Der Fokus liegt auf der Umsetzung der Funktionalität in einer einer sauberen Architektur um eine Weiterentwicklung <text:s/>und Wartung zu erleichern. Die </text:span></text:p>
      <text:p text:style-name="P127"><text:span text:style-name="T74">Erfolgskriterium ist nicht Produktionsreife, sondern eine nachvollziehbare und erweiterbare Lösung mit klarer Trennung von Präsentation, Geschäftslogik und Datenzugriff. </text:span></text:p>
      <text:p text:style-name="P151"><text:span text:style-name="T13">Die Backendanbindung wird als gegeben angenommen und durch mock repositories implementiert. </text:span></text:p>
      <text:p text:style-name="P127"><text:soft-page-break/><text:span text:style-name="T74">Zusätzlich sollen Zustände und Nutzeraktionen konsistent modelliert werden, um Lade- und Interaktionssituationen nachvollziehbar darzustellen.</text:span></text:p>
      <text:p text:style-name="P127"><text:span text:style-name="T67">Das Projekt wurde in der Planungsphase in User Storys aufgeteilt </text:span><text:span text:style-name="T68">welche Am Ende des Projekts vollständig umgesetzt sein sollen. </text:span><text:span text:style-name="T13"><text:line-break/></text:span><text:span text:style-name="Strong_20_Emphasis"><text:span text:style-name="T74">Akzeptanzkriterien:</text:span></text:span><text:span text:style-name="T74"> werden im Bericht pro User Story (Kapitel 3) beschrieben, nicht als separate Artefakte im Code geführt.</text:span><text:span text:style-name="T75"> <text:s/></text:span><text:span text:style-name="T76"><text:line-break/></text:span> </text:p>
      <text:h text:style-name="P100" text:outline-level="2"><text:bookmark-start text:name="__RefHeading___Toc1757_2528767534"/>Vorgehen<text:bookmark-end text:name="__RefHeading___Toc1757_2528767534"/></text:h>
      <text:p text:style-name="P112"><text:span text:style-name="T25"/></text:p>
      <text:p text:style-name="P149">1. Evaluieren welches Framework genutzt wird ( entscheidung KMP ) alternativen react, flutter</text:p>
      <text:p text:style-name="P149">2. Entscheidung zur Architektur und Software Design.</text:p>
      <text:p text:style-name="P149">3. Anlegen der User Storys. Festlegen der Reihenfolge und Zuständigkeit</text:p>
      <text:p text:style-name="P149">1 und 2 und 3 noch ausformulieren</text:p>
      <text:p text:style-name="P162"><text:span text:style-name="T70">4.</text:span><text:span text:style-name="T82"> </text:span>Die Umsetzung erfolgt iterativ. <text:span text:style-name="T70">Nach anlegen des Grundgerüsts ist auf dem Mainbranch des repositories immer ein lauffähiger stand. Auf Die entwickler arbeiten auf feature branches <text:s/>welche bei abschluss in den main branch überführt werden ( merge request )</text:span></text:p>
      <text:p text:style-name="P162">Zunächst wird ein lauffähiges Grundgerüst aus Navigation, DI <text:span text:style-name="T73">und State-Management</text:span> aufgebaut. Anschließend werden die User Stories schrittweise umgesetzt <text:span text:style-name="T73">und in die Navigation integriert.</text:span> </text:p>
      <text:p text:style-name="P163"><text:span text:style-name="T62">Parallel zu umsetzung wird der Projektbericht erstellt. </text:span><text:s/></text:p>
      <text:p text:style-name="P162">Der Bericht dokumentiert Architektur, Navigation sowie die Umsetzung der User Stories entlang der Schichten (Präsentation, Geschäftslogik, Datenhaltung, Fehlerbehandlung).</text:p>
      <text:p text:style-name="P149">Das mit den tests evtl weg lassen? Wir stoßen die sonst nochmal mit der nase drauf das wir keine tests haben. Ich würd einfach im Ausblick darauf eingehen. <text:s/>Sowas wie <text:s/>„zur weiterentwicklung sollte zunächst das bestehende blablabla mit tests abgeckt werden um regressionsfehler zu vermeiden“ </text:p>
      <text:p text:style-name="P164">Ergänzend wird eine manuelle Teststrategie dokumentiert, da im aktuellen Repository-Stand keine automatisierten Tests umgesetzt sind. Eine automatisierte Testabdeckung wird als nächster Schritt vorgesehen.</text:p>
      <text:p text:style-name="P54"><text:span text:style-name="Strong_20_Emphasis"><text:span text:style-name="T15">Prozessnachweis:</text:span></text:span><text:span text:style-name="T15"> nicht im Code enthalten; wird über Issue-Tabelle oder Board-Screenshot ergänzt (</text:span><text:span text:style-name="T16">NOCH ERSTELLEN UND EINFÜGEN</text:span><text:span text:style-name="T15">).</text:span></text:p>
      <text:p text:style-name="P63"/>
      <text:p text:style-name="P63"/>
      <text:p text:style-name="P63"/>
      <text:h text:style-name="P105" text:outline-level="2"><text:bookmark-start text:name="__RefHeading___Toc4552_1693461113"/><text:span text:style-name="T26">Anforderungsmanagment</text:span><text:bookmark-end text:name="__RefHeading___Toc4552_1693461113"/></text:h>
      <text:h text:style-name="P105" text:outline-level="2"><text:bookmark-start text:name="__RefHeading___Toc4554_1693461113"/><text:span text:style-name="T17">1.4.1 U</text:span><text:span text:style-name="T15">ser‑Stories</text:span><text:bookmark-end text:name="__RefHeading___Toc4554_1693461113"/></text:h>
      <text:p text:style-name="P114"><text:span text:style-name="T8">A</text:span><text:span text:style-name="T7">ufbau der user story mit AK. Umsetzung der US ist klar hier würde ich eher erwarten wie es zu den US kam also die anforderung „aufgenommen“ wurden. </text:span></text:p>
      <text:p text:style-name="P165"><text:soft-page-break/>Im Fokus stehen die nachvollziehbare Umsetzung der fünf User Stories, eine klare Architektur, transparent dokumentierte Annahmen sowie die Abbildung externer Sender‑Systeme über definierte Schnittstellen mit Stub‑Implementierungen.</text:p>
      <text:p text:style-name="P27"><text:span text:style-name="T27">1.4.2 </text:span>Nicht‑Ziele</text:p>
      <text:p text:style-name="P26">Die Aufgabenstellung zielt auf eine prototypische Umsetzung zum Nachweis methodischer und technischer Kompetenzen ab. Produktionsnahe Integrationen und zusätzliche Erweiterungen werden bewusst nicht betrachtet. Dazu zählen insbesondere:</text:p>
      <text:list text:style-name="L2">
        <text:list-item>
          <text:p text:style-name="P123">keine echte Sender‑API‑Anbindung, ausschließlich Stubs</text:p>
        </text:list-item>
        <text:list-item>
          <text:p text:style-name="P123">keine Persistenz, Daten werden nur in‑memory gehalten</text:p>
        </text:list-item>
        <text:list-item>
          <text:p text:style-name="P123">keine umfassende Offline‑Strategie</text:p>
        </text:list-item>
        <text:list-item>
          <text:p text:style-name="P124">keine automatisierten Tests <text:span text:style-name="T73">im aktuellen Repository‑Stand, </text:span><text:span text:style-name="T81">stattdessen manuelle Evaluation</text:span></text:p>
        </text:list-item>
      </text:list>
      <text:p text:style-name="P28">1.4.3 Rahmenbedingungen und Annahmen</text:p>
      <text:p text:style-name="P26">Da keine Stakeholder verfügbar sind, werden folgende Annahmen und Rahmenbedingungen festgelegt:</text:p>
      <text:p text:style-name="P26"><text:span text:style-name="T71">annahme dass das der radio sender ein funktionierendes backend hat welches eine REST Schnittstelle bereitgestellt. Diese Schnittstellen simulieren wir mittels mock daten in mock repositorys. Evtl könnte genau <text:s/>auf die schnittstellen eingehen welche wir erwarten muss aber nich. </text:span></text:p>
      <text:list text:style-name="L3">
        <text:list-item>
          <text:p text:style-name="P125">Externe Sender-Systeme sind im Prototyp ausschließlich über Stubs abgebildet.</text:p>
        </text:list-item>
        <text:list-item>
          <text:p text:style-name="P150">Das würde ja durch das backend erledigt werden. Wir speichern das im mock repo was ja das backend ist. Deswegen einfach weg lassen. </text:p>
        </text:list-item>
        <text:list-item>
          <text:p text:style-name="P166">Daten werden nur im In-Memory Store gehalten; Persistenz ist nicht umgesetzt.</text:p>
        </text:list-item>
        <text:list-item>
          <text:p text:style-name="P166">Fehlerpfade sind implementiert, jedoch aufgrund der Stub-Konfiguration in der Demo nur eingeschränkt reproduzierbar.</text:p>
        </text:list-item>
        <text:list-item>
          <text:p text:style-name="P152">Willst du das wirklich schreiben? Ist eher zu unserem nachteil oder?</text:p>
        </text:list-item>
        <text:list-item>
          <text:p text:style-name="P125">US1: Initiale Ladefehler werden nicht angezeigt; ein fachlicher Empty-State für „kein aktueller Titel“ ist nicht implementiert.</text:p>
        </text:list-item>
        <text:list-item>
          <text:p text:style-name="P150">Passt hier irgendwie nicht so ganz hin finde ich. </text:p>
        </text:list-item>
        <text:list-item>
          <text:p text:style-name="P166">US5: Neue Einträge werden nach dem Laden als gesehen markiert; der „NEU“-Status verschwindet im UI erst nach erneutem Öffnen der Ansicht.</text:p>
        </text:list-item>
        <text:list-item>
          <text:p text:style-name="P152">Der Prototyp soll auf Android ausgebracht werden</text:p>
        </text:list-item>
        <text:list-item>
          <text:p text:style-name="P152">Die App soll zukünftig auch auf anderen Platformnen genutzt werden (IOS, WEB, Desktop). </text:p>
        </text:list-item>
      </text:list>
      <text:h text:style-name="P92" text:outline-level="1"><text:bookmark-start text:name="__RefHeading___Toc1761_2528767534"/><text:bookmark-start text:name="architektur-der-ghostnet-anwendung"/><text:soft-page-break/><text:span text:style-name="T21">Ü</text:span><text:bookmark-end text:name="architektur-der-ghostnet-anwendung"/><text:span text:style-name="T21">bersicht der </text:span><text:span text:style-name="T20">Implementierung</text:span> <text:bookmark-end text:name="__RefHeading___Toc1761_2528767534"/></text:h>
      <text:h text:style-name="P101" text:outline-level="2"><text:bookmark-start text:name="architekturübersicht"/><text:bookmark-start text:name="__RefHeading___Toc3181_1225980438"/>Architekturübersicht<text:bookmark-end text:name="__RefHeading___Toc3181_1225980438"/></text:h>
      <text:p text:style-name="P41">Die Anwendung ist als Kotlin Multiplatform Projekt strukturiert. Zentrale UI- und Logikbestandteile liegen plattformunabhängig im Shared-Modul, während Android ausschließlich den Einstiegspunkt bereitstellt. Dadurch wird ein <text:span text:style-name="T72">Platformunabhängiger</text:span><text:span text:style-name="T83"> </text:span><text:s/><text:span text:style-name="T73">konsistenter</text:span> Kern geschaffen, der später für weitere Plattformen nutzbar <text:span text:style-name="T73">wäre</text:span> <text:span text:style-name="T71">ist</text:span>. <text:span text:style-name="T73">Die Umsetzung fokussiert im aktuellen Stand auf Android als Zielplattform.</text:span></text:p>
      <text:p text:style-name="P154">Die RadioApp folgt einer klassischen Schichtenarchitektur, die aus vier Schichten besteht: Domain Layer, Infrastructure Layer, Application Layer und Presentation Layer. Die Abhängigkeitsrichtung verläuft dabei stets von aussen nach innen. Das bedeutet, dass äussere Schichten innere Schichten kennen und nutzen dürfen, aber niemals umgekehrt. Die Domain-Schicht bildet den innersten Kern und hat keinerlei Abhängigkeiten zu anderen Schichten. Dieses Prinzip stellt sicher, dass die Geschäftslogik unabhängig von technischen Details bleibt und einzelne Schichten austauschbar sind.</text:p>
      <text:h text:style-name="Heading_20_3" text:outline-level="3"><text:bookmark-start text:name="__RefHeading___Toc4556_1693461113"/>Domain Layer<text:bookmark-end text:name="__RefHeading___Toc4556_1693461113"/></text:h>
      <text:p text:style-name="P154">Der Domain Layer bildet das Herzstück der Anwendung. Er enthält die fachlichen Modelle, die als reine Datenklassen definiert sind, sowie die Repository-Interfaces, die abstrakte Verträge für den Datenzugriff darstellen. Zusätzlich befinden sich hier domänenspezifische Exceptions, die fachliche Fehlerfälle abbilden.</text:p>
      <text:p text:style-name="P154">Diese Schicht hat keine Abhängigkeiten zu anderen Schichten oder externen Bibliotheken. Sie definiert ausschliesslich, was die Anwendung fachlich abbildet, ohne festzulegen, wie die Daten beschafft oder dargestellt werden. Die Repository-Interfaces dienen als Vertrag, den die Infrastructure-Schicht einhalten muss.</text:p>
      <text:h text:style-name="Heading_20_3" text:outline-level="3"><text:bookmark-start text:name="__RefHeading___Toc4558_1693461113"/>Infrastructure Layer<text:bookmark-end text:name="__RefHeading___Toc4558_1693461113"/></text:h>
      <text:p text:style-name="P154">Der Infrastructure Layer ist für die konkrete Umsetzung der im Domain Layer definierten Repository-Interfaces zuständig. Hier befinden sich die tatsächlichen Implementierungen, die festlegen, woher die Daten kommen. In der aktuellen Fassung der Anwendung wird beispielsweise ein MockSongRepository verwendet, das Testdaten bereitstellt.</text:p>
      <text:p text:style-name="P154">Diese Schicht hängt vom Domain Layer ab, da sie dessen Interfaces implementiert. Sie kennt die fachlichen Modelle und gibt diese zurück. Die Kommunikation erfolgt ausschliesslich über die im Domain Layer definierten Schnittstellen, sodass die konkrete Implementierung jederzeit ausgetauscht werden kann, etwa gegen eine Anbindung an eine echte Datenbank oder eine REST-API.</text:p>
      <text:h text:style-name="P108" text:outline-level="3"><text:bookmark-start text:name="__RefHeading___Toc4560_1693461113"/>Application Layer<text:bookmark-end text:name="__RefHeading___Toc4560_1693461113"/></text:h>
      <text:p text:style-name="P154">Der Application Layer enthält die Services, die die eigentliche Geschäftslogik orchestrieren. Diese Services nutzen die Repository-Interfaces aus dem Domain Layer, um Daten abzurufen und zu verarbeiten. Sie bündeln fachliche Abläufe und stellen diese der Presentation-Schicht zur Verfügung.</text:p>
      <text:p text:style-name="P154">Die Abhängigkeiten dieser Schicht richten sich ausschliesslich nach innen, also zum Domain Layer. Die Services kennen weder die konkreten Repository-Implementierungen noch die UI-<text:soft-page-break/>Komponenten. Die Kommunikation mit der Infrastructure-Schicht erfolgt indirekt über die abstrakten Interfaces, die zur Laufzeit durch Dependency Injection aufgelöst werden.</text:p>
      <text:h text:style-name="Heading_20_3" text:outline-level="3"><text:bookmark-start text:name="__RefHeading___Toc4562_1693461113"/>Presentation Layer mit MVI-Pattern<text:bookmark-end text:name="__RefHeading___Toc4562_1693461113"/></text:h>
      <text:p text:style-name="P154">Der Presentation Layer stellt die Benutzeroberfläche dar und folgt dem MVI-Pattern (Model-View-Intent). Das Pattern besteht aus fünf Bestandteilen:</text:p>
      <text:p text:style-name="P154">Ein Intent repräsentiert eine Benutzeraktion als versiegelte Klasse, etwa das Abspielen eines Songs oder das Bewerten einer Playlist. Ein Mode beschreibt den groben Bildschirmzustand (Loading, Loaded, Error) und bestimmt die angezeigte Hauptansicht. Der State fasst den vollständigen UI-Zustand zusammen, enthält den Mode sowie alle darzustellenden Daten und ist unveränderlich. Das ViewModel empfängt Intents, verarbeitet sie über Application-Services und stellt den aktualisierten State als reaktiven Datenstrom bereit. Der Screen ist eine Composable-Funktion, die den State rendert und je nach Mode die passende Ansicht zeigt. Jede Composable-Funktion liegt in einer eigenen Datei.</text:p>
      <text:p text:style-name="P154">Der Datenfluss ist unidirektional: Nutzeraktion wird zum Intent, das ViewModel verarbeitet ihn, aktualisiert den State, und die UI reagiert auf die Änderung. Beispiel: Der Nutzer tippt auf Sterne, ein RatePlaylist-Intent wird erzeugt, das ViewModel speichert die Bewertung über den Service und aktualisiert den State, woraufhin die UI die neue Bewertung anzeigt.</text:p>
      <text:p text:style-name="P154">Mode und State sind bewusst getrennt. Der Mode steuert die Hauptansicht, der State enthält die konkreten Daten innerhalb dieser Ansicht.</text:p>
      <text:h text:style-name="P108" text:outline-level="3"><text:bookmark-start text:name="__RefHeading___Toc4564_1693461113"/>Abhängigkeitsregel und Dependency Injection via Koin<text:bookmark-end text:name="__RefHeading___Toc4564_1693461113"/></text:h>
      <text:p text:style-name="P154">Abhängigkeiten zeigen stets von aussen nach innen: Presentation kennt Application, Application kennt Domain, Infrastructure implementiert die Domain-Interfaces. Keine innere Schicht kennt eine äussere.</text:p>
      <text:p text:style-name="P154">Koin dient als Dependency-Injection-Framework. In einem zentralen Modul werden Repository-Implementierungen den Domain-Interfaces zugeordnet sowie Services und ViewModels registriert. In der Presentation-Schicht werden ViewModels über koinViewModel abgerufen.</text:p>
      <text:p text:style-name="P167">Die Architektur folgt einer Schichtenarchitektur mit klarer Trennung der Verantwortlichkeiten. In der Präsentationsschicht befinden sich die Screens und UI-Komponenten auf Basis von Jetpack Compose <text:span text:style-name="T72">Multiplatform</text:span><text:span text:style-name="T83"> </text:span>sowie die zugehörigen ViewModels. Die ViewModels verwalten den UI-Zustand über StateFlow und modellieren Zustände und Aktionen über sealed States und Intents. Dadurch entsteht ein MVI-ähnlicher Steuerungsfluss: Nutzerinteraktionen werden als Intent verarbeitet, die ViewModel-Logik reduziert diese in einen neuen Zustand und die UI rendert daraus deterministisch den aktuellen Screen.</text:p>
      <text:p text:style-name="P167">Die Geschäftslogik ist in Services gekapselt. Diese Services stellen die Use Cases für den Abruf und die Verarbeitung der relevanten Daten bereit, beispielsweise „aktueller Song“, „Playlist laden“, „Playlist bewerten“, „Songwunsch senden“, „Moderator laden“ und „Moderator bewerten“. Für die Moderator-Ansicht existiert zusätzlich ein Service, der Dashboard-Daten bündelt und die „gesehen“-Markierung verwaltet. Die Rückgaben erfolgen konsistent über Result&lt;T&gt;, wodurch Erfolg und Fehler semantisch klar getrennt werden können, auch wenn Fehler in der aktuellen Stub-Konfiguration nur eingeschränkt auftreten.</text:p>
      <text:p text:style-name="P167">Die Datenhaltung ist über Repository-Interfaces abstrahiert. Diese Interfaces definieren die Systemgrenzen zu den angenommenen Sender-Systemen. Im Prototyp werden sie vollständig <text:soft-page-break/>durch Stub-Implementierungen realisiert. Die Stubs greifen auf einen gemeinsamen In-Memory Store zu, der Seed-Daten, Bewertungsdaten, Songwünsche sowie Seen-Flags hält. Dadurch ist das System ohne Backend lauffähig und demonstriert die geplanten Integrationspunkte. Zusätzlich wird ein Flow zur Anzahl ungesehener Einträge bereitgestellt, wodurch UI-Elemente wie Badges reaktiv aktualisiert werden können.</text:p>
      <text:p text:style-name="P41"><text:span text:style-name="Strong_20_Emphasis"><text:span text:style-name="T28">Einfügehinweis Screenshot:</text:span></text:span></text:p>
      <text:list text:style-name="L4">
        <text:list-item>
          <text:p text:style-name="P129"><text:span text:style-name="Strong_20_Emphasis"><text:span text:style-name="T28">[Abbildung: Architekturübersicht einfügen]</text:span></text:span><text:span text:style-name="T28"> Screenshot der Projektstruktur (z.B. Modulansicht oder Package-Übersicht in Android Studio) oder ein einfaches selbst erstelltes Diagramm „UI/ViewModel → Service → Repository → Stub/MockDataStore“.</text:span></text:p>
        </text:list-item>
        <text:list-item>
          <text:p text:style-name="P130">Diese Abbildung erhöht Nachvollziehbarkeit und Qualität, ohne neue Features zu behaupten.</text:p>
        </text:list-item>
      </text:list>
      <text:p text:style-name="P41"><text:span text:style-name="Strong_20_Emphasis"><text:span text:style-name="T28">Noch zu erklären (kurz, aber wichtig):</text:span></text:span></text:p>
      <text:list text:style-name="L5">
        <text:list-item>
          <text:p text:style-name="P131">Der Bericht sollte einmal prägnant festhalten, dass „DDD“ im Sinne klassischer DDD-Patterns nicht umgesetzt wurde. Hier ist „Schichtenarchitektur“ die präzise Bezeichnung. Das verhindert Missverständnisse in der Bewertung. » <text:span text:style-name="T31">Domain Driven evtl. Android spezifisch</text:span></text:p>
        </text:list-item>
      </text:list>
      <text:h text:style-name="P102" text:outline-level="2"><text:bookmark-start text:name="__RefHeading___Toc3181_1225980438 Copy 2"/>Navigation<text:bookmark-end text:name="__RefHeading___Toc3181_1225980438 Copy 2"/></text:h>
      <text:p text:style-name="P42">Die Navigation ist tab-basiert aufgebaut. Es existieren vier Top-Level-Routen, die über eine Bottom Navigation erreichbar sind:</text:p>
      <text:list text:style-name="L6">
        <text:list-item>
          <text:p text:style-name="P132">NowPlaying</text:p>
        </text:list-item>
        <text:list-item>
          <text:p text:style-name="P132">Playlist</text:p>
        </text:list-item>
        <text:list-item>
          <text:p text:style-name="P132">Feedback (Songwunsch)</text:p>
        </text:list-item>
        <text:list-item>
          <text:p text:style-name="P132">Moderator (Dashboard)</text:p>
        </text:list-item>
      </text:list>
      <text:p text:style-name="P42">Der Wechsel zwischen diesen Routen ist bewusst flach gehalten, um kurze Nutzungssitzungen zu unterstützen und zentrale Funktionen ohne tiefe Navigation zugänglich zu machen.</text:p>
      <text:p text:style-name="P42">Zusätzliche Unterseiten werden nicht als eigene Routen umgesetzt. Stattdessen werden modale Bottom Sheets für Bewertungsflüsse verwendet.</text:p>
      <text:list text:style-name="L7">
        <text:list-item>
          <text:p text:style-name="P133">Das Playlist-Rating wird aus der Playlist-Ansicht heraus über ein Bottom Sheet geöffnet.</text:p>
        </text:list-item>
        <text:list-item>
          <text:p text:style-name="P133">Die Moderatorbewertung wird im Kontext der Now-Playing-Ansicht ebenfalls über ein Bottom Sheet angeboten.</text:p>
        </text:list-item>
      </text:list>
      <text:p text:style-name="P42">Bestätigungen und Fehlermeldungen erscheinen als Snackbars, wodurch Interaktionen bestätigt werden, ohne den Nutzerfluss zu unterbrechen.</text:p>
      <text:p text:style-name="P41">Eine reaktive Ergänzung besteht in der Anzeige einer Badge am Moderator-Tab, die die Anzahl ungesehener Einträge aus dem Dashboard aggregiert. Damit entsteht ein leichter „Pull“-Mechanismus: ohne automatische Aktualisierung der Listen wird sichtbar, ob neue Inhalte zu prüfen sind. Zusätzlich sind Ressourcen für Internationalisierung vorbereitet (values und values-de), wodurch UI-Texte mindestens zweisprachig angelegt werden können.</text:p>
      <text:p text:style-name="P41"><text:soft-page-break/><text:span text:style-name="Strong_20_Emphasis"/></text:p>
      <text:p text:style-name="P41"><text:span text:style-name="Strong_20_Emphasis">Einfügehinweise Screenshot:</text:span></text:p>
      <text:list text:style-name="L8">
        <text:list-item>
          <text:p text:style-name="P134"><text:span text:style-name="Strong_20_Emphasis">[Abbildung: Bottom Navigation mit Tabs]</text:span> Screenshot der App mit sichtbarer Bottom Navigation (Startzustand).</text:p>
        </text:list-item>
        <text:list-item>
          <text:p text:style-name="P134"><text:span text:style-name="Strong_20_Emphasis">[Abbildung: Badge am Moderator-Tab]</text:span> Screenshot, sobald ungesehene Einträge existieren und die Badge sichtbar ist. Falls das nur in bestimmten Seed-Daten-Zuständen sichtbar wird, sollte der Zustand vor dem Screenshot gezielt hergestellt werden.</text:p>
        </text:list-item>
      </text:list>
      <text:p text:style-name="P41"><text:span text:style-name="Strong_20_Emphasis">Noch zu erklären:</text:span></text:p>
      <text:list text:style-name="L9">
        <text:list-item>
          <text:p text:style-name="P135">Kurz begründen, warum Bottom Sheets statt zusätzlicher Screens genutzt werden (geringe Klicktiefe, schnelle Interaktion). Das ist keine neue Funktion, sondern eine UI-Entscheidung.</text:p>
        </text:list-item>
      </text:list>
      <text:h text:style-name="P93" text:outline-level="1"><text:bookmark-start text:name="__RefHeading___Toc4040_1693461113"/>Implementierung <text:span text:style-name="T77">Hauptkapitel immer auf einer neuen Seite </text:span><text:span text:style-name="T78">beginnen</text:span><text:span text:style-name="T77">)</text:span><text:bookmark-end text:name="__RefHeading___Toc4040_1693461113"/></text:h>
      <text:p text:style-name="P115"><text:span text:style-name="T80"/></text:p>
      <text:h text:style-name="P106" text:outline-level="2"><text:bookmark-start text:name="__RefHeading___Toc4878_1693461113"/><text:span text:style-name="T12">Umsetzung Technischer Story: Projekt initialisieren, App Grundgerüst implementieren</text:span><text:bookmark-end text:name="__RefHeading___Toc4878_1693461113"/></text:h>
      <text:h text:style-name="Heading_20_3" text:outline-level="3"><text:bookmark-start text:name="__RefHeading___Toc4880_1693461113"/>Präsentationsschicht<text:bookmark-end text:name="__RefHeading___Toc4880_1693461113"/></text:h>
      <text:p text:style-name="P110">Das Grundgerüst der Navigation wird als zentrale App-Composable angelegt, die als Einstiegspunkt der Anwendung dient. Diese App-Composable enthält eine Navigation, die zwischen den einzelnen Screens wechselt. Jeder Screen erhält eine eigene Route, etwa PlaylistRoute, NowPlayingRoute, SongRequestRoute und ModeratorRatingRoute.</text:p>
      <text:p text:style-name="P110">Eine untere Navigationsleiste ermöglicht dem Nutzer das Wechseln zwischen den Hauptbereichen der App. Jeder Navigationseintrag verweist auf die entsprechende Route und den zugehörigen Screen. Die Screens selbst sind zunächst als Platzhalter angelegt und zeigen lediglich den Namen des Bildschirms an. Sie werden in den jeweiligen Feature-Stories mit Inhalt gefüllt.</text:p>
      <text:p text:style-name="P111"><text:span text:style-name="T62">Jeder Screen liegt in einer eigenen Datei innerhalb des Presentation-Ordners, gruppiert nach Feature. Die Ordnerstruktur wird entsprechend angelegt, also je ein Unterordner für playing, playlist, songrequest und moderatorrating.</text:span></text:p>
      <text:h text:style-name="Heading_20_3" text:outline-level="3"><text:bookmark-start text:name="__RefHeading___Toc4882_1693461113"/>Datenverarbeitung<text:bookmark-end text:name="__RefHeading___Toc4882_1693461113"/></text:h>
      <text:p text:style-name="P110">Im Application Layer werden die Service-Klassen als leere Grundgerüste angelegt. Jeder Service erhält seine Repository-Abhängigkeit über den Konstruktor. Die eigentliche Geschäftslogik wird in den Feature-Stories implementiert, aber die Klassen existieren bereits, damit die Dependency-Injection-Konfiguration vollständig ist.</text:p>
      <text:p text:style-name="P110">Die Services werden im Koin-Modul registriert. Ein ServiceModule fasst alle Services zusammen, etwa den PlaylistService, den NowPlayingService, den SongRequestService und den ModeratorRatingService. Ebenso werden die ViewModels in einem ViewModelModule registriert, sodass sie in den Screens über koinViewModel abgerufen werden können.</text:p>
      <text:p text:style-name="P110">Das zentrale AppModule bündelt alle Teilmodule: das RepositoryModule, das ServiceModule und das ViewModelModule. Dieses AppModule wird beim Start der Anwendung in die Koin-Initialisierung übergeben.</text:p>
      <text:h text:style-name="P109" text:outline-level="3"><text:bookmark-start text:name="__RefHeading___Toc4884_1693461113"/>Datenerhaltung<text:bookmark-end text:name="__RefHeading___Toc4884_1693461113"/></text:h>
      <text:p text:style-name="P110">Im Domain Layer werden die Repository-Interfaces als leere Verträge angelegt. Jedes Interface definiert die Methodensignaturen, die später von den Feature-Stories befüllt werden. Die zugehörigen Domain-Models werden ebenfalls als Datenklassen angelegt, zunächst mit den grundlegenden Feldern.</text:p>
      <text:p text:style-name="P110">Im Infrastructure Layer werden die Mock-Implementierungen der Repositories angelegt. Jedes MockRepository implementiert das zugehörige Interface aus dem Domain Layer und gibt vorerst leere Listen oder Standardwerte zurück. Diese Implementierungen werden im RepositoryModule in Koin registriert und den entsprechenden Interfaces zugeordnet.</text:p>
      <text:p text:style-name="P110">Die Zuordnung erfolgt so, dass Koin bei einer Anfrage nach einem Repository-Interface automatisch die Mock-Implementierung liefert. Dadurch können alle Schichten von Beginn an zusammenarbeiten, auch wenn die eigentliche Datenlogik noch nicht implementiert ist.</text:p>
      <text:h text:style-name="Heading_20_3" text:outline-level="3"><text:bookmark-start text:name="__RefHeading___Toc4886_1693461113"/>Fehlerbehandlung<text:bookmark-end text:name="__RefHeading___Toc4886_1693461113"/></text:h>
      <text:p text:style-name="P110"/>
      <text:p text:style-name="P110"><text:soft-page-break/>Im Domain Layer wird ein Grundgerüst für domänenspezifische Exceptions angelegt. Eine allgemeine App Exception dient als Basisklasse, von der spezifische Exceptions wie InvalidSongRequestException oder InvalidRatingException abgeleitet werden. Diese Exceptions werden in den Feature-Stories verwendet, stehen aber von Anfang an zur Verfügung.</text:p>
      <text:p text:style-name="P110">In den ViewModels wird ein einheitliches Muster für die Fehlerbehandlung vorbereitet. Jedes ViewModel fängt Exceptions aus den Service-Aufrufen ab und setzt den Mode auf Error mit der entsprechenden Fehlermeldung. Dieses Muster wird als Vorlage in einem ersten ViewModel umgesetzt und dient den weiteren Feature-Stories als Referenz.</text:p>
      <text:p text:style-name="P110">Falls die Koin-Konfiguration fehlerhaft ist, etwa weil eine Abhängigkeit nicht registriert wurde, wirft Koin beim Start der Anwendung eine Exception. Dies wird frühzeitig erkannt, da die App ohne vollständige Konfiguration nicht startet. Die Konfiguration wird daher nach dem Anlegen aller Module einmal geprüft, indem die Anwendung gestartet und die korrekte Auflösung aller Abhängigkeiten verifiziert wird. </text:p>
      <text:h text:style-name="P103" text:outline-level="2"><text:bookmark-start text:name="__RefHeading___Toc4566_1693461113"/><text:span text:style-name="T12">Umsetzung User Story 1: Aktueller Titel anzeigen</text:span><text:bookmark-end text:name="__RefHeading___Toc4566_1693461113"/></text:h>
      <text:h text:style-name="P107" text:outline-level="3"><text:bookmark-start text:name="__RefHeading___Toc4568_1693461113"/>Präsentationsschicht<text:bookmark-end text:name="__RefHeading___Toc4568_1693461113"/></text:h>
      <text:p text:style-name="P49">Beim Aufruf der Now‑Playing‑Route wird der NowPlaying‑Screen angezeigt. Die UI rendert abhängig vom Zustand des ViewModels. Es existieren Zustände für Laden, Idle, Wiedergabe und Fehler. In der Wiedergabeansicht zeigt die Song‑Karte Titel, Interpret, Album und Dauer. Im Idle‑Zustand kann eine Nutzeraktion die Wiedergabe beziehungsweise das Laden des aktuellen Songs anstoßen. Im Fehlerzustand wird eine Fehlermeldung mit Retry‑Option angezeigt.</text:p>
      <text:p text:style-name="P50">[Einfügen: Screenshot NowPlaying im Playing‑Zustand direkt hier.]<text:line-break/>[Einfügen: optional Screenshot Loading oder Idle, falls visuell unterscheidbar.]</text:p>
      <text:p text:style-name="P157">nutze besser die formatvorlagen ( heading 3 sonst klappt das mit dem inhaltsverzeichnis nicht )</text:p>
      <text:p text:style-name="P45">3.1.2 Datenverarbeitung (Geschäftslogikschicht)</text:p>
      <text:p text:style-name="P50">Das ViewModel verarbeitet Nutzeraktionen als Intents und ruft den Use Case „aktuellen Song abrufen“ über den Service auf. Der Service kapselt den Zugriff auf das Repository. Das Ergebnis wird als Erfolg oder Fehler zurückgegeben und im ViewModel in UI‑Zustände übersetzt. Dadurch entsteht ein nachvollziehbarer Ablauf von Intent über Use Case bis State‑Update.</text:p>
      <text:p text:style-name="P45">3.1.3 Datenhaltungsschicht</text:p>
      <text:p text:style-name="P50">Der Abruf erfolgt über ein Repository‑Interface und wird im Prototyp durch ein Stub‑Repository erfüllt. Die Daten stammen aus Seed‑Daten des In‑Memory Stores. Persistente Speicherung ist nicht umgesetzt.</text:p>
      <text:p text:style-name="P45">3.1.4 Fehlerbehandlung</text:p>
      <text:p text:style-name="P49">Fehler sind als UI‑Zustände grundsätzlich modelliert. Im aktiven Start‑Flow können Fehler in einen Error‑Zustand überführt werden, der in der UI sichtbar ist und einen Retry erlaubt. Im Initial‑Load wird ein Fehler im aktuellen Stand jedoch bewusst nicht angezeigt. Dadurch startet die Ansicht ohne Fehlermeldung, selbst wenn das initiale Laden fehlschlägt.</text:p>
      <text:p text:style-name="P49">Ein fachlicher Empty‑State für „kein aktueller Titel verfügbar“ ist nicht implementiert. Wenn kein Songobjekt vorliegt, bleibt die Darstellung in einem Ladeverhalten (Spinner). In der Stub‑Konfiguration tritt dieser Fall in der Regel nicht auf, bleibt aber als fachliche Lücke dokumentiert.</text:p>
      <text:p text:style-name="P50"><text:soft-page-break/>[Noch zu ergänzen: kurzer Satz zur Begründung des Initial‑Load‑Verhaltens, zum Beispiel „reduziert Startstörungen“, oder als bewusste Limitation markieren.]</text:p>
      <text:p text:style-name="P43">3.2 Umsetzung User Story 2: Playlist bewerten</text:p>
      <text:p text:style-name="P45">3.2.1 Präsentationsschicht</text:p>
      <text:p text:style-name="P49">Beim Öffnen der Playlist‑Route wird der Playlist‑Screen angezeigt. Nach dem Laden wird eine Liste der Songs dargestellt. Über eine Aktion wird ein Bottom‑Sheet geöffnet, in dem die Playlist mit 1 bis 5 Sternen bewertet werden kann. Nach dem Absenden wird das Ergebnis über eine Snackbar bestätigt.</text:p>
      <text:p text:style-name="P50">[Einfügen: Screenshot Playlist‑Screen direkt hier.]<text:line-break/>[Einfügen: Screenshot PlaylistRatingSheet geöffnet direkt hier.]<text:line-break/>[Einfügen: Screenshot Snackbar nach Bewertung direkt hier.]</text:p>
      <text:p text:style-name="P46">3.2.2 Datenverarbeitung (Geschäftslogikschicht)</text:p>
      <text:p text:style-name="P50">Das ViewModel lädt die Playlist und eine eventuell bereits vorhandene Bewertung. Für den Ladevorgang wird ein Loading‑Zustand verwendet, der nach erfolgreichem Abruf in einen Loaded‑Zustand überführt wird. Beim Absenden einer Bewertung wird ein Submitting‑Zustand genutzt, um Mehrfachauslösungen zu vermeiden und der UI einen klaren Interaktionszustand zu geben. Nach erfolgreicher Bewertung wird der neue Sternwert im State aktualisiert, das Sheet geschlossen und die Snackbar ausgelöst.</text:p>
      <text:p text:style-name="P46">3.2.3 Datenhaltungsschicht</text:p>
      <text:p text:style-name="P50">Playlist‑Daten und Bewertungen werden über ein Repository bezogen und im Prototyp in einem In‑Memory Store gehalten. Persistenz über einen App‑Neustart ist nicht vorgesehen.</text:p>
      <text:p text:style-name="P46">3.2.4 Fehlerbehandlung</text:p>
      <text:p text:style-name="P50">Fehler beim Laden würden in einen Error‑Zustand führen, der im Screen dargestellt wird. Fehler beim Absenden würden als Snackbar erscheinen. In der aktuellen Stub‑Konfiguration liefern die Repositories praktisch immer Erfolg, daher sind Fehlerpfade in der Demo kaum reproduzierbar, aber architektonisch vorgesehen.</text:p>
      <text:p text:style-name="P43">3.3 Umsetzung User Story 3: Songwunsch senden</text:p>
      <text:h text:style-name="Heading_20_3" text:outline-level="3"><text:bookmark-start text:name="__RefHeading___Toc4570_1693461113"/>Präsentationsschicht<text:bookmark-end text:name="__RefHeading___Toc4570_1693461113"/></text:h>
      <text:p text:style-name="P158">Der Nutzer gelangt über einen Button auf dem NowPlayingScreen oder PlaylistScreen zu einem Songwunsch-Formular. Dieses Formular wird als eigener SongRequestScreen umgesetzt, der ein SongRequestViewModel verwendet.</text:p>
      <text:p text:style-name="P158">Der SongRequestMode definiert die Grundzustände des Bildschirms: Input zeigt das Formular an, Sending zeigt einen Ladeindikator während der Übermittlung, Success zeigt eine Bestätigung nach erfolgreichem Versand, und Error zeigt eine Fehlermeldung.</text:p>
      <text:p text:style-name="P158">Der SongRequestState enthält den aktuellen Mode sowie die Eingabedaten des Nutzers, also den Songtitel und optional den Interpreten sowie eine persönliche Nachricht.</text:p>
      <text:p text:style-name="P158"><text:soft-page-break/>Als Intents werden definiert: UpdateTitle zum Aktualisieren des Titelfelds, UpdateArtist zum Aktualisieren des Interpretenfelds, UpdateMessage zum Aktualisieren der Nachricht, SubmitRequest zum Absenden des Wunsches und ResetForm zum Zurücksetzen des Formulars nach erfolgreichem Versand.</text:p>
      <text:p text:style-name="P158">Der Screen rendert je nach Mode das Eingabeformular, einen Ladeindikator, eine Erfolgsmeldung oder eine Fehlermeldung. Der Absende-Button ist nur aktiv, wenn mindestens der Songtitel ausgefüllt ist.</text:p>
      <text:h text:style-name="Heading_20_3" text:outline-level="3"><text:bookmark-start text:name="__RefHeading___Toc4572_1693461113"/>Datenverarbeitung<text:bookmark-end text:name="__RefHeading___Toc4572_1693461113"/></text:h>
      <text:p text:style-name="P158">Ein SongRequestService im Application Layer nimmt den Songwunsch entgegen und orchestriert die Verarbeitung. Er validiert die Eingaben, prüft ob der Titel nicht leer ist, und leitet den Wunsch an das Repository weiter.</text:p>
      <text:p text:style-name="P158">Das SongRequestViewModel ruft beim Intent SubmitRequest den SongRequestService auf. Bei Erfolg wird der Mode auf Success gesetzt. Bei einem Fehler wird der Mode auf Error mit der entsprechenden Fehlermeldung gesetzt.</text:p>
      <text:p text:style-name="P158">Der Service arbeitet ausschliesslich mit dem SongRequestRepository-Interface aus dem Domain Layer und kennt keine konkreten Implementierungsdetails.</text:p>
      <text:h text:style-name="P109" text:outline-level="3"><text:bookmark-start text:name="__RefHeading___Toc4574_1693461113"/>Datenerhaltung<text:bookmark-end text:name="__RefHeading___Toc4574_1693461113"/></text:h>
      <text:p text:style-name="P158">Im Domain Layer wird ein SongRequest-Model als Datenklasse definiert, das den Songtitel, den Interpreten, die Nachricht und einen Zeitstempel enthält. Ein SongRequestRepository-Interface definiert die Methode submitRequest, die einen SongRequest entgegennimmt.</text:p>
      <text:p text:style-name="P158">Im Infrastructure Layer implementiert ein konkretes Repository dieses Interface. In einer ersten Umsetzung kann ein MockSongRequestRepository die Wünsche lokal in einer Liste speichern. Für eine spätere Anbindung kann die Implementierung gegen ein Repository ausgetauscht werden, das die Wünsche an eine REST-API oder eine Datenbank sendet. Der Austausch erfolgt über die Koin-Konfiguration, ohne dass andere Schichten angepasst werden müssen.</text:p>
      <text:h text:style-name="Heading_20_3" text:outline-level="3"><text:bookmark-start text:name="__RefHeading___Toc4576_1693461113"/>Fehlerbehandlung<text:bookmark-end text:name="__RefHeading___Toc4576_1693461113"/></text:h>
      <text:p text:style-name="P158">Bei der Validierung im Service wird eine leere Titeleingabe mit einer domänenspezifischen Exception abgefangen, etwa einer InvalidSongRequestException. Diese wird im ViewModel gefangen und in den Error-Mode mit einer nutzerfreundlichen Meldung übersetzt.</text:p>
      <text:p text:style-name="P158">Netzwerk- oder Speicherfehler im Repository werden ebenfalls im ViewModel abgefangen. Der Mode wechselt auf Error und zeigt dem Nutzer eine Meldung an, etwa dass der Wunsch nicht gesendet werden konnte. Der Nutzer hat dann die Möglichkeit, den Vorgang erneut zu versuchen, da die Eingabedaten im State erhalten bleiben.</text:p>
      <text:p text:style-name="P158">Die Fehlerbehandlung folgt dem Prinzip, dass Exceptions in der Schicht gefangen werden, in der sie sinnvoll behandelt werden können. Fachliche Fehler werden im Service geworfen, technische Fehler im Repository, und beide werden im ViewModel in darstellbare Zustände übersetzt.</text:p>
      <text:p text:style-name="P50"/>
      <text:p text:style-name="P50"><text:soft-page-break/>[Einfügen: Screenshot Pflichtfeldfehler direkt hier.]<text:line-break/>[Einfügen: Screenshot Nachricht zu lang direkt hier.]<text:line-break/>[Einfügen: Screenshot Erfolgssnackbar oder Erfolgsmeldung direkt hier.]</text:p>
      <text:h text:style-name="Heading_20_2" text:outline-level="2"><text:bookmark-start text:name="__RefHeading___Toc4578_1693461113"/>Umsetzung User Story 4: Moderator bewerten<text:bookmark-end text:name="__RefHeading___Toc4578_1693461113"/></text:h>
      <text:h text:style-name="Heading_20_3" text:outline-level="3"><text:bookmark-start text:name="__RefHeading___Toc4580_1693461113"/>Präsentationsschicht<text:bookmark-end text:name="__RefHeading___Toc4580_1693461113"/></text:h>
      <text:p text:style-name="P155">Der Nutzer kann über den NowPlayingScreen den aktuell aktiven Moderator bewerten. Ein Bewertungsbereich zeigt den Namen des Moderators sowie eine Sternebewertung an. Dieses Feature wird als eigener ModeratorRatingScreen mit einem ModeratorRatingViewModel umgesetzt.</text:p>
      <text:p text:style-name="P156">Der ModeratorRatingMode definiert die Grundzustände: Loading zeigt einen Ladeindikator während die Moderatordaten geladen werden, Loaded zeigt den Moderator mit der Bewertungsmöglichkeit, Submitted zeigt eine Bestätigung nach erfolgreicher Bewertung, und Error zeigt eine Fehlermeldung.</text:p>
      <text:p text:style-name="P156">Der ModeratorRatingState enthält den aktuellen Mode, den Namen des Moderators, die ausgewählte Sternanzahl sowie die bisherige Durchschnittsbewertung.</text:p>
      <text:p text:style-name="P155">Als Intents werden definiert: LoadModerator zum Laden des aktuellen Moderators, SelectRating zum Auswählen einer Sternanzahl, SubmitRating zum Absenden der Bewertung und ResetRating zum Zurücksetzen der Auswahl.</text:p>
      <text:p text:style-name="P155">Der Screen rendert je nach Mode einen Ladeindikator, den Bewertungsbereich mit anklickbaren Sternen, eine Erfolgsmeldung oder eine Fehlermeldung. Der Absende-Button ist nur aktiv, wenn eine Sternanzahl ausgewählt wurde.</text:p>
      <text:h text:style-name="Heading_20_3" text:outline-level="3"><text:bookmark-start text:name="__RefHeading___Toc4582_1693461113"/>Datenverarbeitung<text:bookmark-end text:name="__RefHeading___Toc4582_1693461113"/></text:h>
      <text:p text:style-name="P155">Ein ModeratorRatingService im Application Layer orchestriert die Bewertungslogik. Er ruft den aktuellen Moderator über das Repository ab und nimmt die Bewertung entgegen. Der Service validiert, dass die Sternanzahl zwischen eins und fünf liegt, und leitet die Bewertung an das Repository weiter.</text:p>
      <text:p text:style-name="P155">Das ModeratorRatingViewModel ruft beim Intent LoadModerator den Service auf, um die Moderatordaten zu laden, und setzt den Mode auf Loaded. Beim Intent SubmitRating wird der Service aufgerufen, um die Bewertung zu speichern. Bei Erfolg wechselt der Mode auf Submitted, bei einem Fehler auf Error mit der entsprechenden Meldung.</text:p>
      <text:p text:style-name="P155">Der Service arbeitet ausschliesslich mit dem ModeratorRepository-Interface aus dem Domain Layer.</text:p>
      <text:h text:style-name="Heading_20_3" text:outline-level="3"><text:bookmark-start text:name="__RefHeading___Toc4584_1693461113"/>Datenerhaltung<text:bookmark-end text:name="__RefHeading___Toc4584_1693461113"/></text:h>
      <text:p text:style-name="P155">Im Domain Layer wird ein Moderator-Model als Datenklasse definiert, das den Namen und eine optionale Beschreibung enthält. Ein ModeratorRating-Model enthält die Moderator-ID, die abgegebene Sternanzahl und einen Zeitstempel. Ein ModeratorRepository-Interface definiert die Methoden getCurrentModerator zum Abrufen des aktiven Moderators und submitRating zum Speichern einer Bewertung.</text:p>
      <text:p text:style-name="P155">Im Infrastructure Layer implementiert ein konkretes Repository dieses Interface. Ein MockModeratorRepository kann einen festen Moderator zurückgeben und Bewertungen in einer lokalen Liste <text:soft-page-break/>speichern. Für eine spätere Anbindung kann die Implementierung gegen ein Repository ausgetauscht werden, das die Daten von einer API bezieht. Der Austausch erfolgt über die Koin-Konfiguration, ohne dass andere Schichten angepasst werden müssen.</text:p>
      <text:h text:style-name="Heading_20_3" text:outline-level="3"><text:bookmark-start text:name="__RefHeading___Toc4586_1693461113"/><text:span text:style-name="T84">F</text:span>ehlerbehandlung<text:bookmark-end text:name="__RefHeading___Toc4586_1693461113"/></text:h>
      <text:p text:style-name="P155">Bei der Validierung im Service wird eine ungültige Sternanzahl mit einer domänenspezifischen Exception abgefangen, etwa einer InvalidRatingException. Diese wird im ViewModel gefangen und in den Error-Mode mit einer nutzerfreundlichen Meldung übersetzt.</text:p>
      <text:p text:style-name="P155">Falls der aktuelle Moderator nicht geladen werden kann, etwa weil keine Verbindung besteht, wird der Fehler im ViewModel abgefangen und der Mode auf Error gesetzt. Der Nutzer sieht eine Meldung, dass der Moderator derzeit nicht verfügbar ist.</text:p>
      <text:p text:style-name="P155">Fehler beim Speichern der Bewertung werden ebenfalls im ViewModel behandelt. Die ausgewählte Sternanzahl bleibt im State erhalten, sodass der Nutzer den Vorgang erneut versuchen kann, ohne die Bewertung nochmals auswählen zu müssen.</text:p>
      <text:p text:style-name="P170">[Einfügen: Screenshot „keine Moderator‑Info verfügbar“ nur dann, wenn reproduzierbar.]</text:p>
      <text:p text:style-name="P43">3.5 Umsetzung User Story 5: Moderator‑Dashboard</text:p>
      <text:p text:style-name="P46">3.5.1 Präsentationsschicht</text:p>
      <text:p text:style-name="P49">Der Moderator‑Screen zeigt drei Bereiche: Moderatorbewertungen, Playlistbewertungen und Songwünsche. Neue Einträge werden als „NEU“ markiert. Leere Bereiche werden durch Empty‑States dargestellt, damit der Screen auch ohne Inhalte verständlich bleibt. Zusätzlich zeigt die Bottom Navigation am Moderator‑Tab eine Badge mit der Anzahl ungesehener Einträge.</text:p>
      <text:p text:style-name="P50">[Einfügen: Screenshot Moderator‑Dashboard mit NEU‑Badges direkt hier.]<text:line-break/>[Einfügen: Screenshot Badge am Moderator‑Tab direkt hier.]</text:p>
      <text:p text:style-name="P46">3.5.2 Datenverarbeitung (Geschäftslogikschicht)</text:p>
      <text:p text:style-name="P49">Beim Öffnen des Dashboards werden die drei Listen über den Service geladen. Neue Einträge werden nach dem Laden im Hintergrund als gesehen markiert. Der bereits geladene UI‑State wird dadurch jedoch nicht automatisch neu geladen. Der „NEU“-Status verschwindet im aktuellen Verhalten daher erst, wenn die Ansicht erneut geöffnet und die Daten erneut geladen werden.</text:p>
      <text:p text:style-name="P50">[Einfügen: zweiter Screenshot Moderator‑Dashboard nach erneutem Öffnen, NEU nicht mehr sichtbar.]<text:line-break/>[Noch zu ergänzen: kurze Beschreibung, wie der zweite Zustand hergestellt wurde, zum Beispiel „Ansicht verlassen und erneut öffnen“.]</text:p>
      <text:p text:style-name="P46">3.5.3 Datenhaltungsschicht</text:p>
      <text:p text:style-name="P50">Die Daten stammen aus Stub‑Repositories und einem In‑Memory Store mit Seed‑Daten. Einträge werden nach Zeitstempel sortiert, sodass aktuelle Inhalte priorisiert angezeigt werden. Seen‑Flags werden im In‑Memory Store verwaltet.</text:p>
      <text:p text:style-name="P46">3.5.4 Fehlerbehandlung</text:p>
      <text:p text:style-name="P50"><text:soft-page-break/>Fehler beim Laden würden zu einem Error‑Zustand führen und in der UI angezeigt. Aufgrund der Stub‑Implementierungen sind Fehlerpfade in der Demo kaum reproduzierbar, werden jedoch architektonisch vorgesehen und in der Reflexion als Limitation dokumentiert.</text:p>
      <text:p text:style-name="P43">3.6 Evaluation und Reflexion</text:p>
      <text:p text:style-name="P45">3.6.1 Manuelle Teststrategie</text:p>
      <text:p text:style-name="P159">Es gibt keine automatischen tests da prototyp, dafür muss händisch getestet werden anhand dieser liste: <text:s/></text:p>
      <text:p text:style-name="P49"><text:span text:style-name="T73">Da im Repository </text:span>keine automatisierten Tests vorhanden sind, erfolgt die Evaluation über manuelle Abnahmetests. Ziel ist die Überprüfung der Wirksamkeit und des Nutzens der Kernfunktionen anhand typischer Nutzungssituationen, wie es im Leitfaden gefordert ist.</text:p>
      <text:p text:style-name="P160">Find ich etwas schwierig als tabelle. Du könntest das je als ein satz formulieren. </text:p>
      <text:p text:style-name="P160">T1. Über die Navigationsbar auf den „NowPlayingScreen“ navigieren, Prüfen ob ein ein song mit den Information zu diesem zu sehen ist. </text:p>
      <text:p text:style-name="P160">T2. Über die Navigationsbar auf den „PlaylistScreen“ navigieren. Prüfen ob die Bewertungsskala mit 5 sternen angezeigt wird. Eine bewertung absenden und prüfen ob dies mit einem snackbar bestätigt wird. </text:p>
      <text:p text:style-name="P160">etc</text:p>
      <text:p text:style-name="P52">Tab1: Manuelle Testfälle <text:span text:style-name="T33">(final noch zu definieren)</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64">Testfall</text:p>
            </table:table-cell>
            <table:table-cell table:style-name="Table1.A1" office:value-type="string">
              <text:p text:style-name="P64">Given</text:p>
            </table:table-cell>
            <table:table-cell table:style-name="Table1.A1" office:value-type="string">
              <text:p text:style-name="P64">When</text:p>
            </table:table-cell>
            <table:table-cell table:style-name="Table1.A1" office:value-type="string">
              <text:p text:style-name="P64">Then</text:p>
            </table:table-cell>
            <table:table-cell table:style-name="Table1.A1" office:value-type="string">
              <text:p text:style-name="P64">Screenshot</text:p>
            </table:table-cell>
          </table:table-row>
        </table:table-header-rows>
        <table:table-row>
          <table:table-cell table:style-name="Table1.A1" office:value-type="string">
            <text:p text:style-name="P65">T1 US1 NowPlaying</text:p>
          </table:table-cell>
          <table:table-cell table:style-name="Table1.A1" office:value-type="string">
            <text:p text:style-name="P65">NowPlayin<text:span text:style-name="T85">g aktiv</text:span></text:p>
          </table:table-cell>
          <table:table-cell table:style-name="Table1.A1" office:value-type="string">
            <text:p text:style-name="P85">NowPlayingScreen geöffnet ist.</text:p>
          </table:table-cell>
          <table:table-cell table:style-name="Table1.A1" office:value-type="string">
            <text:p text:style-name="P65">Songdaten sichtbar</text:p>
          </table:table-cell>
          <table:table-cell table:style-name="Table1.A1" office:value-type="string">
            <text:p text:style-name="P65">Abbildung <text:span text:style-name="T34">x</text:span></text:p>
          </table:table-cell>
        </table:table-row>
        <table:table-row>
          <table:table-cell table:style-name="Table1.A1" office:value-type="string">
            <text:p text:style-name="P65">T2 US2 Playlist Rating</text:p>
          </table:table-cell>
          <table:table-cell table:style-name="Table1.A1" office:value-type="string">
            <text:p text:style-name="P65">Playlist geladen</text:p>
          </table:table-cell>
          <table:table-cell table:style-name="Table1.A1" office:value-type="string">
            <text:p text:style-name="P65">3 Sterne absenden</text:p>
          </table:table-cell>
          <table:table-cell table:style-name="Table1.A1" office:value-type="string">
            <text:p text:style-name="P86">Snackbar bestätig <text:span text:style-name="T69">snackbar mit bestätigung sichtbar</text:span></text:p>
          </table:table-cell>
          <table:table-cell table:style-name="Table1.A1" office:value-type="string">
            <text:p text:style-name="P65">Abbildung <text:span text:style-name="T34">x</text:span></text:p>
          </table:table-cell>
        </table:table-row>
        <table:table-row>
          <table:table-cell table:style-name="Table1.A1" office:value-type="string">
            <text:p text:style-name="P65">T3 US3 Pflichtfelder</text:p>
          </table:table-cell>
          <table:table-cell table:style-name="Table1.A1" office:value-type="string">
            <text:p text:style-name="P65">Songwunsch aktiv</text:p>
          </table:table-cell>
          <table:table-cell table:style-name="Table1.A1" office:value-type="string">
            <text:p text:style-name="P65">Pflichtfeld leer absenden</text:p>
          </table:table-cell>
          <table:table-cell table:style-name="Table1.A1" office:value-type="string">
            <text:p text:style-name="P65">Feldfehler sichtbar</text:p>
          </table:table-cell>
          <table:table-cell table:style-name="Table1.A1" office:value-type="string">
            <text:p text:style-name="P65">Abbildung <text:span text:style-name="T34">x</text:span></text:p>
          </table:table-cell>
        </table:table-row>
        <table:table-row>
          <table:table-cell table:style-name="Table1.A1" office:value-type="string">
            <text:p text:style-name="P65">T4 US3 Länge</text:p>
          </table:table-cell>
          <table:table-cell table:style-name="Table1.A1" office:value-type="string">
            <text:p text:style-name="P65">Songwunsch aktiv</text:p>
          </table:table-cell>
          <table:table-cell table:style-name="Table1.A1" office:value-type="string">
            <text:p text:style-name="P65">Nachricht &gt; 200</text:p>
          </table:table-cell>
          <table:table-cell table:style-name="Table1.A1" office:value-type="string">
            <text:p text:style-name="P65">Hinweis sichtbar, Submit verhindert</text:p>
          </table:table-cell>
          <table:table-cell table:style-name="Table1.A1" office:value-type="string">
            <text:p text:style-name="P65">Abbildung <text:span text:style-name="T34">x</text:span></text:p>
          </table:table-cell>
        </table:table-row>
        <table:table-row>
          <table:table-cell table:style-name="Table1.A1" office:value-type="string">
            <text:p text:style-name="P65">T5 US4 Moderator Rating</text:p>
          </table:table-cell>
          <table:table-cell table:style-name="Table1.A1" office:value-type="string">
            <text:p text:style-name="P65">NowPlaying aktiv</text:p>
          </table:table-cell>
          <table:table-cell table:style-name="Table1.A1" office:value-type="string">
            <text:p text:style-name="P65">Rating wählen, absenden</text:p>
          </table:table-cell>
          <table:table-cell table:style-name="Table1.A1" office:value-type="string">
            <text:p text:style-name="P65">Snackbar bestätigt</text:p>
          </table:table-cell>
          <table:table-cell table:style-name="Table1.A1" office:value-type="string">
            <text:p text:style-name="P65">Zusatzabbildung</text:p>
          </table:table-cell>
        </table:table-row>
        <table:table-row>
          <table:table-cell table:style-name="Table1.A1" office:value-type="string">
            <text:p text:style-name="P65">T6 US5 NEU sichtbar</text:p>
          </table:table-cell>
          <table:table-cell table:style-name="Table1.A1" office:value-type="string">
            <text:p text:style-name="P65">Moderator öffnen</text:p>
          </table:table-cell>
          <table:table-cell table:style-name="Table1.A1" office:value-type="string">
            <text:p text:style-name="P65">erstes Laden</text:p>
          </table:table-cell>
          <table:table-cell table:style-name="Table1.A1" office:value-type="string">
            <text:p text:style-name="P65">NEU‑Badges sichtbar</text:p>
          </table:table-cell>
          <table:table-cell table:style-name="Table1.A1" office:value-type="string">
            <text:p text:style-name="P65">Abbildung <text:span text:style-name="T34">x</text:span></text:p>
          </table:table-cell>
        </table:table-row>
        <table:table-row table:style-name="Table1.8">
          <table:table-cell table:style-name="Table1.A1" office:value-type="string">
            <text:p text:style-name="P65">T7 US5 NEU entfernt</text:p>
          </table:table-cell>
          <table:table-cell table:style-name="Table1.A1" office:value-type="string">
            <text:p text:style-name="P65">Moderator erneut öffnen</text:p>
          </table:table-cell>
          <table:table-cell table:style-name="Table1.A1" office:value-type="string">
            <text:p text:style-name="P65">zweites Laden</text:p>
          </table:table-cell>
          <table:table-cell table:style-name="Table1.A1" office:value-type="string">
            <text:p text:style-name="P65">NEU‑Badges nicht mehr sichtbar</text:p>
          </table:table-cell>
          <table:table-cell table:style-name="Table1.A1" office:value-type="string">
            <text:p text:style-name="P65">Abbildung <text:span text:style-name="T34">x</text:span></text:p>
          </table:table-cell>
        </table:table-row>
      </table:table>
      <text:p text:style-name="P51"><text:line-break/><text:span text:style-name="T34">Quelle: Eigene Darstellung</text:span></text:p>
      <text:p text:style-name="P144"><text:span text:style-name="T86">Hinweis zur Fehlerprüfung: Fehlerzustände sind modelliert, können aber stubbedingt nur eingeschränkt demonstriert werden, da die Stub‑Repositories praktisch immer Erfolg liefern. Daher liegt der Schwerpunkt der manuellen Tests auf Validierung, Zustandswechseln (Loading, Loaded) und UI‑Feedback.</text:span></text:p>
      <text:p text:style-name="P144"><text:span text:style-name="T79"/></text:p>
      <text:p text:style-name="P153"><text:soft-page-break/><text:span text:style-name="T32">Kommt ins fazit</text:span></text:p>
      <text:p text:style-name="P144"><text:span text:style-name="T79">3.6.2 Geplante Testabdeckung</text:span></text:p>
      <text:p text:style-name="P168">Als nächster Schritt sind automatisierte Tests vorgesehen, um die manuelle Evaluation zu ergänzen. Schwerpunkt wären Unit‑Tests für ViewModels (State‑Übergänge und Validierung), Unit‑Tests für Services (Result‑Handling) und Contract‑Tests für Stub‑Repositories (Konsistenz von Seed‑Daten und Seen‑Logik). UI‑Smoke‑Tests könnten Navigation und Basisinteraktionen absichern. Diese Tests sind im aktuellen Stand nicht implementiert und werden daher als Ausblick geführt.</text:p>
      <text:p text:style-name="P44">3.6.3 Reflexion der Umsetzung und Grenzen</text:p>
      <text:p text:style-name="P161"/>
      <text:p text:style-name="P41">Die Umsetzung zeigt eine konsistente Strukturierung über Schichten, DI und reaktives State‑Management. Die Nutzerflüsse sind kurz, UI‑Zustände sind nachvollziehbar und Interaktionen werden über Intents reproduzierbar verarbeitet. Die Stubs machen Integrationspunkte sichtbar und erlauben eine lauffähige Demo ohne Backend.</text:p>
      <text:p text:style-name="P41"/>
      <text:p text:style-name="P161">Formuliere das hier lieber selbst ohne ki ;) </text:p>
      <text:p text:style-name="P145">Gleichzeitig sind prototypische Grenzen vorhanden: Es existiert keine reale API‑Anbindung und keine Persistenz, Fehlerpfade sind in der Demo kaum auslösbar, US1 besitzt keinen fachlichen Empty‑State, und Initial‑Load‑Fehler werden nicht angezeigt. </text:p>
      <text:p text:style-name="P161">Das ist ein bug :D können wir drauf eingehen, aber dann würde ich den fokus auf „fehlendes testing und kein feedback durch kunden“ legen</text:p>
      <text:p text:style-name="P169">Im Moderator‑Dashboard werden neue Einträge zwar nach dem Laden als gesehen markiert, der UI‑State wird jedoch nicht automatisch neu geladen, sodass „NEU“ erst nach erneutem Öffnen verschwindet. Ein expliziter Refresh‑Mechanismus im Dashboard ist nicht implementiert.</text:p>
      <text:p text:style-name="P47"><text:span text:style-name="T9"/></text:p>
      <text:p text:style-name="P48"><text:span text:style-name="T35">4. </text:span><text:span text:style-name="T36">Fazit </text:span></text:p>
      <text:p text:style-name="P47">4.1 Ergebnisse</text:p>
      <text:p text:style-name="P53">Der Prototyp bildet die geforderten User Stories US1 bis US5 im UI‑Flow ab. Die App ermöglicht die Anzeige des aktuell gespielten Titels, die Bewertung der Playlist, das Senden von Songwünschen, die Bewertung der Moderator:in sowie ein Dashboard zur Sichtung von Bewertungen und Songwünschen. Die Umsetzung folgt einer klaren Schichtenarchitektur mit Presentation, Business und Data Layer. Zustände werden über StateFlow modelliert, und Nutzeraktionen werden konsistent in Zustandsübergänge überführt. Externe Sender‑Systeme sind über Stub‑Schnittstellen abgebildet, wodurch Integrationspunkte nachvollziehbar vorbereitet sind. Die Navigation bleibt flach und unterstützt kurze Interaktionen über Bottom Navigation und Bottom Sheets.</text:p>
      <text:p text:style-name="P47">4.2 Limitationen</text:p>
      <text:list text:style-name="L10">
        <text:list-item>
          <text:p text:style-name="P136">Alle externen Schnittstellen sind Stubs, es gibt keine echte Sender‑API‑Anbindung.</text:p>
        </text:list-item>
        <text:list-item>
          <text:p text:style-name="P136">Es existiert keine persistente Speicherung, Daten liegen ausschließlich im In‑Memory Store.</text:p>
        </text:list-item>
        <text:list-item>
          <text:p text:style-name="P136">Fehlerpfade sind implementiert, aber durch die Stubs praktisch nicht auslösbar.</text:p>
        </text:list-item>
        <text:list-item>
          <text:p text:style-name="P136">US1: Initial‑Load‑Fehler werden ignoriert, und ein fachlicher Empty‑State fehlt.</text:p>
        </text:list-item>
        <text:list-item>
          <text:p text:style-name="P136">Moderator‑Dashboard lädt Daten nur beim Öffnen, kein expliziter Refresh ist vorhanden.</text:p>
        </text:list-item>
        <text:list-item>
          <text:p text:style-name="P136">US5: „NEU“ wird im Hintergrund als gesehen markiert, verschwindet im UI jedoch erst nach erneutem Öffnen der Ansicht, da der UI‑State nicht automatisch neu geladen wird.</text:p>
        </text:list-item>
        <text:list-item>
          <text:p text:style-name="P137">KMP‑Code ist vorbereitet, der Prototyp wird aktuell als Android‑App genutzt.</text:p>
        </text:list-item>
        <text:list-item>
          <text:p text:style-name="P146"><text:span text:style-name="T10">4.3 Ausblick<text:line-break/><text:line-break/></text:span><text:span text:style-name="T11">Ausblick für Nutzer die Moderator </text:span></text:p>
        </text:list-item>
      </text:list>
      <text:list text:style-name="L11">
        <text:list-item>
          <text:p text:style-name="P138">Anbindung realer Sender‑APIs für Now Playing, Playlist, Songwünsche und Ratings inklusive definierter Fehler‑ und Timeout‑Strategien.</text:p>
        </text:list-item>
        <text:list-item>
          <text:p text:style-name="P138">Einführung einer Persistenzschicht für Songwünsche und Bewertungen, um Daten nach App‑Neustart zu erhalten.</text:p>
        </text:list-item>
        <text:list-item>
          <text:p text:style-name="P138">Ergänzung eines Refresh‑Mechanismus im Moderator‑Dashboard sowie konsistenterer Aktualisierung des UI‑States nach Seen‑Markierungen.</text:p>
        </text:list-item>
        <text:list-item>
          <text:p text:style-name="P138">Ausbau einer automatisierten Testabdeckung (ViewModel‑, Service‑ und Repository‑Tests sowie UI‑Smoke‑Tests) zur Absicherung der Zustandsübergänge und Validierungsregeln.</text:p>
        </text:list-item>
        <text:list-item>
          <text:p text:style-name="P138">Optionaler Ausbau weiterer Zielplattformen im KMP‑Kontext, sofern dies durch Aufgabenstellung und Ressourcen gerechtfertigt ist.</text:p>
        </text:list-item>
      </text:list>
      <text:h text:style-name="P94" text:outline-level="1" text:is-list-header="true"><text:bookmark-start text:name="__RefHeading___Toc4046_1693461113"/><text:span text:style-name="T35">5 </text:span><text:span text:style-name="T42">Anhang</text:span><text:bookmark-end text:name="__RefHeading___Toc4046_1693461113"/></text:h>
      <text:h text:style-name="P95" text:outline-level="1" text:is-list-header="true"><text:bookmark-start text:name="__RefHeading___Toc4048_1693461113"/><text:span text:style-name="T35">5.1 </text:span>Sreenshots aus der laufenden Anwendung<text:bookmark-end text:name="__RefHeading___Toc4048_1693461113"/></text:h>
      <text:p text:style-name="Standard"><text:line-break/><text:span text:style-name="T63">Anhang muss ans Ende. Der Seitentyp ist dort ein anderer und die Seitenzahl römisch.</text:span></text:p>
      <text:p text:style-name="P66"/>
      <text:p text:style-name="P55"><text:span text:style-name="T40">----------------- <text:s text:c="2"/></text:span><text:span text:style-name="T41">ALT ----------------------------<text:line-break/><text:line-break/></text:span><text:bookmark-start text:name="präsentationsschicht-presentation-layer"/><text:span text:style-name="T40">Präsentationsschicht (Presentation Layer)</text:span><text:bookmark-end text:name="präsentationsschicht-presentation-layer"/><text:span text:style-name="T40"><text:line-break/><text:line-break/></text:span>Die Präsentationsschicht enthält alle Screens und UI‑Komponenten (Jetpack Compose) sowie die zugehörigen ViewModels. Zentrale Komponenten sind:</text:p>
      <text:p text:style-name="Standard"/>
      <text:p text:style-name="Standard">- Screens: NowPlayingScreen, PlaylistScreen, FeedbackScreen (Songwunsch), ModeratorScreen.</text:p>
      <text:p text:style-name="Standard">- ViewModels: NowPlayingViewModel, PlaylistViewModel, FeedbackViewModel, ModeratorViewModel.</text:p>
      <text:p text:style-name="Standard">- Zustandsmodelle als StateFlow mit sealed States (z.B. CurrentMode, PlaylistMode, FeedbackMode, ModeratorMode).</text:p>
      <text:p text:style-name="Standard"><text:s text:c="2"/>- UI‑Aktionen werden als Intents/Events verarbeitet und in neue States reduziert.</text:p>
      <text:p text:style-name="P66"/>
      <text:p text:style-name="P66"><text:bookmark-start text:name="geschäftslogikschicht-business-layer"/>Geschäftslogikschicht (Business Layer)</text:p>
      <text:p text:style-name="P56"><text:bookmark-end text:name="geschäftslogikschicht-business-layer"/>Die Geschäftslogik ist in Application‑Services gekapselt:</text:p>
      <text:p text:style-name="P56"/>
      <text:p text:style-name="P56"><text:s text:c="2"/>- SongService übernimmt Use Cases wie „aktueller Song“, „Playlist laden“, „Playlist bewerten“, „Songwunsch senden“ sowie „Moderator bewerten“.</text:p>
      <text:p text:style-name="P56"><text:s text:c="2"/>- ModeratorService liefert Moderator‑Bewertungen, Playlist‑Bewertungen und Songwünsche und markiert neue Einträge als gesehen.</text:p>
      <text:p text:style-name="P56"/>
      <text:p text:style-name="P56"><text:s text:c="2"/>Die Services arbeiten mit Repository‑Interfaces und liefern Ergebnisse über Result&lt;T&gt; zurück.</text:p>
      <text:p text:style-name="P56"/>
      <text:p text:style-name="P66"><text:bookmark-start text:name="datenhaltungsschicht-data-layer"/>Datenhaltungsschicht (Data Layer)</text:p>
      <text:p text:style-name="Standard"><text:bookmark-end text:name="architekturübersicht"/><text:bookmark-end text:name="datenhaltungsschicht-data-layer"/>Die Datenhaltung besteht aus Repository‑Interfaces im Domain‑Layer und Stub‑Implementierungen im Infrastructure‑Layer:</text:p>
      <text:p text:style-name="Standard"/>
      <text:p text:style-name="Standard">- Interfaces: SongRepository, SongRequestRepository, ModeratorRepository.</text:p>
      <text:p text:style-name="Standard">- Implementierungen: MockSongRepository, MockSongRequestRepository, MockModeratorRepository.</text:p>
      <text:p text:style-name="Standard">- Gemeinsamer In‑Memory‑Store: MockDataStore (Songs, Ratings, Requests, „seen“‑Flags).</text:p>
      <text:p text:style-name="Standard"><text:line-break/>Externe Sender‑Systeme sind nicht angebunden; sie werden im Projekt als Stubs simuliert.</text:p>
      <text:p text:style-name="P56"/>
      <text:p text:style-name="P56"><text:span text:style-name="T40">Kommunikation zwischen den Schichten<text:line-break/></text:span>Der Datenfluss ist konsistent in allen User Stories:</text:p>
      <text:p text:style-name="Standard"/>
      <text:p text:style-name="Standard"><text:s text:c="2"/>1. UI löst Intent/Event im ViewModel aus.</text:p>
      <text:p text:style-name="Standard"><text:s text:c="2"/>2. ViewModel ruft den passenden Use Case im Service auf.</text:p>
      <text:p text:style-name="Standard"><text:s text:c="2"/>3. Service delegiert an Repository‑Interface.</text:p>
      <text:p text:style-name="Standard"><text:s text:c="2"/>4. Repository greift auf Stub‑Implementierung/MockDataStore zu.</text:p>
      <text:p text:style-name="Standard"><text:s text:c="2"/>5. Ergebnis wird via Result zurückgegeben und in UI‑State übersetzt.</text:p>
      <text:p text:style-name="P57"/>
      <text:p text:style-name="P56">Das Datenmodell besteht aus folgenden <text:span text:style-name="T43">Hauptkomponenten</text:span>:</text:p>
      <text:p text:style-name="P56"/>
      <text:p text:style-name="P56"><text:s text:c="2"/>- Song (Titel, Interpret, Album, Dauer)</text:p>
      <text:p text:style-name="P56"><text:s text:c="2"/>- SongRequest (Interpret, Titel, Nachricht, Timestamp, seen)</text:p>
      <text:p text:style-name="P56"><text:s text:c="2"/>- Moderator</text:p>
      <text:p text:style-name="P56"><text:s text:c="2"/>- ModeratorRating (Score, Timestamp, seen)</text:p>
      <text:p text:style-name="P56"><text:s text:c="2"/>- PlaylistRating (Score, Timestamp, seen)</text:p>
      <text:p text:style-name="P56"><text:s text:c="2"/>- Fehlerdomäne: SongException (NetworkError, NotFound)</text:p>
      <text:p text:style-name="P68"/>
      <text:p text:style-name="P69"><text:s/></text:p>
      <text:h text:style-name="Heading_20_2" text:outline-level="2"><text:bookmark-start text:name="__RefHeading___Toc678_2528767534"/><text:soft-page-break/>Übersicht zur Navigation<text:bookmark-end text:name="__RefHeading___Toc678_2528767534"/></text:h>
      <text:p text:style-name="P56"/>
      <text:p text:style-name="P67"><text:bookmark-start text:name="__RefHeading___Toc3259_2528767534"/>Hauptseiten <text:span text:style-name="T44">(Top-Level-Routen)</text:span><text:bookmark-end text:name="__RefHeading___Toc3259_2528767534"/></text:p>
      <text:p text:style-name="Standard">Die Navigation ist tab‑basiert (Bottom Navigation). Es gibt vier Hauptseiten, die jeweils als eigene Route in Routes und AppNavHost definiert sind:</text:p>
      <text:p text:style-name="Standard"/>
      <text:p text:style-name="Standard"><text:s text:c="2"/>- NowPlaying → NowPlayingScreen (Startziel der App)</text:p>
      <text:p text:style-name="Standard"><text:s text:c="2"/>- Playlist → PlaylistScreen</text:p>
      <text:p text:style-name="Standard"><text:s text:c="2"/>- Feedback → FeedbackScreen (Songwunsch)</text:p>
      <text:p text:style-name="Standard"><text:s text:c="2"/>- Moderator → ModeratorScreen (Moderator‑Dashboard)</text:p>
      <text:p text:style-name="Standard"/>
      <text:p text:style-name="Standard">Der Wechsel erfolgt über die Bottom Navigation Bar.</text:p>
      <text:p text:style-name="P58"/>
      <text:p text:style-name="Standard"><text:span text:style-name="T36">Unterseiten </text:span><text:span text:style-name="T39">(Overlays)</text:span><text:span text:style-name="T4"><text:line-break/></text:span>Es gibt keine zusätzlichen Unterseiten als eigene Routen. Stattdessen werden modale Overlays genutzt:</text:p>
      <text:p text:style-name="Standard"/>
      <text:p text:style-name="Standard"><text:s text:c="2"/>- ModeratorRatingSheet (Bottom‑Sheet)</text:p>
      <text:p text:style-name="Standard"><text:s text:c="6"/>- Öffnet sich aus NowPlayingScreen („Like what you hear?“).</text:p>
      <text:p text:style-name="Standard"><text:s text:c="2"/>- PlaylistRatingSheet (Bottom‑Sheet)</text:p>
      <text:p text:style-name="Standard"><text:s text:c="6"/>- Öffnet sich aus PlaylistScreen („Rate Playlist“).</text:p>
      <text:p text:style-name="Standard"/>
      <text:p text:style-name="Standard">Bestätigungen und Fehlermeldungen erscheinen als Snackbars, nicht als eigene Seiten.</text:p>
      <text:h text:style-name="P96" text:outline-level="1"><text:bookmark-start text:name="__RefHeading___Toc1335_1650032118"/>Implementierung<text:bookmark-end text:name="__RefHeading___Toc1335_1650032118"/></text:h>
      <text:p text:style-name="P70">Die Anwendung besteht aus folgenden Funktionen:</text:p>
      <text:p text:style-name="P71"/>
      <text:p text:style-name="P35">3.1 Umsetzung der User Story 1: Aktueller Titel anzeigen </text:p>
      <text:p text:style-name="P73">Beim Aufruf der Route NowPlaying wird der NowPlayingScreen angezeigt. Der zugehörige NowPlayingViewModel wird <text:span text:style-name="T45">per Dependency Injection (</text:span>Koin<text:span text:style-name="T45">)</text:span> <text:span text:style-name="T45">bereitgestellt und lädt beim Initialisieren den aktuellen Song ü</text:span><text:span text:style-name="T46">ber loadCurrentSong()</text:span><text:span text:style-name="T45">.</text:span> <text:span text:style-name="T46">Dabei bleibt der CurrentMode unverändert (Standard: Idle) und Fehler werden im Initial-Load nicht angezeigt. </text:span>Die UI <text:span text:style-name="T45">sammelt</text:span> den PlayingState als StateFlow und rendert abhängig vom <text:span text:style-name="T45">CurrentMode die passende Oberfläche</text:span> (Loading/Idle/Playing/Error). Die Geschäftslogik <text:span text:style-name="T45">wird über den Application-Layer (</text:span>SongService<text:span text:style-name="T45">) gekapselt</text:span>, der <text:span text:style-name="T45">wiederum das Domain-Repository (</text:span>SongRepository<text:span text:style-name="T45">)</text:span> nutzt. Die <text:span text:style-name="T45">Daten</text:span> <text:span text:style-name="T45">stammen</text:span> aus einer <text:span text:style-name="T45">lokalen</text:span> Stub-Implementierung (MockSongRepository)<text:span text:style-name="T47">3.1.1 Präsentationsschicht</text:span></text:p>
      <text:p text:style-name="P74">Die <text:span text:style-name="T48">UI ist</text:span> in shared/commonMain <text:span text:style-name="T48">umgesetzt </text:span>und nutzt Compose. <text:span text:style-name="T48">Die Navigation bindet die Route NowPlaying ein und ruft den NowPlayingScreen auf; der Android Einstiegspunk</text:span><text:span text:style-name="T49">t</text:span><text:span text:style-name="T48"> liegt in composeApp (MainActivity).</text:span></text:p>
      <text:p text:style-name="P74"/>
      <text:p text:style-name="P72">UI-Zustände:</text:p>
      <text:p text:style-name="P72">- <text:span text:style-name="T50">CurrentMode.Loading: Ladeindikator und Hinweis „Starting playback“.</text:span></text:p>
      <text:p text:style-name="P72">- <text:span text:style-name="T50">CurrentMode.Playing: </text:span><text:span text:style-name="T51">SongCard zeigt Titel, Interpret, Album und Dauer.<text:line-break/>- </text:span><text:span text:style-name="T48">CurrentMode.Idle: SongCard wird mit Play-Button dargestellt</text:span></text:p>
      <text:p text:style-name="P72">- <text:span text:style-name="T51">CurrentMode.Error: Fehlermeldung plus „Try again“</text:span></text:p>
      <text:p text:style-name="P72"/>
      <text:p text:style-name="P72">Trigger:</text:p>
      <text:p text:style-name="P59"><text:span text:style-name="T18">- </text:span><text:span text:style-name="T19">Initiales Laden im ViewModel über init { loadCurrentSong() }.</text:span></text:p>
      <text:p text:style-name="P72">- <text:span text:style-name="T48">Play: </text:span><text:span text:style-name="T52">NowPlayingIntent.StartPlaying.</text:span></text:p>
      <text:p text:style-name="P72">- <text:span text:style-name="T52">Pause: NowPlayingIntent.StopPlaying.</text:span></text:p>
      <text:p text:style-name="P72">- <text:span text:style-name="T52">Retry im Error-State triggert erneut StartPlaying.</text:span></text:p>
      <text:p text:style-name="P72"/>
      <text:p text:style-name="P72">3.1.2 Datenvera<text:span text:style-name="T49">r</text:span>beitung (Geschäftslogikschicht)</text:p>
      <text:p text:style-name="P75"><text:soft-page-break/>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46">im StartPlaying-Flow zu mode = Error mit gemappter Meldung.</text:span><text:line-break/></text:p>
      <text:p text:style-name="P72">3.1.3 Datenhaltungss<text:span text:style-name="T49">ch</text:span>icht</text:p>
      <text:p text:style-name="P75">Das Domain-Repository SongRepository definiert getCurrentSong(). Die Stub-Implementierung MockSongRepository liefert Songs aus einer lokalen Liste (mockSongs) und simuliert Latenz über delay. Eine sep<text:span text:style-name="T49">a</text:span>rate externe DataSource oder ein persistenter Cache ist für diese User Story nicht umgesetzt.</text:p>
      <text:p text:style-name="P75"/>
      <text:p text:style-name="P72">3.1.4 Fehlerbehan<text:span text:style-name="T52">dl</text:span>ung</text:p>
      <text:p text:style-name="P75">Ex<text:span text:style-name="T49">c</text:span>eptions werden im <text:span text:style-name="T46">StartPlaying-Flow playCurrentSong()</text:span> auf UI-freundlichen <text:span text:style-name="T46">Meldungen</text:span> gemappt (z.B SongException.NetworkError, SongException.NotFound, sonst „<text:span text:style-name="T49">An unknown error occurred</text:span>“). Die UI zeigt den Zustand CurrentMode.Error und bietet einen Retry-Button, der den Ladevorgang erneut startet. Ein eigener fachlicher Empty-State ist aktuell nicht modelliert; bei song =<text:span text:style-name="T46">= </text:span>null wird in der UI ein Ladeindikator angezeigt. Da die Stub-Implementierung in der Regel immer einen Song liefert, tritt der Empty-Fall praktisch nicht auf.</text:p>
      <text:p text:style-name="P75"/>
      <text:p text:style-name="P36">3.<text:span text:style-name="T53">2</text:span> Umsetzung der User Story <text:span text:style-name="T54">2</text:span>: <text:span text:style-name="T53">Playlist bewerten</text:span></text:p>
      <text:p text:style-name="P76">Beim Aufruf der Route Playlist wird der PlaylistScreen angezeigt. Der PlaylistViewModel wird per DI (Koin) bereitgestellt und lädt die Playlist sowie die ggf. bereits vorhandene Bewertung. Die UI sammelt PlaylistState als StateFlow und zeigt je nach PlaylistMode Loading, Error oder die Playlist‑Ansicht. Die Bewertungerfolgt über ein Bottom‑Sheet mit Sternen (1–5); das Ergebnis wird als Snackbar angezeigt. Die Geschäftslogik läuft über SongService, der SongRepository nutzt. Die Daten stammen aus der Stub‑Implementierung MockSongRepository (mit MockDataStore).</text:p>
      <text:p text:style-name="Standard"><text:line-break/> <text:s/>UI‑Zustände:</text:p>
      <text:p text:style-name="Standard"><text:s text:c="2"/>- PlaylistMode.Loading: Ladeindikator zentriert.</text:p>
      <text:p text:style-name="Standard"><text:s text:c="2"/>- PlaylistMode.Loaded: Playlist‑Inhalt + Button „Rate Playlist“.</text:p>
      <text:p text:style-name="Standard"><text:s text:c="2"/>- PlaylistMode.Error: Fehlertext in der Mitte.</text:p>
      <text:p text:style-name="Standard"/>
      <text:p text:style-name="Standard"><text:s text:c="2"/>Trigger:</text:p>
      <text:p text:style-name="Standard"><text:s text:c="2"/>- Initiales Laden im ViewModel über init { loadPlaylist() }.</text:p>
      <text:p text:style-name="Standard"><text:s text:c="2"/>- „Rate Playlist“ öffnet das Bottom‑Sheet (OpenRatingSheet).</text:p>
      <text:p text:style-name="Standard"><text:s text:c="2"/>- Absenden im Sheet triggert RatePlaylist(stars).</text:p>
      <text:p text:style-name="Standard"><text:s text:c="2"/>- Snackbar wird nach Erfolg/Fehler angezeigt und per DismissRatingResult zurückgesetzt.</text:p>
      <text:p text:style-name="P77"/>
      <text:p text:style-name="P77">3.2.1 Präsentationsschicht</text:p>
      <text:p text:style-name="Standard">Die UI ist in shared/commonMain umgesetzt (Jetpack Compose). Die Navigation ruft PlaylistScreen über die Route Playlist auf; der Android‑Einstiegspunkt ist composeApp (MainActivity).</text:p>
      <text:p text:style-name="P77"/>
      <text:p text:style-name="P77">3.2.2 Datenverarbeitung (Geschäftslogikschicht)</text:p>
      <text:p text:style-name="Standard">Im Application‑Layer stellt SongService die Use Cases getPlaylist(), getPlaylistRating() und ratePlaylist(stars) bereit. Das Domain‑Modell für die Anzeige ist Song.</text:p>
      <text:p text:style-name="Standard"/>
      <text:p text:style-name="Standard"><text:s text:c="2"/>MVI‑Ablauf (aus dem ViewModel): » <text:span text:style-name="T55">ERKLÄREN</text:span></text:p>
      <text:p text:style-name="Standard"><text:s text:c="2"/>- loadPlaylist() setzt mode = Loading, ruft getPlaylist() und getPlaylistRating()</text:p>
      <text:p text:style-name="Standard"><text:s text:c="4"/>auf.</text:p>
      <text:p text:style-name="Standard"><text:s text:c="6"/>- Erfolg → mode = Loaded, songs, rating gesetzt.</text:p>
      <text:p text:style-name="Standard"><text:s text:c="6"/>- Fehler → mode = Error mit Meldung.</text:p>
      <text:p text:style-name="Standard"><text:s text:c="2"/>- ratePlaylist(stars) setzt isSubmittingRating = true, ruft ratePlaylist(stars) auf.</text:p>
      <text:p text:style-name="Standard"><text:s text:c="6"/>- Erfolg → rating = stars, ratingResult = Success, Sheet wird geschlossen.</text:p>
      <text:p text:style-name="P60"><text:soft-page-break/><text:s text:c="6"/>- Fehler → ratingResult = Error, isSubmittingRating = false.<text:span text:style-name="T29"><text:line-break/></text:span></text:p>
      <text:p text:style-name="P77">3.2.3 Datenhaltungssicht</text:p>
      <text:p text:style-name="Standard">Das Domain‑Repository SongRepository definiert u. a. GetPlaylist(), getPlaylistRating() und ratePlaylist(stars). Die Stub‑Implementierung MockSongRepository:</text:p>
      <text:p text:style-name="Standard"><text:s/>- liefert die Playlist aus mockSongs,</text:p>
      <text:p text:style-name="Standard"><text:s/>- speichert die aktuelle Bewertung in playlistRating,</text:p>
      <text:p text:style-name="Standard"><text:s/>- persistiert Bewertungs‑Einträge zusätzlich im MockDataStore (addPlaylistRating).</text:p>
      <text:p text:style-name="Standard"><text:s text:c="4"/>Es gibt keine externe DataSource und keinen persistenten Cache.<text:line-break/></text:p>
      <text:p text:style-name="P77">3.2.4 Fehlerbehandlung</text:p>
      <text:p text:style-name="P77"><text:s/>- Fehler beim Laden der Playlist → PlaylistMode.Error mit Fehlermeldung (UI zeigt</text:p>
      <text:p text:style-name="P77"><text:s text:c="4"/>Text).</text:p>
      <text:p text:style-name="P77"><text:s/>- Fehler beim Absenden der Bewertung → Snackbar mit Fehlertext (rating_error).</text:p>
      <text:p text:style-name="P77"/>
      <text:p text:style-name="P77">Hinweis: Der Stub liefert aktuell keine Fehler zurück; die Fehlerpfade sind implementiert, aber praktisch nicht auslösbar.</text:p>
      <text:p text:style-name="P39"/>
      <text:p text:style-name="P37">3.<text:span text:style-name="T53">3</text:span> Umsetzung der User Story <text:span text:style-name="T54">3</text:span>: <text:span text:style-name="T53">Songwunsch senden</text:span></text:p>
      <text:p text:style-name="P80">Beim Aufruf der Route Feedback wird der FeedbackScreen angezeigt. Der zugehörige FeedbackViewModel wird per Dependency Injection (Koin) bereitgestellt. Die UI sammelt FeedbackState als StateFlow und zeigt je nach Zustand Eingabe oder einen Submitting‑Status im Button. Die Geschäftslogik wird über den Application‑Layer (SongService) gekapselt, der das Domain‑Repository (SongRequestRepository) nutzt. Die Daten werden über die Stub‑Implementierung MockSongRequestRepository in den MockDataStore geschrieben.</text:p>
      <text:p text:style-name="P38"/>
      <text:p text:style-name="P80"><text:span text:style-name="T29">3.</text:span><text:span text:style-name="T30">3</text:span><text:span text:style-name="T29">.1 Präsentationsschicht</text:span></text:p>
      <text:p text:style-name="Standard">Die UI ist in shared/commonMain umgesetzt (Jetpack Compose). Die Navigation bindet die Route Feedback ein und ruft FeedbackScreen auf; der Android‑Einstiegspunkt liegt in composeApp (MainActivity).</text:p>
      <text:p text:style-name="Standard"/>
      <text:p text:style-name="Standard">UI‑Zustände:</text:p>
      <text:p text:style-name="Standard"><text:s text:c="2"/>- FeedbackMode.Idle: Eingabemaske aktiv.</text:p>
      <text:p text:style-name="Standard"><text:s text:c="2"/>- FeedbackMode.Submitting: Button zeigt Progress‑Indicator, Eingaben sind</text:p>
      <text:p text:style-name="Standard"><text:s text:c="4"/>deaktiviert.</text:p>
      <text:p text:style-name="Standard"/>
      <text:p text:style-name="Standard"><text:s text:c="2"/>Validierung in der UI:</text:p>
      <text:p text:style-name="Standard"><text:s text:c="2"/>- Interpret und Titel sind Pflichtfelder (Fehlermeldung am Feld).</text:p>
      <text:p text:style-name="Standard"><text:s text:c="2"/>- Nachricht ist optional, aber begrenzt auf 200 Zeichen (Hinweis + Restzeichen‑Anzeige).</text:p>
      <text:p text:style-name="P78">3.<text:span text:style-name="T56">3</text:span>.2 Datenverarbeitung (Geschäftslogikschicht)</text:p>
      <text:p text:style-name="Standard"><text:span text:style-name="T57">I</text:span>m Application‑Layer stellt SongService den Use Case submitSongRequest(request) bereit. Domain‑Modell: SongRequest(id, artist, title, message, timestamp).</text:p>
      <text:p text:style-name="Standard"/>
      <text:p text:style-name="Standard">MVI‑Ablauf (aus dem ViewModel):</text:p>
      <text:p text:style-name="Standard"><text:s text:c="2"/>- SubmitRequest prüft Validierung (Interpret/Titel leer, Nachricht &gt; 200 Zeichen).</text:p>
      <text:p text:style-name="Standard"><text:s text:c="2"/>- Bei gültigen Eingaben:</text:p>
      <text:p text:style-name="Standard"><text:s text:c="6"/>- mode = Submitting</text:p>
      <text:p text:style-name="Standard"><text:s text:c="6"/>- SongRequest wird erstellt (getrimmt, Nachricht optional)</text:p>
      <text:p text:style-name="Standard"><text:s text:c="6"/>- SongService.submitSongRequest() wird aufgerufen</text:p>
      <text:p text:style-name="Standard"><text:s text:c="6"/>- Erfolg → SubmitResult.Success (mit/ohne Nachricht)</text:p>
      <text:p text:style-name="P80"><text:s text:c="6"/>- Fehler → SubmitResult.Error<text:line-break/></text:p>
      <text:p text:style-name="P77">3.<text:span text:style-name="T56">3</text:span>.3 Datenhaltungssicht</text:p>
      <text:p text:style-name="Standard">Das Domain‑Repository SongRequestRepository definiert submitSongRequest(request). Die Stub‑Implementierung MockSongRequestRepository:</text:p>
      <text:p text:style-name="Standard"><text:s text:c="2"/>- simuliert Latenz (delay(500)),</text:p>
      <text:p text:style-name="Standard"><text:soft-page-break/><text:s text:c="2"/>- speichert den Wunsch im MockDataStore (addSongRequest),</text:p>
      <text:p text:style-name="Standard"><text:s text:c="2"/>- liefert Result.success.</text:p>
      <text:p text:style-name="Standard"/>
      <text:p text:style-name="Standard">Es gibt keine externe DataSource und keinen persistenten Cache.</text:p>
      <text:p text:style-name="P77"/>
      <text:p text:style-name="Standard"><text:span text:style-name="T29">3.</text:span><text:span text:style-name="T30">3</text:span><text:span text:style-name="T29">.4 Fehlerbehandlung<text:line-break/></text:span>- Validierungsfehler (Pflichtfelder, Nachrichtenlänge) werden direkt im ViewModel erkannt und in der UI als Feldfehler angezeigt.</text:p>
      <text:p text:style-name="Standard">- Technische Fehler würden als SubmitResult.Error in einer Snackbar angezeigt.</text:p>
      <text:p text:style-name="Standard">Hinweis: Der Stub liefert aktuell keinen Fehler; der Fehlerpfad ist implementiert, aber praktisch nicht auslösbar.<text:span text:style-name="T29"><text:line-break/></text:span></text:p>
      <text:p text:style-name="P37">3.<text:span text:style-name="T53">4</text:span> Umsetzung der User Story <text:span text:style-name="T54">4</text:span>: <text:span text:style-name="T53">Moderator:in bewerten</text:span></text:p>
      <text:p text:style-name="Standard">Die Moderator‑Bewertung wird über den NowPlayingScreen geöffnet. Das NowPlayingViewModel stellt dafür den Zustand und die Intents bereit. Die UI zeigt ein Bottom‑Sheet (ModeratorRatingSheet) mit Sternen‑Rating (1–5). Die Geschäftslogik läuft über SongService, der SongRepository nutzt. Moderator‑Informationen und Bewertungen werden über den Stub (MockSongRepository) bereitgestellt und gespeichert.<text:line-break/><text:span text:style-name="T22"><text:line-break/></text:span><text:span text:style-name="T29">3.</text:span><text:span text:style-name="T30">4</text:span><text:span text:style-name="T29">.1 Präsentationsschicht<text:line-break/></text:span>Die UI ist in shared/commonMain umgesetzt (Compose). Der Einstieg erfolgt über den Button „Like what you hear?“ im NowPlayingScreen.</text:p>
      <text:p text:style-name="Standard"/>
      <text:p text:style-name="Standard">UI‑Zustände im Sheet:</text:p>
      <text:p text:style-name="Standard"><text:s text:c="2"/>- Loading: Spinner, während Moderator geladen wird.</text:p>
      <text:p text:style-name="Standard"><text:s text:c="2"/>- No Moderator: Meldung „Momentan keine Moderator‑Information verfügbar.“</text:p>
      <text:p text:style-name="Standard"><text:s text:c="2"/>- Normal: Moderator‑Name + Stern‑Rating + Label (Vibe‑Texte).</text:p>
      <text:p text:style-name="Standard"><text:s text:c="2"/>- Validation: Hinweis „Please select a rating“, wenn ohne Auswahl abgeschickt wird.</text:p>
      <text:p text:style-name="Standard"/>
      <text:p text:style-name="Standard"><text:s text:c="2"/>Trigger:</text:p>
      <text:p text:style-name="Standard"><text:s text:c="2"/>- Button im Now‑Playing‑Screen → OpenModeratorRating.</text:p>
      <text:p text:style-name="Standard"><text:s text:c="2"/>- Absenden → SubmitModeratorRating(score).</text:p>
      <text:p text:style-name="Standard"><text:s text:c="2"/>- Schließen → CloseModeratorRating.</text:p>
      <text:p text:style-name="P81"><text:s text:c="2"/>- Snackbar zeigt Erfolg/Fehler, danach DismissRatingResult.<text:span text:style-name="T29"><text:line-break/></text:span></text:p>
      <text:p text:style-name="P77">3.<text:span text:style-name="T56">4</text:span>.2 Datenverarbeitung (Geschäftslogikschicht)</text:p>
      <text:p text:style-name="Standard">Im Application‑Layer stellt SongService die Use Cases getCurrentModerator() und</text:p>
      <text:p text:style-name="Standard"><text:span text:style-name="T58">r</text:span>ateModerator(rating) bereit. Domain‑Modelle: Moderator, ModeratorRating.</text:p>
      <text:p text:style-name="Standard"/>
      <text:p text:style-name="Standard"><text:s/>MVI‑Ablauf (aus dem ViewModel):</text:p>
      <text:p text:style-name="Standard"><text:s text:c="2"/>- OpenModeratorRating → lädt Moderator, setzt isLoadingModerator.</text:p>
      <text:p text:style-name="Standard"><text:s text:c="2"/>- SubmitModeratorRating(score) → erstellt ModeratorRating(moderatorId, score,</text:p>
      <text:p text:style-name="Standard"><text:s text:c="4"/>timestamp) und ruft rateModerator().</text:p>
      <text:p text:style-name="Standard"><text:s text:c="2"/>- Ergebnis wird auf ratingResult gemappt (Success/Error).<text:line-break/></text:p>
      <text:p text:style-name="P77">3.<text:span text:style-name="T56">4</text:span>.3 Datenhaltungssicht</text:p>
      <text:p text:style-name="P61">SongRepository definiert getCurrentModerator() und rateModerator(rating). MockSongRepository liefert einen festen Moderator und speichert Bewertungen in MockDataStore (addModeratorRating).<text:line-break/></text:p>
      <text:p text:style-name="P61"><text:span text:style-name="T29">3.</text:span><text:span text:style-name="T30">4</text:span><text:span text:style-name="T29">.4 Fehlerbehandlung</text:span></text:p>
      <text:p text:style-name="P79">- Fehler beim Laden des Moderators → moderator = null, UI zeigt „keine</text:p>
      <text:p text:style-name="P79"><text:s text:c="4"/>Moderator‑Information“.</text:p>
      <text:p text:style-name="P79">- Fehler beim Absenden → Snackbar mit Fehlertext (moderator_rating_error).</text:p>
      <text:p text:style-name="P79">- Validierung „keine Auswahl“ → Hinweis im Sheet (select_rating).</text:p>
      <text:p text:style-name="P79"/>
      <text:p text:style-name="P79"><text:soft-page-break/>Hinweis: Der Stub liefert aktuell keine Fehler; Fehlerpfade sind implementiert, aber praktisch nicht auslösbar.<text:line-break/></text:p>
      <text:p text:style-name="Standard"><text:span text:style-name="T22">3.</text:span><text:span text:style-name="T23">5</text:span><text:span text:style-name="T22"> Umsetzung der User Story </text:span><text:span text:style-name="T24">5</text:span><text:span text:style-name="T22">: Aktuelle </text:span><text:span text:style-name="T23">Bewertung für Moderator:innen sichtbar machen<text:line-break/></text:span>Beim Öffnen der Route Moderator wird die ModeratorScreen‑Übersicht angezeigt. Der ModeratorViewModel lädt Moderator‑Bewertungen, Playlist‑Bewertungen und Songwünsche. Neue Einträge werden als „NEU“ markiert und nach dem Laden als gesehen markiert. Die Geschäftslogik läuft über ModeratorService, der das ModeratorRepository nutzt. Die Daten stammen aus der Stub‑Implementierung MockModeratorRepository und dem MockDataStore.<text:span text:style-name="T23"><text:line-break/><text:line-break/></text:span><text:span text:style-name="T29">3.</text:span><text:span text:style-name="T30">5</text:span><text:span text:style-name="T29">.1 Präsentationsschicht</text:span></text:p>
      <text:p text:style-name="Standard">Die UI ist in shared/commonMain umgesetzt (Jetpack Compose). Die Navigation bindet die Route Moderator ein und ruft ModeratorScreen auf.</text:p>
      <text:p text:style-name="Standard"><text:line-break/>UI‑Zustände:</text:p>
      <text:p text:style-name="Standard"><text:s text:c="2"/>- ModeratorMode.Loading: zentraler Ladeindikator.</text:p>
      <text:p text:style-name="Standard"><text:s text:c="2"/>- ModeratorMode.Loaded: drei Listen (Moderator‑Bewertungen, Playlist‑Bewertungen,</text:p>
      <text:p text:style-name="Standard"><text:s text:c="4"/>Songwünsche).</text:p>
      <text:p text:style-name="Standard"><text:s text:c="2"/>- ModeratorMode.Error: Fehlermeldung im Zentrum.</text:p>
      <text:p text:style-name="Standard"><text:line-break/>Darstellung:</text:p>
      <text:p text:style-name="Standard"><text:s text:c="2"/>- Bewertungen zeigen Sterne + Score.</text:p>
      <text:p text:style-name="Standard"><text:s text:c="2"/>- Neue Einträge zeigen ein „NEU“‑Badge.</text:p>
      <text:p text:style-name="Standard"><text:s text:c="2"/>- Leerer Abschnitt zeigt einen verständlichen Empty‑State.<text:line-break/></text:p>
      <text:p text:style-name="P77">3.<text:span text:style-name="T56">5</text:span>.2 Datenverarbeitung (Geschäftslogikschicht)</text:p>
      <text:p text:style-name="P60">Im Application‑Layer stellt ModeratorService die Use Cases getModeratorRatings(), getPlaylistRatings() und getSongRequests() bereit. Nach erfolgreichem Laden werden neue Einträge als gesehen markiert (markRatingsAsSeen, markPlaylistRatingsAsSeen, markSongRequestsAsSeen).<text:span text:style-name="T29"><text:line-break/></text:span></text:p>
      <text:p text:style-name="P77">3.<text:span text:style-name="T56">5</text:span>.3 Datenhaltungssicht</text:p>
      <text:p text:style-name="Standard">Das Domain‑Repository ModeratorRepository definiert die Lese‑ und „seen“‑Operationen. MockModeratorRepository:</text:p>
      <text:p text:style-name="Standard"><text:s text:c="2"/>- liefert Listen sortiert nach Zeitstempel (neueste zuerst),</text:p>
      <text:p text:style-name="Standard"><text:s text:c="2"/>- setzt „gesehen“ über MockDataStore,</text:p>
      <text:p text:style-name="P60"><text:s text:c="2"/>- simuliert Latenz über delay.<text:span text:style-name="T29"><text:line-break/></text:span></text:p>
      <text:p text:style-name="P77">3.<text:span text:style-name="T56">5</text:span>.4 Fehlerbehandlung</text:p>
      <text:p text:style-name="P77">- Fehler beim Laden einer der Listen → ModeratorMode.Error mit Fehlermeldung.</text:p>
      <text:p text:style-name="P77">- Leere Listen → Empty‑State‑Card pro Abschnitt.</text:p>
      <text:p text:style-name="P77"/>
      <text:p text:style-name="P77">Hinweis: Der Stub liefert aktuell keine Fehler; Fehlerpfade sind implementiert, aber praktisch nicht auslösbar.</text:p>
      <text:p text:style-name="P77"/>
      <text:h text:style-name="P97" text:outline-level="1"><text:bookmark-start text:name="__RefHeading___Toc3604_3926515965"/><text:span text:style-name="T59">Fazit</text:span><text:span text:style-name="T5"> <text:s text:c="44"/></text:span><text:bookmark-end text:name="__RefHeading___Toc3604_3926515965"/></text:h>
      <text:h text:style-name="Heading_20_3" text:outline-level="3"><text:bookmark-start text:name="__RefHeading___Toc4888_1693461113"/>Ergebnisse<text:bookmark-end text:name="__RefHeading___Toc4888_1693461113"/></text:h>
      <text:p text:style-name="P62"><text:span text:style-name="T5">Der Prototyp der RadioApp wurde im Rahmen dieses Projekts erfolgreich umgesetzt. Alle geplanten Features, darunter die Playlistanzeige mit Bewertungsfunktion, die Now-Playing-Ansicht, der Songwunsch und die Moderatorbewertung, wurden vollständig implementiert. Die Anwendung läuft stabil auf Android und demonstriert die Funktionsfähigkeit einer Kotlin-Multiplatform-Architektur mit Compose Multiplatform.</text:span></text:p>
      <text:p text:style-name="P62"><text:soft-page-break/><text:span text:style-name="T5"/></text:p>
      <text:p text:style-name="P62"><text:span text:style-name="T5">Die gewählte Schichtenarchitektur in Kombination mit dem MVI-Pattern hat sich als tragfähig erwiesen. Die klare Trennung der Schichten sorgt dafür, dass neue Features nach einem einheitlichen Muster angelegt werden können. Für ein weiteres Feature müssen lediglich die entsprechenden Intents, Modes, ein State, ein ViewModel und ein Screen in der Präsentationsschicht erstellt werden, ein Service im Application Layer angelegt und ein Repository-Interface im Domain Layer definiert werden. Dieses wiederkehrende Muster reduziert die Einarbeitungszeit und sorgt für eine konsistente Codebasis. Die Dependency Injection über Koin erleichtert das Zusammenspiel der Schichten zusätzlich, da neue Komponenten einfach im zentralen Modul registriert werden und sofort verfügbar sind.</text:span></text:p>
      <text:h text:style-name="Heading_20_3" text:outline-level="3"><text:bookmark-start text:name="__RefHeading___Toc4890_1693461113"/>Weiterentwicklung<text:bookmark-end text:name="__RefHeading___Toc4890_1693461113"/></text:h>
      <text:p text:style-name="P62"><text:span text:style-name="T5">Der Prototyp ist bewusst so aufgebaut, dass er mit geringem Aufwand zu einer produktionsreifen Anwendung weiterentwickelt werden kann. Der entscheidende Vorteil der Architektur liegt darin, dass die Schnittstellen zwischen den Schichten bereits vollständig definiert sind. Die Mock-Repositories im Infrastructure Layer müssen lediglich durch echte Implementierungen ersetzt werden, etwa durch Repositories, die Daten von einer REST-API abrufen oder in eine lokale Datenbank schreiben. Da die übrigen Schichten ausschliesslich gegen die abstrakten Interfaces aus dem Domain Layer arbeiten, sind keine Anpassungen in der Präsentationsschicht oder im Application Layer nötig. Der Austausch erfolgt einzig über die Koin-Konfiguration, indem die Mock-Implementierung durch die neue Implementierung ersetzt wird.</text:span></text:p>
      <text:p text:style-name="P62"><text:span text:style-name="T5"/></text:p>
      <text:p text:style-name="P62"><text:span text:style-name="T5">Darüber hinaus könnten weitere Features ergänzt werden, etwa ein Programmplan, Push-Benachrichtigungen für Lieblingssendungen oder ein Nutzerprofil mit gespeicherten Favoriten. Durch das etablierte MVI-Muster folgt jedes neue Feature derselben Struktur und fügt sich nahtlos in die bestehende Architektur ein. Ebenso lassen sich weitere Plattformen mit geringem Aufwand ergänzen. Da die gesamte Geschäftslogik, die Domain-Models, die Services und die ViewModels im gemeinsamen Shared-Modul liegen, muss für eine neue Plattform lediglich die plattformspezifische Einstiegskonfiguration angelegt werden. Kotlin Multiplatform unterstützt neben Android und iOS auch Desktop-Zielplattformen wie Windows, macOS und Linux sowie Web über Kotlin/JS. Die UI-Schicht kann dank Compose Multiplatform plattformübergreifend wiederverwendet werden, sodass der überwiegende Teil des Codes ohne Anpassung auf neuen Plattformen lauffähig ist.</text:span></text:p>
      <text:h text:style-name="Heading_20_3" text:outline-level="3"><text:bookmark-start text:name="__RefHeading___Toc4892_1693461113"/>Limitationen<text:bookmark-end text:name="__RefHeading___Toc4892_1693461113"/></text:h>
      <text:p text:style-name="P62"><text:span text:style-name="T5">Es handelt sich um einen funktionalen Prototyp, der nicht unter realen Bedingungen mit echten Anwendern getestet wurde. Es liegen keine Erkenntnisse zur Nutzbarkeit, Performance unter Last oder zum Verhalten bei instabilen Netzwerkverbindungen vor.</text:span></text:p>
      <text:p text:style-name="P62"><text:span text:style-name="T5"/></text:p>
      <text:p text:style-name="P62"><text:span text:style-name="T5">Sämtliche Daten stammen aus Mock-Repositories, die statische Testdaten liefern. Es findet keine Kommunikation mit einem Backend oder einer Datenbank statt. Funktionen wie das Senden eines Songwunsches oder das Bewerten eines Moderators werden lokal simuliert, ohne dass die Daten tatsächlich gespeichert oder an einen Server übermittelt werden. Die Bewertungen und Wünsche gehen beim Neustart der Anwendung verloren.</text:span></text:p>
      <text:p text:style-name="P62"><text:span text:style-name="T5"/></text:p>
      <text:p text:style-name="P62"><text:span text:style-name="T5">Zudem fehlt eine Authentifizierung, sodass keine </text:span><text:span text:style-name="T6">n</text:span><text:span text:style-name="T5">utzerbezogenen Daten verwaltet werden. Es gibt keine Absicherung gegen Mehrfachbewertungen oder missbräuchliche Nutzung. Diese Aspekte wären bei einer Weiterentwicklung zur Produktionsreife zwingend zu adressieren.</text:span></text:p>
      <text:p text:style-name="P117"/>
      <text:h text:style-name="P98"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82"/>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face style:name="OpenSymbol1"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center"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paragraph-properties fo:text-align="center" style:justify-single-word="false"/>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24</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84</meta:editing-cycles>
    <meta:editing-duration>P1DT21H24M26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2-01T12:28:05.310683437</dc:date>
    <meta:document-statistic meta:table-count="2" meta:image-count="0" meta:object-count="0" meta:page-count="29" meta:paragraph-count="536" meta:word-count="7348" meta:character-count="58774" meta:non-whitespace-character-count="51639"/>
    <meta:user-defined meta:name="Info 2"/>
    <meta:user-defined meta:name="Info 3"/>
    <meta:user-defined meta:name="Info 4"/>
    <meta:user-defined meta:name="License">&lt;a href=" http://www.gnu.org/licenses/lgpl.html"&gt;LGPL&lt;/a&gt;</meta:user-defined>
  </office:meta>
</office:document-meta>
</file>